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dfa="http://docs.oasis-open.org/opendocument/meta/rdfa#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1">
  <office:scripts/>
  <office:font-face-decls>
    <style:font-face style:font-family-generic="swiss" style:font-pitch="variable" style:name="Arial" svg:font-family="Arial"/>
    <style:font-face style:font-family-generic="system" style:font-pitch="variable" style:name="DejaVu Sans" svg:font-family="'DejaVu Sans'"/>
    <style:font-face style:font-family-generic="system" style:font-pitch="variable" style:name="Tahoma" svg:font-family="Tahoma"/>
  </office:font-face-decls>
  <office:automatic-styles>
    <style:style style:family="table-column" style:name="co1">
      <style:table-column-properties fo:break-before="auto" style:column-width="2.267cm"/>
    </style:style>
    <style:style style:family="table-row" style:name="ro1">
      <style:table-row-properties fo:break-before="auto" style:row-height="0.452cm" style:use-optimal-row-height="true"/>
    </style:style>
    <style:style style:family="table" style:master-page-name="Default" style:name="ta1">
      <style:table-properties style:writing-mode="lr-tb" table:display="true"/>
    </style:style>
    <style:style style:family="table" style:name="ta_extref">
      <style:table-properties table:display="false"/>
    </style:style>
    <style:style style:family="table-column" style:name="col.notes">
      <style:table-column-properties style:column-width="1cm"/>
    </style:style>
    <style:style style:family="table-column" style:name="col.max">
      <style:table-column-properties style:column-width="1cm"/>
    </style:style>
    <style:style style:family="table-column" style:name="col.ASSOC">
      <style:table-column-properties style:column-width="4cm"/>
    </style:style>
    <style:style style:family="table-column" style:name="col.heads">
      <style:table-column-properties style:column-width="3cm"/>
    </style:style>
    <style:style style:family="table-column" style:name="col.total">
      <style:table-column-properties style:column-width="1.2cm"/>
    </style:style>
    <style:style style:family="table-column" style:name="col.note">
      <style:table-column-properties style:column-width="1.5cm"/>
    </style:style>
    <style:style style:family="table-column" style:name="col.Space">
      <style:table-column-properties style:column-width="4mm"/>
    </style:style>
    <style:style style:family="table-column" style:name="col.X.student.copy">
      <style:table-column-properties style:column-width="1.18cm"/>
    </style:style>
    <style:style style:family="table-column" style:name="col.X.student.key">
      <style:table-column-properties style:column-width="1.4cm"/>
    </style:style>
    <style:style style:family="table-column" style:name="col.X.student.name">
      <style:table-column-properties style:column-width="4.26cm"/>
    </style:style>
    <style:style style:family="table-row" style:name="row.Titles">
      <style:table-row-properties style:row-height="4.26cm" style:use-optimal-row-height="false"/>
    </style:style>
    <style:style style:family="table-row" style:name="row.Head">
      <style:table-row-properties style:row-height="0.5cm" style:use-optimal-row-height="false"/>
    </style:style>
    <style:style style:family="table-column" style:name="col.X.legend">
      <style:table-column-properties style:column-width="6cm"/>
    </style:style>
  </office:automatic-styles>
  <office:body>
    <office:spreadsheet>
      <table:table table:name="Marks" table:print="false" table:style-name="ta1">
        <office:forms form:apply-design-mode="false" form:automatic-focus="false"/>
        <table:table-column table:default-cell-style-name="Default" table:style-name="col.X.student.copy"/>
        <table:table-column table:default-cell-style-name="Default" table:style-name="col.X.student.key"/>
        <table:table-column table:default-cell-style-name="Default" table:style-name="col.X.student.name"/>
        <table:table-column table:default-cell-style-name="Default" table:style-name="co1"/>
        <table:table-column table:default-cell-style-name="Default" table:style-name="co1"/>
        <table:table-column table:default-cell-style-name="Default" table:style-name="co1"/>
        <table:table-column table:default-cell-style-name="Default" table:style-name="col.notes"/>
        <table:table-column table:default-cell-style-name="Default" table:style-name="col.notes"/>
        <table:table-column table:default-cell-style-name="Default" table:style-name="col.notes"/>
        <table:table-column table:default-cell-style-name="Default" table:style-name="col.notes"/>
        <table:table-column table:default-cell-style-name="Default" table:style-name="col.notes"/>
        <table:table-column table:default-cell-style-name="Default" table:style-name="col.notes"/>
        <table:table-column table:default-cell-style-name="Default" table:style-name="col.notes"/>
        <table:table-column table:default-cell-style-name="Default" table:style-name="col.notes"/>
        <table:table-column table:default-cell-style-name="Default" table:style-name="col.notes"/>
        <table:table-column table:default-cell-style-name="Default" table:style-name="col.notes"/>
        <table:table-column table:default-cell-style-name="Default" table:style-name="col.notes"/>
        <table:table-column table:default-cell-style-name="Default" table:style-name="col.notes"/>
        <table:table-column table:default-cell-style-name="Default" table:style-name="col.notes"/>
        <table:table-column table:default-cell-style-name="Default" table:style-name="col.notes"/>
        <table:table-column table:default-cell-style-name="Default" table:style-name="col.notes"/>
        <table:table-row table:style-name="row.Head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w.Titles">
          <table:table-cell office:value-type="string" table:style-name="Entete">
            <text:p text:style-name="Standard">Exam</text:p>
          </table:table-cell>
          <table:table-cell office:value-type="string" table:style-name="Entete">
            <text:p text:style-name="Standard">A:id</text:p>
          </table:table-cell>
          <table:table-cell office:value-type="string" table:style-name="Entete">
            <text:p text:style-name="Standard">Name</text:p>
          </table:table-cell>
          <table:table-cell office:value-type="string" table:style-name="Entete">
            <text:p text:style-name="Standard">note</text:p>
          </table:table-cell>
          <table:table-cell office:value-type="string" table:style-name="Entete">
            <text:p text:style-name="Standard">total</text:p>
          </table:table-cell>
          <table:table-cell office:value-type="string" table:style-name="Entete">
            <text:p text:style-name="Standard">max</text:p>
          </table:table-cell>
          <table:table-cell office:value-type="string" table:style-name="EnteteVertical">
            <text:p text:style-name="Standard">boucle-1</text:p>
          </table:table-cell>
          <table:table-cell office:value-type="string" table:style-name="EnteteVertical">
            <text:p text:style-name="Standard">boucle-2</text:p>
          </table:table-cell>
          <table:table-cell office:value-type="string" table:style-name="EnteteVertical">
            <text:p text:style-name="Standard">boucle-3</text:p>
          </table:table-cell>
          <table:table-cell office:value-type="string" table:style-name="EnteteVertical">
            <text:p text:style-name="Standard">clim-1</text:p>
          </table:table-cell>
          <table:table-cell office:value-type="string" table:style-name="EnteteVertical">
            <text:p text:style-name="Standard">clim-2</text:p>
          </table:table-cell>
          <table:table-cell office:value-type="string" table:style-name="EnteteVertical">
            <text:p text:style-name="Standard">clim-3</text:p>
          </table:table-cell>
          <table:table-cell office:value-type="string" table:style-name="EnteteVertical">
            <text:p text:style-name="Standard">fonc-carre</text:p>
          </table:table-cell>
          <table:table-cell office:value-type="string" table:style-name="EnteteVertical">
            <text:p text:style-name="Standard">n2-cond-intervalle</text:p>
          </table:table-cell>
          <table:table-cell office:value-type="string" table:style-name="EnteteVertical">
            <text:p text:style-name="Standard">n2-intervalle</text:p>
          </table:table-cell>
          <table:table-cell office:value-type="string" table:style-name="EnteteVertical">
            <text:p text:style-name="Standard">prediction-1</text:p>
          </table:table-cell>
          <table:table-cell office:value-type="string" table:style-name="EnteteVertical">
            <text:p text:style-name="Standard">prediction-2</text:p>
          </table:table-cell>
          <table:table-cell office:value-type="string" table:style-name="EnteteVertical">
            <text:p text:style-name="Standard">prediction-3</text:p>
          </table:table-cell>
          <table:table-cell office:value-type="string" table:style-name="EnteteVertical">
            <text:p text:style-name="Standard">promo-1</text:p>
          </table:table-cell>
          <table:table-cell office:value-type="string" table:style-name="EnteteVertical">
            <text:p text:style-name="Standard">promo-2</text:p>
          </table:table-cell>
          <table:table-cell office:value-type="string" table:style-name="EnteteVertical">
            <text:p text:style-name="Standard">promo-3</text:p>
          </table:table-cell>
        </table:table-row>
        <table:table-row table:style-name="ro1">
          <table:table-cell/>
          <table:table-cell/>
          <table:table-cell/>
          <table:table-cell office:value="20" office:value-type="float" table:style-name="NoteF">
            <text:p text:style-name="Standard">20</text:p>
          </table:table-cell>
          <table:table-cell office:value-type="string" table:number-columns-spanned="2" table:number-rows-spanned="1" table:style-name="General">
            <text:p text:style-name="Standard">max</text:p>
          </table:table-cell>
          <table:covered-table-cell/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="2" office:value-type="float" table:style-name="NoteQ">
            <text:p text:style-name="Standard">2</text:p>
          </table:table-cell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="2" office:value-type="float" table:style-name="NoteQ">
            <text:p text:style-name="Standard">2</text:p>
          </table:table-cell>
          <table:table-cell office:value="2" office:value-type="float" table:style-name="NoteQ">
            <text:p text:style-name="Standard">2</text:p>
          </table:table-cell>
          <table:table-cell office:value="2" office:value-type="float" table:style-name="NoteQ">
            <text:p text:style-name="Standard">2</text:p>
          </table:table-cell>
          <table:table-cell office:value="2" office:value-type="float" table:style-name="NoteQ">
            <text:p text:style-name="Standard">2</text:p>
          </table:table-cell>
          <table:table-cell office:value="2" office:value-type="float" table:style-name="NoteQ">
            <text:p text:style-name="Standard">2</text:p>
          </table:table-cell>
          <table:table-cell office:value="2" office:value-type="float" table:style-name="NoteQ">
            <text:p text:style-name="Standard">2</text:p>
          </table:table-cell>
        </table:table-row>
        <table:table-row table:style-name="ro1">
          <table:table-cell/>
          <table:table-cell/>
          <table:table-cell/>
          <table:table-cell table:formula="oooc:=AVERAGE([.D6:.D8];[.D10];[.D12:.D17];[.D19:.D20];[.D22:.D26];[.D28:.D30];[.D32:.D43];[.D45:.D64];[.D66:.D102])" table:style-name="NoteF"/>
          <table:table-cell office:value-type="string" table:number-columns-spanned="2" table:number-rows-spanned="1" table:style-name="General">
            <text:p text:style-name="Standard">mean</text:p>
          </table:table-cell>
          <table:covered-table-cell/>
          <table:table-cell table:formula="oooc:=AVERAGE([.G7];[.G10];[.G12];[.G15];[.G22:.G24];[.G33:.G34];[.G37:.G38];[.G42:.G43];[.G48:.G49];[.G53];[.G57];[.G59];[.G62];[.G67];[.G69];[.G71];[.G75:.G76];[.G86];[.G90];[.G92];[.G94];[.G96];[.G98];[.G102])/[.G4]" table:style-name="Qpc"/>
          <table:table-cell table:formula="oooc:=AVERAGE([.H6];[.H19:.H20];[.H25];[.H29:.H30];[.H36];[.H40];[.H45:.H46];[.H51:.H52];[.H54];[.H58];[.H60];[.H63];[.H66];[.H73:.H74];[.H77:.H79];[.H82];[.H91];[.H93];[.H95];[.H97];[.H99])/[.H4]" table:style-name="Qpc"/>
          <table:table-cell table:formula="oooc:=AVERAGE([.I8];[.I13:.I14];[.I16:.I17];[.I26];[.I28];[.I32];[.I35];[.I39];[.I41];[.I47];[.I50];[.I55:.I56];[.I61];[.I64];[.I68];[.I70];[.I72];[.I80:.I81];[.I83:.I85];[.I87:.I89];[.I100:.I101])/[.I4]" table:style-name="Qpc"/>
          <table:table-cell table:formula="oooc:=AVERAGE([.J6:.J8];[.J10];[.J12:.J17];[.J19:.J20];[.J22:.J26];[.J28:.J30];[.J32:.J43];[.J45:.J64];[.J66:.J102])/[.J4]" table:style-name="Qpc"/>
          <table:table-cell table:formula="oooc:=AVERAGE([.K6:.K8];[.K10];[.K12:.K17];[.K19:.K20];[.K22:.K26];[.K28:.K30];[.K32:.K43];[.K45:.K64];[.K66:.K102])/[.K4]" table:style-name="Qpc"/>
          <table:table-cell table:formula="oooc:=AVERAGE([.L6:.L8];[.L10];[.L12:.L17];[.L19:.L20];[.L22:.L26];[.L28:.L30];[.L32:.L43];[.L45:.L64];[.L66:.L102])/[.L4]" table:style-name="Qpc"/>
          <table:table-cell table:formula="oooc:=AVERAGE([.M6:.M8];[.M10];[.M12:.M17];[.M19:.M20];[.M22:.M26];[.M28:.M30];[.M32:.M43];[.M45:.M64];[.M66:.M102])/[.M4]" table:style-name="Qpc"/>
          <table:table-cell table:formula="oooc:=AVERAGE([.N6];[.N10];[.N15:.N16];[.N19];[.N22];[.N25];[.N30];[.N32:.N33];[.N35:.N38];[.N42:.N43];[.N47];[.N49];[.N53:.N57];[.N59:.N61];[.N64];[.N69:.N71];[.N75:.N78];[.N80];[.N82:.N85];[.N92:.N93];[.N95:.N96];[.N98:.N99])/[.N4]" table:style-name="Qpc"/>
          <table:table-cell table:formula="oooc:=AVERAGE([.O7:.O8];[.O12:.O14];[.O17];[.O20];[.O23:.O24];[.O26];[.O28:.O29];[.O34];[.O39:.O41];[.O45:.O46];[.O48];[.O50:.O52];[.O58];[.O62:.O63];[.O66:.O68];[.O72:.O74];[.O79];[.O81];[.O86:.O91];[.O94];[.O97];[.O100:.O102])/[.O4]" table:style-name="Qpc"/>
          <table:table-cell table:formula="oooc:=AVERAGE([.P19];[.P22];[.P24:.P25];[.P28];[.P32];[.P34];[.P36];[.P40];[.P45];[.P47];[.P49];[.P51:.P52];[.P62:.P64];[.P69:.P72];[.P74:.P75];[.P78];[.P80:.P81];[.P84];[.P89];[.P94];[.P99];[.P102])/[.P4]" table:style-name="Qpc"/>
          <table:table-cell table:formula="oooc:=AVERAGE([.Q6];[.Q13];[.Q16:.Q17];[.Q20];[.Q23];[.Q37:.Q39];[.Q41];[.Q43];[.Q48];[.Q50];[.Q54];[.Q56:.Q57];[.Q60];[.Q66:.Q68];[.Q73];[.Q76];[.Q79];[.Q83];[.Q87:.Q88];[.Q90];[.Q98];[.Q100])/[.Q4]" table:style-name="Qpc"/>
          <table:table-cell table:formula="oooc:=AVERAGE([.R7:.R8];[.R10];[.R12];[.R14:.R15];[.R26];[.R29:.R30];[.R33];[.R35];[.R42];[.R46];[.R53];[.R55];[.R58:.R59];[.R61];[.R77];[.R82];[.R85:.R86];[.R91:.R93];[.R95:.R97];[.R101])/[.R4]" table:style-name="Qpc"/>
          <table:table-cell table:formula="oooc:=AVERAGE([.S6:.S8];[.S10];[.S12:.S17];[.S19:.S20];[.S22:.S26];[.S28:.S30];[.S32:.S43];[.S45:.S64];[.S66:.S102])/[.S4]" table:style-name="Qpc"/>
          <table:table-cell table:formula="oooc:=AVERAGE([.T6:.T8];[.T10];[.T12:.T17];[.T19:.T20];[.T22:.T26];[.T28:.T30];[.T32:.T43];[.T45:.T64];[.T66:.T102])/[.T4]" table:style-name="Qpc"/>
          <table:table-cell table:formula="oooc:=AVERAGE([.U6:.U8];[.U10];[.U12:.U17];[.U19:.U20];[.U22:.U26];[.U28:.U30];[.U32:.U43];[.U45:.U64];[.U66:.U102])/[.U4]" table:style-name="Qpc"/>
        </table:table-row>
        <table:table-row table:style-name="ro1">
          <table:table-cell office:value-type="string" table:style-name="NumCopie">
            <text:p text:style-name="Standard">52</text:p>
          </table:table-cell>
          <table:table-cell office:value-type="string" table:style-name="CodeA">
            <text:p text:style-name="Standard">A1-01</text:p>
          </table:table-cell>
          <table:table-cell office:value-type="string" table:style-name="General">
            <text:p text:style-name="Standard">AGNERAY</text:p>
          </table:table-cell>
          <table:table-cell office:value-type="float" table:formula="oooc:=IF([.$D$4]&gt;0;MIN([.$D$4];ROUNDDOWN([.E6]/[.F6]*[.$D$4]/0.5)*0.5);ROUNDDOWN([.E6]/0.5)*0.5)" table:style-name="NoteF"/>
          <table:table-cell office:value-type="float" table:formula="oooc:=SUM([.H6];[.J6:.N6];[.Q6];[.S6:.U6])" table:style-name="NoteQ"/>
          <table:table-cell office:value="15" office:value-type="float" table:style-name="NoteQ">
            <text:p text:style-name="Standard">15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="1.6" office:value-type="float" table:style-name="NoteQ">
            <text:p text:style-name="Standard">1.6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="0.8" office:value-type="float" table:style-name="NoteQ">
            <text:p text:style-name="Standard">0.8</text:p>
          </table:table-cell>
          <table:table-cell office:value-type="float" table:style-name="NoteX"/>
          <table:table-cell office:value="1.6" office:value-type="float" table:style-name="NoteQ">
            <text:p text:style-name="Standard">1.6</text:p>
          </table:table-cell>
          <table:table-cell office:value="2" office:value-type="float" table:style-name="NoteQ">
            <text:p text:style-name="Standard">2</text:p>
          </table:table-cell>
          <table:table-cell office:value="2" office:value-type="float" table:style-name="NoteQ">
            <text:p text:style-name="Standard">2</text:p>
          </table:table-cell>
        </table:table-row>
        <table:table-row table:style-name="ro1">
          <table:table-cell office:value-type="string" table:style-name="NumCopie">
            <text:p text:style-name="Standard">46</text:p>
          </table:table-cell>
          <table:table-cell office:value-type="string" table:style-name="CodeA">
            <text:p text:style-name="Standard">D1-01</text:p>
          </table:table-cell>
          <table:table-cell office:value-type="string" table:style-name="General">
            <text:p text:style-name="Standard">AJIOKA</text:p>
          </table:table-cell>
          <table:table-cell office:value-type="float" table:formula="oooc:=IF([.$D$4]&gt;0;MIN([.$D$4];ROUNDDOWN([.E7]/[.F7]*[.$D$4]/0.5)*0.5);ROUNDDOWN([.E7]/0.5)*0.5)" table:style-name="NoteF"/>
          <table:table-cell office:value-type="float" table:formula="oooc:=SUM([.G7];[.J7:.M7];[.O7];[.R7:.U7])" table:style-name="NoteQ"/>
          <table:table-cell office:value="15" office:value-type="float" table:style-name="NoteQ">
            <text:p text:style-name="Standard">15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="0.4" office:value-type="float" table:style-name="NoteQ">
            <text:p text:style-name="Standard">0.4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="1.2" office:value-type="float" table:style-name="NoteQ">
            <text:p text:style-name="Standard">1.2</text:p>
          </table:table-cell>
          <table:table-cell office:value="2" office:value-type="float" table:style-name="NoteQ">
            <text:p text:style-name="Standard">2</text:p>
          </table:table-cell>
          <table:table-cell office:value="2" office:value-type="float" table:style-name="NoteQ">
            <text:p text:style-name="Standard">2</text:p>
          </table:table-cell>
          <table:table-cell office:value="2" office:value-type="float" table:style-name="NoteQ">
            <text:p text:style-name="Standard">2</text:p>
          </table:table-cell>
        </table:table-row>
        <table:table-row table:style-name="ro1">
          <table:table-cell office:value-type="string" table:style-name="NumCopie">
            <text:p text:style-name="Standard">92</text:p>
          </table:table-cell>
          <table:table-cell office:value-type="string" table:style-name="CodeA">
            <text:p text:style-name="Standard">D1-02</text:p>
          </table:table-cell>
          <table:table-cell office:value-type="string" table:style-name="General">
            <text:p text:style-name="Standard">ALI-MOUSSA</text:p>
          </table:table-cell>
          <table:table-cell office:value-type="float" table:formula="oooc:=IF([.$D$4]&gt;0;MIN([.$D$4];ROUNDDOWN([.E8]/[.F8]*[.$D$4]/0.5)*0.5);ROUNDDOWN([.E8]/0.5)*0.5)" table:style-name="NoteF"/>
          <table:table-cell office:value-type="float" table:formula="oooc:=SUM([.I8:.M8];[.O8];[.R8:.U8])" table:style-name="NoteQ"/>
          <table:table-cell office:value="15" office:value-type="float" table:style-name="NoteQ">
            <text:p text:style-name="Standard">15</text:p>
          </table:table-cell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="0.666666666666667" office:value-type="float" table:style-name="NoteQ">
            <text:p text:style-name="Standard">0.666666666666667</text:p>
          </table:table-cell>
          <table:table-cell office:value="1" office:value-type="float" table:style-name="NoteQ">
            <text:p text:style-name="Standard">1</text:p>
          </table:table-cell>
          <table:table-cell office:value="0.5" office:value-type="float" table:style-name="NoteQ">
            <text:p text:style-name="Standard">0.5</text:p>
          </table:table-cell>
          <table:table-cell office:value="0.4" office:value-type="float" table:style-name="NoteQ">
            <text:p text:style-name="Standard">0.4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="1.2" office:value-type="float" table:style-name="NoteQ">
            <text:p text:style-name="Standard">1.2</text:p>
          </table:table-cell>
          <table:table-cell office:value="1.6" office:value-type="float" table:style-name="NoteQ">
            <text:p text:style-name="Standard">1.6</text:p>
          </table:table-cell>
          <table:table-cell office:value="1.2" office:value-type="float" table:style-name="NoteQ">
            <text:p text:style-name="Standard">1.2</text:p>
          </table:table-cell>
          <table:table-cell office:value="1.6" office:value-type="float" table:style-name="NoteQ">
            <text:p text:style-name="Standard">1.6</text:p>
          </table:table-cell>
        </table:table-row>
        <table:table-row table:style-name="ro1">
          <table:table-cell table:style-name="NumCopie"/>
          <table:table-cell office:value-type="string" table:style-name="CodeA">
            <text:p text:style-name="Standard">A2-12</text:p>
          </table:table-cell>
          <table:table-cell office:value-type="string" table:style-name="General">
            <text:p text:style-name="Standard">AYDOGDU</text:p>
          </table:table-cell>
          <table:table-cell office:value-type="string" table:style-name="General">
            <text:p text:style-name="Standard">ABS</text:p>
          </table:table-cell>
          <table:table-cell table:formula="oooc:=SUM([.A9])"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</table:table-row>
        <table:table-row table:style-name="ro1">
          <table:table-cell office:value-type="string" table:style-name="NumCopie">
            <text:p text:style-name="Standard">75</text:p>
          </table:table-cell>
          <table:table-cell office:value-type="string" table:style-name="CodeA">
            <text:p text:style-name="Standard">A2-13</text:p>
          </table:table-cell>
          <table:table-cell office:value-type="string" table:style-name="General">
            <text:p text:style-name="Standard">BACIAK</text:p>
          </table:table-cell>
          <table:table-cell office:value-type="float" table:formula="oooc:=IF([.$D$4]&gt;0;MIN([.$D$4];ROUNDDOWN([.E10]/[.F10]*[.$D$4]/0.5)*0.5);ROUNDDOWN([.E10]/0.5)*0.5)" table:style-name="NoteF"/>
          <table:table-cell office:value-type="float" table:formula="oooc:=SUM([.G10];[.J10:.N10];[.R10:.U10])" table:style-name="NoteQ"/>
          <table:table-cell office:value="15" office:value-type="float" table:style-name="NoteQ">
            <text:p text:style-name="Standard">15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="0.333333333333333" office:value-type="float" table:style-name="NoteQ">
            <text:p text:style-name="Standard">0.333333333333333</text:p>
          </table:table-cell>
          <table:table-cell office:value="0" office:value-type="float" table:style-name="NoteQ">
            <text:p text:style-name="Standard">0</text:p>
          </table:table-cell>
          <table:table-cell office:value="0" office:value-type="float" table:style-name="NoteQ">
            <text:p text:style-name="Standard">0</text:p>
          </table:table-cell>
          <table:table-cell office:value="0" office:value-type="float" table:style-name="NoteQ">
            <text:p text:style-name="Standard">0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0.4" office:value-type="float" table:style-name="NoteQ">
            <text:p text:style-name="Standard">0.4</text:p>
          </table:table-cell>
          <table:table-cell office:value="1.2" office:value-type="float" table:style-name="NoteQ">
            <text:p text:style-name="Standard">1.2</text:p>
          </table:table-cell>
          <table:table-cell office:value="1.6" office:value-type="float" table:style-name="NoteQ">
            <text:p text:style-name="Standard">1.6</text:p>
          </table:table-cell>
          <table:table-cell office:value="0.4" office:value-type="float" table:style-name="NoteQ">
            <text:p text:style-name="Standard">0.4</text:p>
          </table:table-cell>
        </table:table-row>
        <table:table-row table:style-name="ro1">
          <table:table-cell table:style-name="NumCopie"/>
          <table:table-cell office:value-type="string" table:style-name="CodeA">
            <text:p text:style-name="Standard">A1-02</text:p>
          </table:table-cell>
          <table:table-cell office:value-type="string" table:style-name="General">
            <text:p text:style-name="Standard">BAJTOU</text:p>
          </table:table-cell>
          <table:table-cell office:value-type="string" table:style-name="General">
            <text:p text:style-name="Standard">ABS</text:p>
          </table:table-cell>
          <table:table-cell table:formula="oooc:=SUM([.A11])"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</table:table-row>
        <table:table-row table:style-name="ro1">
          <table:table-cell office:value-type="string" table:style-name="NumCopie">
            <text:p text:style-name="Standard">58</text:p>
          </table:table-cell>
          <table:table-cell office:value-type="string" table:style-name="CodeA">
            <text:p text:style-name="Standard">B2-13</text:p>
          </table:table-cell>
          <table:table-cell office:value-type="string" table:style-name="General">
            <text:p text:style-name="Standard">BAKHOUCHE</text:p>
          </table:table-cell>
          <table:table-cell office:value-type="float" table:formula="oooc:=IF([.$D$4]&gt;0;MIN([.$D$4];ROUNDDOWN([.E12]/[.F12]*[.$D$4]/0.5)*0.5);ROUNDDOWN([.E12]/0.5)*0.5)" table:style-name="NoteF"/>
          <table:table-cell office:value-type="float" table:formula="oooc:=SUM([.G12];[.J12:.M12];[.O12];[.R12:.U12])" table:style-name="NoteQ"/>
          <table:table-cell office:value="15" office:value-type="float" table:style-name="NoteQ">
            <text:p text:style-name="Standard">15</text:p>
          </table:table-cell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-type="float" table:style-name="NoteX"/>
          <table:table-cell office:value="0.333333333333333" office:value-type="float" table:style-name="NoteQ">
            <text:p text:style-name="Standard">0.333333333333333</text:p>
          </table:table-cell>
          <table:table-cell office:value="0" office:value-type="float" table:style-name="NoteQ">
            <text:p text:style-name="Standard">0</text:p>
          </table:table-cell>
          <table:table-cell office:value="0" office:value-type="float" table:style-name="NoteQ">
            <text:p text:style-name="Standard">0</text:p>
          </table:table-cell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="1.6" office:value-type="float" table:style-name="NoteQ">
            <text:p text:style-name="Standard">1.6</text:p>
          </table:table-cell>
          <table:table-cell office:value="1.6" office:value-type="float" table:style-name="NoteQ">
            <text:p text:style-name="Standard">1.6</text:p>
          </table:table-cell>
          <table:table-cell office:value="1.6" office:value-type="float" table:style-name="NoteQ">
            <text:p text:style-name="Standard">1.6</text:p>
          </table:table-cell>
          <table:table-cell office:value="1.2" office:value-type="float" table:style-name="NoteQ">
            <text:p text:style-name="Standard">1.2</text:p>
          </table:table-cell>
        </table:table-row>
        <table:table-row table:style-name="ro1">
          <table:table-cell office:value-type="string" table:style-name="NumCopie">
            <text:p text:style-name="Standard">73</text:p>
          </table:table-cell>
          <table:table-cell office:value-type="string" table:style-name="CodeA">
            <text:p text:style-name="Standard">INC</text:p>
          </table:table-cell>
          <table:table-cell office:value-type="string" table:style-name="General">
            <text:p text:style-name="Standard">BALLATO</text:p>
          </table:table-cell>
          <table:table-cell office:value-type="float" table:formula="oooc:=IF([.$D$4]&gt;0;MIN([.$D$4];ROUNDDOWN([.E13]/[.F13]*[.$D$4]/0.5)*0.5);ROUNDDOWN([.E13]/0.5)*0.5)" table:style-name="NoteF"/>
          <table:table-cell office:value-type="float" table:formula="oooc:=SUM([.I13:.M13];[.O13];[.Q13];[.S13:.U13])" table:style-name="NoteQ"/>
          <table:table-cell office:value="15" office:value-type="float" table:style-name="NoteQ">
            <text:p text:style-name="Standard">15</text:p>
          </table:table-cell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="0.333333333333333" office:value-type="float" table:style-name="NoteQ">
            <text:p text:style-name="Standard">0.333333333333333</text:p>
          </table:table-cell>
          <table:table-cell office:value="0.4" office:value-type="float" table:style-name="NoteQ">
            <text:p text:style-name="Standard">0.4</text:p>
          </table:table-cell>
          <table:table-cell office:value="0.5" office:value-type="float" table:style-name="NoteQ">
            <text:p text:style-name="Standard">0.5</text:p>
          </table:table-cell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1.6" office:value-type="float" table:style-name="NoteQ">
            <text:p text:style-name="Standard">1.6</text:p>
          </table:table-cell>
          <table:table-cell office:value-type="float" table:style-name="NoteX"/>
          <table:table-cell office:value="1.6" office:value-type="float" table:style-name="NoteQ">
            <text:p text:style-name="Standard">1.6</text:p>
          </table:table-cell>
          <table:table-cell office:value="1.6" office:value-type="float" table:style-name="NoteQ">
            <text:p text:style-name="Standard">1.6</text:p>
          </table:table-cell>
          <table:table-cell office:value="2" office:value-type="float" table:style-name="NoteQ">
            <text:p text:style-name="Standard">2</text:p>
          </table:table-cell>
        </table:table-row>
        <table:table-row table:style-name="ro1">
          <table:table-cell office:value-type="string" table:style-name="NumCopie">
            <text:p text:style-name="Standard">11</text:p>
          </table:table-cell>
          <table:table-cell office:value-type="string" table:style-name="CodeA">
            <text:p text:style-name="Standard">D1-03</text:p>
          </table:table-cell>
          <table:table-cell office:value-type="string" table:style-name="General">
            <text:p text:style-name="Standard">BASTARD-ROSSET</text:p>
          </table:table-cell>
          <table:table-cell office:value-type="float" table:formula="oooc:=IF([.$D$4]&gt;0;MIN([.$D$4];ROUNDDOWN([.E14]/[.F14]*[.$D$4]/0.5)*0.5);ROUNDDOWN([.E14]/0.5)*0.5)" table:style-name="NoteF"/>
          <table:table-cell office:value-type="float" table:formula="oooc:=SUM([.I14:.M14];[.O14];[.R14:.U14])" table:style-name="NoteQ"/>
          <table:table-cell office:value="15" office:value-type="float" table:style-name="NoteQ">
            <text:p text:style-name="Standard">15</text:p>
          </table:table-cell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="0.333333333333333" office:value-type="float" table:style-name="NoteQ">
            <text:p text:style-name="Standard">0.333333333333333</text:p>
          </table:table-cell>
          <table:table-cell office:value="0.6" office:value-type="float" table:style-name="NoteQ">
            <text:p text:style-name="Standard">0.6</text:p>
          </table:table-cell>
          <table:table-cell office:value="0.5" office:value-type="float" table:style-name="NoteQ">
            <text:p text:style-name="Standard">0.5</text:p>
          </table:table-cell>
          <table:table-cell office:value="1.6" office:value-type="float" table:style-name="NoteQ">
            <text:p text:style-name="Standard">1.6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="1.2" office:value-type="float" table:style-name="NoteQ">
            <text:p text:style-name="Standard">1.2</text:p>
          </table:table-cell>
          <table:table-cell office:value="2" office:value-type="float" table:style-name="NoteQ">
            <text:p text:style-name="Standard">2</text:p>
          </table:table-cell>
          <table:table-cell office:value="2" office:value-type="float" table:style-name="NoteQ">
            <text:p text:style-name="Standard">2</text:p>
          </table:table-cell>
          <table:table-cell office:value="2" office:value-type="float" table:style-name="NoteQ">
            <text:p text:style-name="Standard">2</text:p>
          </table:table-cell>
        </table:table-row>
        <table:table-row table:style-name="ro1">
          <table:table-cell office:value-type="string" table:style-name="NumCopie">
            <text:p text:style-name="Standard">7</text:p>
          </table:table-cell>
          <table:table-cell office:value-type="string" table:style-name="CodeA">
            <text:p text:style-name="Standard">D2-14</text:p>
          </table:table-cell>
          <table:table-cell office:value-type="string" table:style-name="General">
            <text:p text:style-name="Standard">BASTELICA</text:p>
          </table:table-cell>
          <table:table-cell office:value-type="float" table:formula="oooc:=IF([.$D$4]&gt;0;MIN([.$D$4];ROUNDDOWN([.E15]/[.F15]*[.$D$4]/0.5)*0.5);ROUNDDOWN([.E15]/0.5)*0.5)" table:style-name="NoteF"/>
          <table:table-cell office:value-type="float" table:formula="oooc:=SUM([.G15];[.J15:.N15];[.R15:.U15])" table:style-name="NoteQ"/>
          <table:table-cell office:value="15" office:value-type="float" table:style-name="NoteQ">
            <text:p text:style-name="Standard">15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="0.333333333333333" office:value-type="float" table:style-name="NoteQ">
            <text:p text:style-name="Standard">0.333333333333333</text:p>
          </table:table-cell>
          <table:table-cell office:value="0" office:value-type="float" table:style-name="NoteQ">
            <text:p text:style-name="Standard">0</text:p>
          </table:table-cell>
          <table:table-cell office:value="0" office:value-type="float" table:style-name="NoteQ">
            <text:p text:style-name="Standard">0</text:p>
          </table:table-cell>
          <table:table-cell office:value="0" office:value-type="float" table:style-name="NoteQ">
            <text:p text:style-name="Standard">0</text:p>
          </table:table-cell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0.4" office:value-type="float" table:style-name="NoteQ">
            <text:p text:style-name="Standard">0.4</text:p>
          </table:table-cell>
          <table:table-cell office:value="1.2" office:value-type="float" table:style-name="NoteQ">
            <text:p text:style-name="Standard">1.2</text:p>
          </table:table-cell>
          <table:table-cell office:value="0" office:value-type="float" table:style-name="NoteQ">
            <text:p text:style-name="Standard">0</text:p>
          </table:table-cell>
          <table:table-cell office:value="0" office:value-type="float" table:style-name="NoteQ">
            <text:p text:style-name="Standard">0</text:p>
          </table:table-cell>
        </table:table-row>
        <table:table-row table:style-name="ro1">
          <table:table-cell office:value-type="string" table:style-name="NumCopie">
            <text:p text:style-name="Standard">23</text:p>
          </table:table-cell>
          <table:table-cell office:value-type="string" table:style-name="CodeA">
            <text:p text:style-name="Standard">A2-14</text:p>
          </table:table-cell>
          <table:table-cell office:value-type="string" table:style-name="General">
            <text:p text:style-name="Standard">BATTISTINI</text:p>
          </table:table-cell>
          <table:table-cell office:value-type="float" table:formula="oooc:=IF([.$D$4]&gt;0;MIN([.$D$4];ROUNDDOWN([.E16]/[.F16]*[.$D$4]/0.5)*0.5);ROUNDDOWN([.E16]/0.5)*0.5)" table:style-name="NoteF"/>
          <table:table-cell office:value-type="float" table:formula="oooc:=SUM([.I16:.N16];[.Q16];[.S16:.U16])" table:style-name="NoteQ"/>
          <table:table-cell office:value="15" office:value-type="float" table:style-name="NoteQ">
            <text:p text:style-name="Standard">15</text:p>
          </table:table-cell>
          <table:table-cell office:value-type="float" table:style-name="NoteX"/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="2" office:value-type="float" table:style-name="NoteQ">
            <text:p text:style-name="Standard">2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="0.8" office:value-type="float" table:style-name="NoteQ">
            <text:p text:style-name="Standard">0.8</text:p>
          </table:table-cell>
          <table:table-cell office:value-type="float" table:style-name="NoteX"/>
          <table:table-cell office:value="1.6" office:value-type="float" table:style-name="NoteQ">
            <text:p text:style-name="Standard">1.6</text:p>
          </table:table-cell>
          <table:table-cell office:value="2" office:value-type="float" table:style-name="NoteQ">
            <text:p text:style-name="Standard">2</text:p>
          </table:table-cell>
          <table:table-cell office:value="1.6" office:value-type="float" table:style-name="NoteQ">
            <text:p text:style-name="Standard">1.6</text:p>
          </table:table-cell>
        </table:table-row>
        <table:table-row table:style-name="ro1">
          <table:table-cell office:value-type="string" table:style-name="NumCopie">
            <text:p text:style-name="Standard">76</text:p>
          </table:table-cell>
          <table:table-cell office:value-type="string" table:style-name="CodeA">
            <text:p text:style-name="Standard">B1-30</text:p>
          </table:table-cell>
          <table:table-cell office:value-type="string" table:style-name="General">
            <text:p text:style-name="Standard">BAZAZI</text:p>
          </table:table-cell>
          <table:table-cell office:value-type="float" table:formula="oooc:=IF([.$D$4]&gt;0;MIN([.$D$4];ROUNDDOWN([.E17]/[.F17]*[.$D$4]/0.5)*0.5);ROUNDDOWN([.E17]/0.5)*0.5)" table:style-name="NoteF"/>
          <table:table-cell office:value-type="float" table:formula="oooc:=SUM([.I17:.M17];[.O17];[.Q17];[.S17:.U17])" table:style-name="NoteQ"/>
          <table:table-cell office:value="15" office:value-type="float" table:style-name="NoteQ">
            <text:p text:style-name="Standard">15</text:p>
          </table:table-cell>
          <table:table-cell office:value-type="float" table:style-name="NoteX"/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="0.333333333333333" office:value-type="float" table:style-name="NoteQ">
            <text:p text:style-name="Standard">0.333333333333333</text:p>
          </table:table-cell>
          <table:table-cell office:value="0" office:value-type="float" table:style-name="NoteQ">
            <text:p text:style-name="Standard">0</text:p>
          </table:table-cell>
          <table:table-cell office:value="0" office:value-type="float" table:style-name="NoteQ">
            <text:p text:style-name="Standard">0</text:p>
          </table:table-cell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="2" office:value-type="float" table:style-name="NoteQ">
            <text:p text:style-name="Standard">2</text:p>
          </table:table-cell>
          <table:table-cell office:value="0.4" office:value-type="float" table:style-name="NoteQ">
            <text:p text:style-name="Standard">0.4</text:p>
          </table:table-cell>
          <table:table-cell office:value="1.2" office:value-type="float" table:style-name="NoteQ">
            <text:p text:style-name="Standard">1.2</text:p>
          </table:table-cell>
        </table:table-row>
        <table:table-row table:style-name="ro1">
          <table:table-cell table:style-name="NumCopie"/>
          <table:table-cell office:value-type="string" table:style-name="CodeA">
            <text:p text:style-name="Standard">B1-01</text:p>
          </table:table-cell>
          <table:table-cell office:value-type="string" table:style-name="General">
            <text:p text:style-name="Standard">BENNEFISSA</text:p>
          </table:table-cell>
          <table:table-cell office:value-type="string" table:style-name="General">
            <text:p text:style-name="Standard">ABS</text:p>
          </table:table-cell>
          <table:table-cell table:formula="oooc:=SUM([.A18])"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</table:table-row>
        <table:table-row table:style-name="ro1">
          <table:table-cell office:value-type="string" table:style-name="NumCopie">
            <text:p text:style-name="Standard">74</text:p>
          </table:table-cell>
          <table:table-cell office:value-type="string" table:style-name="CodeA">
            <text:p text:style-name="Standard">B1-02</text:p>
          </table:table-cell>
          <table:table-cell office:value-type="string" table:style-name="General">
            <text:p text:style-name="Standard">BERNARD</text:p>
          </table:table-cell>
          <table:table-cell office:value-type="float" table:formula="oooc:=IF([.$D$4]&gt;0;MIN([.$D$4];ROUNDDOWN([.E19]/[.F19]*[.$D$4]/0.5)*0.5);ROUNDDOWN([.E19]/0.5)*0.5)" table:style-name="NoteF"/>
          <table:table-cell office:value-type="float" table:formula="oooc:=SUM([.H19];[.J19:.N19];[.P19];[.S19:.U19])" table:style-name="NoteQ"/>
          <table:table-cell office:value="15" office:value-type="float" table:style-name="NoteQ">
            <text:p text:style-name="Standard">15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0.333333333333333" office:value-type="float" table:style-name="NoteQ">
            <text:p text:style-name="Standard">0.333333333333333</text:p>
          </table:table-cell>
          <table:table-cell office:value="0" office:value-type="float" table:style-name="NoteQ">
            <text:p text:style-name="Standard">0</text:p>
          </table:table-cell>
          <table:table-cell office:value="0.333333333333333" office:value-type="float" table:style-name="NoteQ">
            <text:p text:style-name="Standard">0.333333333333333</text:p>
          </table:table-cell>
          <table:table-cell office:value="0" office:value-type="float" table:style-name="NoteQ">
            <text:p text:style-name="Standard">0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0.8" office:value-type="float" table:style-name="NoteQ">
            <text:p text:style-name="Standard">0.8</text:p>
          </table:table-cell>
          <table:table-cell office:value-type="float" table:style-name="NoteX"/>
          <table:table-cell office:value-type="float" table:style-name="NoteX"/>
          <table:table-cell office:value="2" office:value-type="float" table:style-name="NoteQ">
            <text:p text:style-name="Standard">2</text:p>
          </table:table-cell>
          <table:table-cell office:value="1.6" office:value-type="float" table:style-name="NoteQ">
            <text:p text:style-name="Standard">1.6</text:p>
          </table:table-cell>
          <table:table-cell office:value="1.6" office:value-type="float" table:style-name="NoteQ">
            <text:p text:style-name="Standard">1.6</text:p>
          </table:table-cell>
        </table:table-row>
        <table:table-row table:style-name="ro1">
          <table:table-cell office:value-type="string" table:style-name="NumCopie">
            <text:p text:style-name="Standard">99</text:p>
          </table:table-cell>
          <table:table-cell office:value-type="string" table:style-name="CodeA">
            <text:p text:style-name="Standard">C2-12</text:p>
          </table:table-cell>
          <table:table-cell office:value-type="string" table:style-name="General">
            <text:p text:style-name="Standard">BIEL</text:p>
          </table:table-cell>
          <table:table-cell office:value-type="float" table:formula="oooc:=IF([.$D$4]&gt;0;MIN([.$D$4];ROUNDDOWN([.E20]/[.F20]*[.$D$4]/0.5)*0.5);ROUNDDOWN([.E20]/0.5)*0.5)" table:style-name="NoteF"/>
          <table:table-cell office:value-type="float" table:formula="oooc:=SUM([.H20];[.J20:.M20];[.O20];[.Q20];[.S20:.U20])" table:style-name="NoteQ"/>
          <table:table-cell office:value="15" office:value-type="float" table:style-name="NoteQ">
            <text:p text:style-name="Standard">15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0.333333333333333" office:value-type="float" table:style-name="NoteQ">
            <text:p text:style-name="Standard">0.333333333333333</text:p>
          </table:table-cell>
          <table:table-cell office:value="0.4" office:value-type="float" table:style-name="NoteQ">
            <text:p text:style-name="Standard">0.4</text:p>
          </table:table-cell>
          <table:table-cell office:value="0" office:value-type="float" table:style-name="NoteQ">
            <text:p text:style-name="Standard">0</text:p>
          </table:table-cell>
          <table:table-cell office:value="0" office:value-type="float" table:style-name="NoteV">
            <text:p text:style-name="Standard">0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="2" office:value-type="float" table:style-name="NoteQ">
            <text:p text:style-name="Standard">2</text:p>
          </table:table-cell>
          <table:table-cell office:value="1.2" office:value-type="float" table:style-name="NoteQ">
            <text:p text:style-name="Standard">1.2</text:p>
          </table:table-cell>
          <table:table-cell office:value="0" office:value-type="float" table:style-name="NoteV">
            <text:p text:style-name="Standard">0</text:p>
          </table:table-cell>
        </table:table-row>
        <table:table-row table:style-name="ro1">
          <table:table-cell table:style-name="NumCopie"/>
          <table:table-cell office:value-type="string" table:style-name="CodeA">
            <text:p text:style-name="Standard">C2-13</text:p>
          </table:table-cell>
          <table:table-cell office:value-type="string" table:style-name="General">
            <text:p text:style-name="Standard">BLANCO CARBALLO</text:p>
          </table:table-cell>
          <table:table-cell office:value-type="string" table:style-name="General">
            <text:p text:style-name="Standard">ABS</text:p>
          </table:table-cell>
          <table:table-cell table:formula="oooc:=SUM([.A21])"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</table:table-row>
        <table:table-row table:style-name="ro1">
          <table:table-cell office:value-type="string" table:style-name="NumCopie">
            <text:p text:style-name="Standard">97</text:p>
          </table:table-cell>
          <table:table-cell office:value-type="string" table:style-name="CodeA">
            <text:p text:style-name="Standard">D1-04</text:p>
          </table:table-cell>
          <table:table-cell office:value-type="string" table:style-name="General">
            <text:p text:style-name="Standard">BOIREAU</text:p>
          </table:table-cell>
          <table:table-cell office:value-type="float" table:formula="oooc:=IF([.$D$4]&gt;0;MIN([.$D$4];ROUNDDOWN([.E22]/[.F22]*[.$D$4]/0.5)*0.5);ROUNDDOWN([.E22]/0.5)*0.5)" table:style-name="NoteF"/>
          <table:table-cell office:value-type="float" table:formula="oooc:=SUM([.G22];[.J22:.N22];[.P22];[.S22:.U22])" table:style-name="NoteQ"/>
          <table:table-cell office:value="15" office:value-type="float" table:style-name="NoteQ">
            <text:p text:style-name="Standard">15</text:p>
          </table:table-cell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-type="float" table:style-name="NoteX"/>
          <table:table-cell office:value="0.333333333333333" office:value-type="float" table:style-name="NoteQ">
            <text:p text:style-name="Standard">0.333333333333333</text:p>
          </table:table-cell>
          <table:table-cell office:value="0" office:value-type="float" table:style-name="NoteQ">
            <text:p text:style-name="Standard">0</text:p>
          </table:table-cell>
          <table:table-cell office:value="0" office:value-type="float" table:style-name="NoteQ">
            <text:p text:style-name="Standard">0</text:p>
          </table:table-cell>
          <table:table-cell office:value="0" office:value-type="float" table:style-name="NoteQ">
            <text:p text:style-name="Standard">0</text:p>
          </table:table-cell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="0.8" office:value-type="float" table:style-name="NoteQ">
            <text:p text:style-name="Standard">0.8</text:p>
          </table:table-cell>
          <table:table-cell office:value-type="float" table:style-name="NoteX"/>
          <table:table-cell office:value-type="float" table:style-name="NoteX"/>
          <table:table-cell office:value="0.8" office:value-type="float" table:style-name="NoteQ">
            <text:p text:style-name="Standard">0.8</text:p>
          </table:table-cell>
          <table:table-cell office:value="2" office:value-type="float" table:style-name="NoteQ">
            <text:p text:style-name="Standard">2</text:p>
          </table:table-cell>
          <table:table-cell office:value="1.6" office:value-type="float" table:style-name="NoteQ">
            <text:p text:style-name="Standard">1.6</text:p>
          </table:table-cell>
        </table:table-row>
        <table:table-row table:style-name="ro1">
          <table:table-cell office:value-type="string" table:style-name="NumCopie">
            <text:p text:style-name="Standard">67</text:p>
          </table:table-cell>
          <table:table-cell office:value-type="string" table:style-name="CodeA">
            <text:p text:style-name="Standard">B2-14</text:p>
          </table:table-cell>
          <table:table-cell office:value-type="string" table:style-name="General">
            <text:p text:style-name="Standard">BOURHIS</text:p>
          </table:table-cell>
          <table:table-cell office:value-type="float" table:formula="oooc:=IF([.$D$4]&gt;0;MIN([.$D$4];ROUNDDOWN([.E23]/[.F23]*[.$D$4]/0.5)*0.5);ROUNDDOWN([.E23]/0.5)*0.5)" table:style-name="NoteF"/>
          <table:table-cell office:value-type="float" table:formula="oooc:=SUM([.G23];[.J23:.M23];[.O23];[.Q23];[.S23:.U23])" table:style-name="NoteQ"/>
          <table:table-cell office:value="15" office:value-type="float" table:style-name="NoteQ">
            <text:p text:style-name="Standard">15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="0.333333333333333" office:value-type="float" table:style-name="NoteQ">
            <text:p text:style-name="Standard">0.333333333333333</text:p>
          </table:table-cell>
          <table:table-cell office:value="0" office:value-type="float" table:style-name="NoteQ">
            <text:p text:style-name="Standard">0</text:p>
          </table:table-cell>
          <table:table-cell office:value="0.166666666666667" office:value-type="float" table:style-name="NoteQ">
            <text:p text:style-name="Standard">0.166666666666667</text:p>
          </table:table-cell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1.6" office:value-type="float" table:style-name="NoteQ">
            <text:p text:style-name="Standard">1.6</text:p>
          </table:table-cell>
          <table:table-cell office:value-type="float" table:style-name="NoteX"/>
          <table:table-cell office:value="1.2" office:value-type="float" table:style-name="NoteQ">
            <text:p text:style-name="Standard">1.2</text:p>
          </table:table-cell>
          <table:table-cell office:value="1.2" office:value-type="float" table:style-name="NoteQ">
            <text:p text:style-name="Standard">1.2</text:p>
          </table:table-cell>
          <table:table-cell office:value="2" office:value-type="float" table:style-name="NoteQ">
            <text:p text:style-name="Standard">2</text:p>
          </table:table-cell>
        </table:table-row>
        <table:table-row table:style-name="ro1">
          <table:table-cell office:value-type="string" table:style-name="NumCopie">
            <text:p text:style-name="Standard">50</text:p>
          </table:table-cell>
          <table:table-cell office:value-type="string" table:style-name="CodeA">
            <text:p text:style-name="Standard">B1-03</text:p>
          </table:table-cell>
          <table:table-cell office:value-type="string" table:style-name="General">
            <text:p text:style-name="Standard">BOUYAHIAOUI</text:p>
          </table:table-cell>
          <table:table-cell office:value-type="float" table:formula="oooc:=IF([.$D$4]&gt;0;MIN([.$D$4];ROUNDDOWN([.E24]/[.F24]*[.$D$4]/0.5)*0.5);ROUNDDOWN([.E24]/0.5)*0.5)" table:style-name="NoteF"/>
          <table:table-cell office:value-type="float" table:formula="oooc:=SUM([.G24];[.J24:.M24];[.O24:.P24];[.S24:.U24])" table:style-name="NoteQ"/>
          <table:table-cell office:value="15" office:value-type="float" table:style-name="NoteQ">
            <text:p text:style-name="Standard">15</text:p>
          </table:table-cell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-type="float" table:style-name="NoteX"/>
          <table:table-cell office:value="0.333333333333333" office:value-type="float" table:style-name="NoteQ">
            <text:p text:style-name="Standard">0.333333333333333</text:p>
          </table:table-cell>
          <table:table-cell office:value="0" office:value-type="float" table:style-name="NoteQ">
            <text:p text:style-name="Standard">0</text:p>
          </table:table-cell>
          <table:table-cell office:value="0.166666666666667" office:value-type="float" table:style-name="NoteQ">
            <text:p text:style-name="Standard">0.166666666666667</text:p>
          </table:table-cell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="0.8" office:value-type="float" table:style-name="NoteQ">
            <text:p text:style-name="Standard">0.8</text:p>
          </table:table-cell>
          <table:table-cell office:value-type="float" table:style-name="NoteX"/>
          <table:table-cell office:value-type="float" table:style-name="NoteX"/>
          <table:table-cell office:value="2" office:value-type="float" table:style-name="NoteQ">
            <text:p text:style-name="Standard">2</text:p>
          </table:table-cell>
          <table:table-cell office:value="2" office:value-type="float" table:style-name="NoteQ">
            <text:p text:style-name="Standard">2</text:p>
          </table:table-cell>
          <table:table-cell office:value="0" office:value-type="float" table:style-name="NoteQ">
            <text:p text:style-name="Standard">0</text:p>
          </table:table-cell>
        </table:table-row>
        <table:table-row table:style-name="ro1">
          <table:table-cell office:value-type="string" table:style-name="NumCopie">
            <text:p text:style-name="Standard">59</text:p>
          </table:table-cell>
          <table:table-cell office:value-type="string" table:style-name="CodeA">
            <text:p text:style-name="Standard">A2-15</text:p>
          </table:table-cell>
          <table:table-cell office:value-type="string" table:style-name="General">
            <text:p text:style-name="Standard">BRAHMI</text:p>
          </table:table-cell>
          <table:table-cell office:value-type="float" table:formula="oooc:=IF([.$D$4]&gt;0;MIN([.$D$4];ROUNDDOWN([.E25]/[.F25]*[.$D$4]/0.5)*0.5);ROUNDDOWN([.E25]/0.5)*0.5)" table:style-name="NoteF"/>
          <table:table-cell office:value-type="float" table:formula="oooc:=SUM([.H25];[.J25:.N25];[.P25];[.S25:.U25])" table:style-name="NoteQ"/>
          <table:table-cell office:value="15" office:value-type="float" table:style-name="NoteQ">
            <text:p text:style-name="Standard">15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0.333333333333333" office:value-type="float" table:style-name="NoteQ">
            <text:p text:style-name="Standard">0.333333333333333</text:p>
          </table:table-cell>
          <table:table-cell office:value="0" office:value-type="float" table:style-name="NoteQ">
            <text:p text:style-name="Standard">0</text:p>
          </table:table-cell>
          <table:table-cell office:value="0" office:value-type="float" table:style-name="NoteQ">
            <text:p text:style-name="Standard">0</text:p>
          </table:table-cell>
          <table:table-cell office:value="0.4" office:value-type="float" table:style-name="NoteQ">
            <text:p text:style-name="Standard">0.4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0.8" office:value-type="float" table:style-name="NoteQ">
            <text:p text:style-name="Standard">0.8</text:p>
          </table:table-cell>
          <table:table-cell office:value-type="float" table:style-name="NoteX"/>
          <table:table-cell office:value-type="float" table:style-name="NoteX"/>
          <table:table-cell office:value="1.2" office:value-type="float" table:style-name="NoteQ">
            <text:p text:style-name="Standard">1.2</text:p>
          </table:table-cell>
          <table:table-cell office:value="1.6" office:value-type="float" table:style-name="NoteQ">
            <text:p text:style-name="Standard">1.6</text:p>
          </table:table-cell>
          <table:table-cell office:value="1.2" office:value-type="float" table:style-name="NoteQ">
            <text:p text:style-name="Standard">1.2</text:p>
          </table:table-cell>
        </table:table-row>
        <table:table-row table:style-name="ro1">
          <table:table-cell office:value-type="string" table:style-name="NumCopie">
            <text:p text:style-name="Standard">98</text:p>
          </table:table-cell>
          <table:table-cell office:value-type="string" table:style-name="CodeA">
            <text:p text:style-name="Standard">C1-01</text:p>
          </table:table-cell>
          <table:table-cell office:value-type="string" table:style-name="General">
            <text:p text:style-name="Standard">BUSINARO</text:p>
          </table:table-cell>
          <table:table-cell office:value-type="float" table:formula="oooc:=IF([.$D$4]&gt;0;MIN([.$D$4];ROUNDDOWN([.E26]/[.F26]*[.$D$4]/0.5)*0.5);ROUNDDOWN([.E26]/0.5)*0.5)" table:style-name="NoteF"/>
          <table:table-cell office:value-type="float" table:formula="oooc:=SUM([.I26:.M26];[.O26];[.R26:.U26])" table:style-name="NoteQ"/>
          <table:table-cell office:value="15" office:value-type="float" table:style-name="NoteQ">
            <text:p text:style-name="Standard">15</text:p>
          </table:table-cell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="0.333333333333333" office:value-type="float" table:style-name="NoteQ">
            <text:p text:style-name="Standard">0.333333333333333</text:p>
          </table:table-cell>
          <table:table-cell office:value="0" office:value-type="float" table:style-name="NoteQ">
            <text:p text:style-name="Standard">0</text:p>
          </table:table-cell>
          <table:table-cell office:value="0" office:value-type="float" table:style-name="NoteQ">
            <text:p text:style-name="Standard">0</text:p>
          </table:table-cell>
          <table:table-cell office:value="1.2" office:value-type="float" table:style-name="NoteQ">
            <text:p text:style-name="Standard">1.2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="1.2" office:value-type="float" table:style-name="NoteQ">
            <text:p text:style-name="Standard">1.2</text:p>
          </table:table-cell>
          <table:table-cell office:value="1.6" office:value-type="float" table:style-name="NoteQ">
            <text:p text:style-name="Standard">1.6</text:p>
          </table:table-cell>
          <table:table-cell office:value="2" office:value-type="float" table:style-name="NoteQ">
            <text:p text:style-name="Standard">2</text:p>
          </table:table-cell>
          <table:table-cell office:value="0" office:value-type="float" table:style-name="NoteQ">
            <text:p text:style-name="Standard">0</text:p>
          </table:table-cell>
        </table:table-row>
        <table:table-row table:style-name="ro1">
          <table:table-cell table:style-name="NumCopie"/>
          <table:table-cell office:value-type="string" table:style-name="CodeA">
            <text:p text:style-name="Standard">D1-05</text:p>
          </table:table-cell>
          <table:table-cell office:value-type="string" table:style-name="General">
            <text:p text:style-name="Standard">CASTRIGNANO</text:p>
          </table:table-cell>
          <table:table-cell office:value-type="string" table:style-name="General">
            <text:p text:style-name="Standard">ABS</text:p>
          </table:table-cell>
          <table:table-cell table:formula="oooc:=SUM([.A27])"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</table:table-row>
        <table:table-row table:style-name="ro1">
          <table:table-cell office:value-type="string" table:style-name="NumCopie">
            <text:p text:style-name="Standard">13</text:p>
          </table:table-cell>
          <table:table-cell office:value-type="string" table:style-name="CodeA">
            <text:p text:style-name="Standard">B2-15</text:p>
          </table:table-cell>
          <table:table-cell office:value-type="string" table:style-name="General">
            <text:p text:style-name="Standard">CHAPUIS</text:p>
          </table:table-cell>
          <table:table-cell office:value-type="float" table:formula="oooc:=IF([.$D$4]&gt;0;MIN([.$D$4];ROUNDDOWN([.E28]/[.F28]*[.$D$4]/0.5)*0.5);ROUNDDOWN([.E28]/0.5)*0.5)" table:style-name="NoteF"/>
          <table:table-cell office:value-type="float" table:formula="oooc:=SUM([.I28:.M28];[.O28:.P28];[.S28:.U28])" table:style-name="NoteQ"/>
          <table:table-cell office:value="15" office:value-type="float" table:style-name="NoteQ">
            <text:p text:style-name="Standard">15</text:p>
          </table:table-cell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="0.333333333333333" office:value-type="float" table:style-name="NoteQ">
            <text:p text:style-name="Standard">0.333333333333333</text:p>
          </table:table-cell>
          <table:table-cell office:value="0" office:value-type="float" table:style-name="NoteQ">
            <text:p text:style-name="Standard">0</text:p>
          </table:table-cell>
          <table:table-cell office:value="0.333333333333333" office:value-type="float" table:style-name="NoteQ">
            <text:p text:style-name="Standard">0.333333333333333</text:p>
          </table:table-cell>
          <table:table-cell office:value="1.6" office:value-type="float" table:style-name="NoteQ">
            <text:p text:style-name="Standard">1.6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="1.2" office:value-type="float" table:style-name="NoteQ">
            <text:p text:style-name="Standard">1.2</text:p>
          </table:table-cell>
          <table:table-cell office:value-type="float" table:style-name="NoteX"/>
          <table:table-cell office:value-type="float" table:style-name="NoteX"/>
          <table:table-cell office:value="2" office:value-type="float" table:style-name="NoteQ">
            <text:p text:style-name="Standard">2</text:p>
          </table:table-cell>
          <table:table-cell office:value="2" office:value-type="float" table:style-name="NoteQ">
            <text:p text:style-name="Standard">2</text:p>
          </table:table-cell>
          <table:table-cell office:value="2" office:value-type="float" table:style-name="NoteQ">
            <text:p text:style-name="Standard">2</text:p>
          </table:table-cell>
        </table:table-row>
        <table:table-row table:style-name="ro1">
          <table:table-cell office:value-type="string" table:style-name="NumCopie">
            <text:p text:style-name="Standard">6</text:p>
          </table:table-cell>
          <table:table-cell office:value-type="string" table:style-name="CodeA">
            <text:p text:style-name="Standard">C1-02</text:p>
          </table:table-cell>
          <table:table-cell office:value-type="string" table:style-name="General">
            <text:p text:style-name="Standard">COMBET</text:p>
          </table:table-cell>
          <table:table-cell office:value-type="float" table:formula="oooc:=IF([.$D$4]&gt;0;MIN([.$D$4];ROUNDDOWN([.E29]/[.F29]*[.$D$4]/0.5)*0.5);ROUNDDOWN([.E29]/0.5)*0.5)" table:style-name="NoteF"/>
          <table:table-cell office:value-type="float" table:formula="oooc:=SUM([.H29];[.J29:.M29];[.O29];[.R29:.U29])" table:style-name="NoteQ"/>
          <table:table-cell office:value="15" office:value-type="float" table:style-name="NoteQ">
            <text:p text:style-name="Standard">15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0.333333333333333" office:value-type="float" table:style-name="NoteQ">
            <text:p text:style-name="Standard">0.333333333333333</text:p>
          </table:table-cell>
          <table:table-cell office:value="0" office:value-type="float" table:style-name="NoteQ">
            <text:p text:style-name="Standard">0</text:p>
          </table:table-cell>
          <table:table-cell office:value="0" office:value-type="float" table:style-name="NoteQ">
            <text:p text:style-name="Standard">0</text:p>
          </table:table-cell>
          <table:table-cell office:value="0.4" office:value-type="float" table:style-name="NoteQ">
            <text:p text:style-name="Standard">0.4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="0.4" office:value-type="float" table:style-name="NoteQ">
            <text:p text:style-name="Standard">0.4</text:p>
          </table:table-cell>
          <table:table-cell office:value="2" office:value-type="float" table:style-name="NoteQ">
            <text:p text:style-name="Standard">2</text:p>
          </table:table-cell>
          <table:table-cell office:value="2" office:value-type="float" table:style-name="NoteQ">
            <text:p text:style-name="Standard">2</text:p>
          </table:table-cell>
          <table:table-cell office:value="2" office:value-type="float" table:style-name="NoteQ">
            <text:p text:style-name="Standard">2</text:p>
          </table:table-cell>
        </table:table-row>
        <table:table-row table:style-name="ro1">
          <table:table-cell office:value-type="string" table:style-name="NumCopie">
            <text:p text:style-name="Standard">14</text:p>
          </table:table-cell>
          <table:table-cell office:value-type="string" table:style-name="CodeA">
            <text:p text:style-name="Standard">A1-03</text:p>
          </table:table-cell>
          <table:table-cell office:value-type="string" table:style-name="General">
            <text:p text:style-name="Standard">COSTA ALEXANDRE</text:p>
          </table:table-cell>
          <table:table-cell office:value-type="float" table:formula="oooc:=IF([.$D$4]&gt;0;MIN([.$D$4];ROUNDDOWN([.E30]/[.F30]*[.$D$4]/0.5)*0.5);ROUNDDOWN([.E30]/0.5)*0.5)" table:style-name="NoteF"/>
          <table:table-cell office:value-type="float" table:formula="oooc:=SUM([.H30];[.J30:.N30];[.R30:.U30])" table:style-name="NoteQ"/>
          <table:table-cell office:value="15" office:value-type="float" table:style-name="NoteQ">
            <text:p text:style-name="Standard">15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0.333333333333333" office:value-type="float" table:style-name="NoteQ">
            <text:p text:style-name="Standard">0.333333333333333</text:p>
          </table:table-cell>
          <table:table-cell office:value="0" office:value-type="float" table:style-name="NoteQ">
            <text:p text:style-name="Standard">0</text:p>
          </table:table-cell>
          <table:table-cell office:value="0" office:value-type="float" table:style-name="NoteQ">
            <text:p text:style-name="Standard">0</text:p>
          </table:table-cell>
          <table:table-cell office:value="0" office:value-type="float" table:style-name="NoteQ">
            <text:p text:style-name="Standard">0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0.4" office:value-type="float" table:style-name="NoteQ">
            <text:p text:style-name="Standard">0.4</text:p>
          </table:table-cell>
          <table:table-cell office:value="1.2" office:value-type="float" table:style-name="NoteQ">
            <text:p text:style-name="Standard">1.2</text:p>
          </table:table-cell>
          <table:table-cell office:value="1.2" office:value-type="float" table:style-name="NoteQ">
            <text:p text:style-name="Standard">1.2</text:p>
          </table:table-cell>
          <table:table-cell office:value="1.2" office:value-type="float" table:style-name="NoteQ">
            <text:p text:style-name="Standard">1.2</text:p>
          </table:table-cell>
        </table:table-row>
        <table:table-row table:style-name="ro1">
          <table:table-cell table:style-name="NumCopie"/>
          <table:table-cell office:value-type="string" table:style-name="CodeA">
            <text:p text:style-name="Standard">C2-14</text:p>
          </table:table-cell>
          <table:table-cell office:value-type="string" table:style-name="General">
            <text:p text:style-name="Standard">COURNET</text:p>
          </table:table-cell>
          <table:table-cell office:value-type="string" table:style-name="General">
            <text:p text:style-name="Standard">ABS</text:p>
          </table:table-cell>
          <table:table-cell table:formula="oooc:=SUM([.A31])"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</table:table-row>
        <table:table-row table:style-name="ro1">
          <table:table-cell office:value-type="string" table:style-name="NumCopie">
            <text:p text:style-name="Standard">57</text:p>
          </table:table-cell>
          <table:table-cell office:value-type="string" table:style-name="CodeA">
            <text:p text:style-name="Standard">A1-04</text:p>
          </table:table-cell>
          <table:table-cell office:value-type="string" table:style-name="General">
            <text:p text:style-name="Standard">CROUY</text:p>
          </table:table-cell>
          <table:table-cell office:value-type="float" table:formula="oooc:=IF([.$D$4]&gt;0;MIN([.$D$4];ROUNDDOWN([.E32]/[.F32]*[.$D$4]/0.5)*0.5);ROUNDDOWN([.E32]/0.5)*0.5)" table:style-name="NoteF"/>
          <table:table-cell office:value-type="float" table:formula="oooc:=SUM([.I32:.N32];[.P32];[.S32:.U32])" table:style-name="NoteQ"/>
          <table:table-cell office:value="15" office:value-type="float" table:style-name="NoteQ">
            <text:p text:style-name="Standard">15</text:p>
          </table:table-cell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="0.333333333333333" office:value-type="float" table:style-name="NoteQ">
            <text:p text:style-name="Standard">0.333333333333333</text:p>
          </table:table-cell>
          <table:table-cell office:value="0" office:value-type="float" table:style-name="NoteQ">
            <text:p text:style-name="Standard">0</text:p>
          </table:table-cell>
          <table:table-cell office:value="0.333333333333333" office:value-type="float" table:style-name="NoteQ">
            <text:p text:style-name="Standard">0.333333333333333</text:p>
          </table:table-cell>
          <table:table-cell office:value="1.6" office:value-type="float" table:style-name="NoteQ">
            <text:p text:style-name="Standard">1.6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1.2" office:value-type="float" table:style-name="NoteQ">
            <text:p text:style-name="Standard">1.2</text:p>
          </table:table-cell>
          <table:table-cell office:value-type="float" table:style-name="NoteX"/>
          <table:table-cell office:value-type="float" table:style-name="NoteX"/>
          <table:table-cell office:value="1.6" office:value-type="float" table:style-name="NoteQ">
            <text:p text:style-name="Standard">1.6</text:p>
          </table:table-cell>
          <table:table-cell office:value="2" office:value-type="float" table:style-name="NoteQ">
            <text:p text:style-name="Standard">2</text:p>
          </table:table-cell>
          <table:table-cell office:value="2" office:value-type="float" table:style-name="NoteQ">
            <text:p text:style-name="Standard">2</text:p>
          </table:table-cell>
        </table:table-row>
        <table:table-row table:style-name="ro1">
          <table:table-cell office:value-type="string" table:style-name="NumCopie">
            <text:p text:style-name="Standard">94</text:p>
          </table:table-cell>
          <table:table-cell office:value-type="string" table:style-name="CodeA">
            <text:p text:style-name="Standard">D2-15</text:p>
          </table:table-cell>
          <table:table-cell office:value-type="string" table:style-name="General">
            <text:p text:style-name="Standard">CUGNO</text:p>
          </table:table-cell>
          <table:table-cell office:value-type="float" table:formula="oooc:=IF([.$D$4]&gt;0;MIN([.$D$4];ROUNDDOWN([.E33]/[.F33]*[.$D$4]/0.5)*0.5);ROUNDDOWN([.E33]/0.5)*0.5)" table:style-name="NoteF"/>
          <table:table-cell office:value-type="float" table:formula="oooc:=SUM([.G33];[.J33:.N33];[.R33:.U33])" table:style-name="NoteQ"/>
          <table:table-cell office:value="15" office:value-type="float" table:style-name="NoteQ">
            <text:p text:style-name="Standard">15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="0.333333333333333" office:value-type="float" table:style-name="NoteQ">
            <text:p text:style-name="Standard">0.333333333333333</text:p>
          </table:table-cell>
          <table:table-cell office:value="0" office:value-type="float" table:style-name="NoteQ">
            <text:p text:style-name="Standard">0</text:p>
          </table:table-cell>
          <table:table-cell office:value="0" office:value-type="float" table:style-name="NoteQ">
            <text:p text:style-name="Standard">0</text:p>
          </table:table-cell>
          <table:table-cell office:value="0" office:value-type="float" table:style-name="NoteQ">
            <text:p text:style-name="Standard">0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1.2" office:value-type="float" table:style-name="NoteQ">
            <text:p text:style-name="Standard">1.2</text:p>
          </table:table-cell>
          <table:table-cell office:value="1.2" office:value-type="float" table:style-name="NoteQ">
            <text:p text:style-name="Standard">1.2</text:p>
          </table:table-cell>
          <table:table-cell office:value="0.4" office:value-type="float" table:style-name="NoteQ">
            <text:p text:style-name="Standard">0.4</text:p>
          </table:table-cell>
          <table:table-cell office:value="0.4" office:value-type="float" table:style-name="NoteQ">
            <text:p text:style-name="Standard">0.4</text:p>
          </table:table-cell>
        </table:table-row>
        <table:table-row table:style-name="ro1">
          <table:table-cell office:value-type="string" table:style-name="NumCopie">
            <text:p text:style-name="Standard">20</text:p>
          </table:table-cell>
          <table:table-cell office:value-type="string" table:style-name="CodeA">
            <text:p text:style-name="Standard">A1-05</text:p>
          </table:table-cell>
          <table:table-cell office:value-type="string" table:style-name="General">
            <text:p text:style-name="Standard">DALMAYRAC</text:p>
          </table:table-cell>
          <table:table-cell office:value-type="float" table:formula="oooc:=IF([.$D$4]&gt;0;MIN([.$D$4];ROUNDDOWN([.E34]/[.F34]*[.$D$4]/0.5)*0.5);ROUNDDOWN([.E34]/0.5)*0.5)" table:style-name="NoteF"/>
          <table:table-cell office:value-type="float" table:formula="oooc:=SUM([.G34];[.J34:.M34];[.O34:.P34];[.S34:.U34])" table:style-name="NoteQ"/>
          <table:table-cell office:value="15" office:value-type="float" table:style-name="NoteQ">
            <text:p text:style-name="Standard">15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="0.333333333333333" office:value-type="float" table:style-name="NoteQ">
            <text:p text:style-name="Standard">0.333333333333333</text:p>
          </table:table-cell>
          <table:table-cell office:value="0" office:value-type="float" table:style-name="NoteQ">
            <text:p text:style-name="Standard">0</text:p>
          </table:table-cell>
          <table:table-cell office:value="0.333333333333333" office:value-type="float" table:style-name="NoteQ">
            <text:p text:style-name="Standard">0.333333333333333</text:p>
          </table:table-cell>
          <table:table-cell office:value="2" office:value-type="float" table:style-name="NoteQ">
            <text:p text:style-name="Standard">2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="1.6" office:value-type="float" table:style-name="NoteQ">
            <text:p text:style-name="Standard">1.6</text:p>
          </table:table-cell>
          <table:table-cell office:value-type="float" table:style-name="NoteX"/>
          <table:table-cell office:value-type="float" table:style-name="NoteX"/>
          <table:table-cell office:value="2" office:value-type="float" table:style-name="NoteQ">
            <text:p text:style-name="Standard">2</text:p>
          </table:table-cell>
          <table:table-cell office:value="1.6" office:value-type="float" table:style-name="NoteQ">
            <text:p text:style-name="Standard">1.6</text:p>
          </table:table-cell>
          <table:table-cell office:value="2" office:value-type="float" table:style-name="NoteQ">
            <text:p text:style-name="Standard">2</text:p>
          </table:table-cell>
        </table:table-row>
        <table:table-row table:style-name="ro1">
          <table:table-cell office:value-type="string" table:style-name="NumCopie">
            <text:p text:style-name="Standard">68</text:p>
          </table:table-cell>
          <table:table-cell office:value-type="string" table:style-name="CodeA">
            <text:p text:style-name="Standard">B2-16</text:p>
          </table:table-cell>
          <table:table-cell office:value-type="string" table:style-name="General">
            <text:p text:style-name="Standard">DEROO</text:p>
          </table:table-cell>
          <table:table-cell office:value-type="float" table:formula="oooc:=IF([.$D$4]&gt;0;MIN([.$D$4];ROUNDDOWN([.E35]/[.F35]*[.$D$4]/0.5)*0.5);ROUNDDOWN([.E35]/0.5)*0.5)" table:style-name="NoteF"/>
          <table:table-cell office:value-type="float" table:formula="oooc:=SUM([.I35:.N35];[.R35:.U35])" table:style-name="NoteQ"/>
          <table:table-cell office:value="15" office:value-type="float" table:style-name="NoteQ">
            <text:p text:style-name="Standard">15</text:p>
          </table:table-cell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="0.333333333333333" office:value-type="float" table:style-name="NoteQ">
            <text:p text:style-name="Standard">0.333333333333333</text:p>
          </table:table-cell>
          <table:table-cell office:value="0.4" office:value-type="float" table:style-name="NoteQ">
            <text:p text:style-name="Standard">0.4</text:p>
          </table:table-cell>
          <table:table-cell office:value="0.166666666666667" office:value-type="float" table:style-name="NoteQ">
            <text:p text:style-name="Standard">0.166666666666667</text:p>
          </table:table-cell>
          <table:table-cell office:value="2" office:value-type="float" table:style-name="NoteQ">
            <text:p text:style-name="Standard">2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2" office:value-type="float" table:style-name="NoteQ">
            <text:p text:style-name="Standard">2</text:p>
          </table:table-cell>
          <table:table-cell office:value="2" office:value-type="float" table:style-name="NoteQ">
            <text:p text:style-name="Standard">2</text:p>
          </table:table-cell>
          <table:table-cell office:value="2" office:value-type="float" table:style-name="NoteQ">
            <text:p text:style-name="Standard">2</text:p>
          </table:table-cell>
          <table:table-cell office:value="2" office:value-type="float" table:style-name="NoteQ">
            <text:p text:style-name="Standard">2</text:p>
          </table:table-cell>
        </table:table-row>
        <table:table-row table:style-name="ro1">
          <table:table-cell office:value-type="string" table:style-name="NumCopie">
            <text:p text:style-name="Standard">64</text:p>
          </table:table-cell>
          <table:table-cell office:value-type="string" table:style-name="CodeA">
            <text:p text:style-name="Standard">A1-06</text:p>
          </table:table-cell>
          <table:table-cell office:value-type="string" table:style-name="General">
            <text:p text:style-name="Standard">DESRUELLE--CHARNAY</text:p>
          </table:table-cell>
          <table:table-cell office:value-type="float" table:formula="oooc:=IF([.$D$4]&gt;0;MIN([.$D$4];ROUNDDOWN([.E36]/[.F36]*[.$D$4]/0.5)*0.5);ROUNDDOWN([.E36]/0.5)*0.5)" table:style-name="NoteF"/>
          <table:table-cell office:value-type="float" table:formula="oooc:=SUM([.H36];[.J36:.N36];[.P36];[.S36:.U36])" table:style-name="NoteQ"/>
          <table:table-cell office:value="15" office:value-type="float" table:style-name="NoteQ">
            <text:p text:style-name="Standard">15</text:p>
          </table:table-cell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="0.333333333333333" office:value-type="float" table:style-name="NoteQ">
            <text:p text:style-name="Standard">0.333333333333333</text:p>
          </table:table-cell>
          <table:table-cell office:value="0" office:value-type="float" table:style-name="NoteQ">
            <text:p text:style-name="Standard">0</text:p>
          </table:table-cell>
          <table:table-cell office:value="0" office:value-type="float" table:style-name="NoteQ">
            <text:p text:style-name="Standard">0</text:p>
          </table:table-cell>
          <table:table-cell office:value="0" office:value-type="float" table:style-name="NoteQ">
            <text:p text:style-name="Standard">0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="0.4" office:value-type="float" table:style-name="NoteQ">
            <text:p text:style-name="Standard">0.4</text:p>
          </table:table-cell>
          <table:table-cell office:value="0" office:value-type="float" table:style-name="NoteQ">
            <text:p text:style-name="Standard">0</text:p>
          </table:table-cell>
        </table:table-row>
        <table:table-row table:style-name="ro1">
          <table:table-cell office:value-type="string" table:style-name="NumCopie">
            <text:p text:style-name="Standard">85</text:p>
          </table:table-cell>
          <table:table-cell office:value-type="string" table:style-name="CodeA">
            <text:p text:style-name="Standard">C2-15</text:p>
          </table:table-cell>
          <table:table-cell office:value-type="string" table:style-name="General">
            <text:p text:style-name="Standard">DEVIGNE</text:p>
          </table:table-cell>
          <table:table-cell office:value-type="float" table:formula="oooc:=IF([.$D$4]&gt;0;MIN([.$D$4];ROUNDDOWN([.E37]/[.F37]*[.$D$4]/0.5)*0.5);ROUNDDOWN([.E37]/0.5)*0.5)" table:style-name="NoteF"/>
          <table:table-cell office:value-type="float" table:formula="oooc:=SUM([.G37];[.J37:.N37];[.Q37];[.S37:.U37])" table:style-name="NoteQ"/>
          <table:table-cell office:value="15" office:value-type="float" table:style-name="NoteQ">
            <text:p text:style-name="Standard">15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="0.333333333333333" office:value-type="float" table:style-name="NoteQ">
            <text:p text:style-name="Standard">0.333333333333333</text:p>
          </table:table-cell>
          <table:table-cell office:value="0" office:value-type="float" table:style-name="NoteQ">
            <text:p text:style-name="Standard">0</text:p>
          </table:table-cell>
          <table:table-cell office:value="0.166666666666667" office:value-type="float" table:style-name="NoteQ">
            <text:p text:style-name="Standard">0.166666666666667</text:p>
          </table:table-cell>
          <table:table-cell office:value="2" office:value-type="float" table:style-name="NoteQ">
            <text:p text:style-name="Standard">2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="1.2" office:value-type="float" table:style-name="NoteQ">
            <text:p text:style-name="Standard">1.2</text:p>
          </table:table-cell>
          <table:table-cell office:value-type="float" table:style-name="NoteX"/>
          <table:table-cell office:value="2" office:value-type="float" table:style-name="NoteQ">
            <text:p text:style-name="Standard">2</text:p>
          </table:table-cell>
          <table:table-cell office:value="2" office:value-type="float" table:style-name="NoteQ">
            <text:p text:style-name="Standard">2</text:p>
          </table:table-cell>
          <table:table-cell office:value="2" office:value-type="float" table:style-name="NoteQ">
            <text:p text:style-name="Standard">2</text:p>
          </table:table-cell>
        </table:table-row>
        <table:table-row table:style-name="ro1">
          <table:table-cell office:value-type="string" table:style-name="NumCopie">
            <text:p text:style-name="Standard">1</text:p>
          </table:table-cell>
          <table:table-cell office:value-type="string" table:style-name="CodeA">
            <text:p text:style-name="Standard">D2-16</text:p>
          </table:table-cell>
          <table:table-cell office:value-type="string" table:style-name="General">
            <text:p text:style-name="Standard">DUPESSEY</text:p>
          </table:table-cell>
          <table:table-cell office:value-type="float" table:formula="oooc:=IF([.$D$4]&gt;0;MIN([.$D$4];ROUNDDOWN([.E38]/[.F38]*[.$D$4]/0.5)*0.5);ROUNDDOWN([.E38]/0.5)*0.5)" table:style-name="NoteF"/>
          <table:table-cell office:value-type="float" table:formula="oooc:=SUM([.G38];[.J38:.N38];[.Q38];[.S38:.U38])" table:style-name="NoteQ"/>
          <table:table-cell office:value="15" office:value-type="float" table:style-name="NoteQ">
            <text:p text:style-name="Standard">15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="0.333333333333333" office:value-type="float" table:style-name="NoteQ">
            <text:p text:style-name="Standard">0.333333333333333</text:p>
          </table:table-cell>
          <table:table-cell office:value="0" office:value-type="float" table:style-name="NoteQ">
            <text:p text:style-name="Standard">0</text:p>
          </table:table-cell>
          <table:table-cell office:value="0.166666666666667" office:value-type="float" table:style-name="NoteQ">
            <text:p text:style-name="Standard">0.166666666666667</text:p>
          </table:table-cell>
          <table:table-cell office:value="0" office:value-type="float" table:style-name="NoteQ">
            <text:p text:style-name="Standard">0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="1.2" office:value-type="float" table:style-name="NoteQ">
            <text:p text:style-name="Standard">1.2</text:p>
          </table:table-cell>
          <table:table-cell office:value-type="float" table:style-name="NoteX"/>
          <table:table-cell office:value="1.2" office:value-type="float" table:style-name="NoteQ">
            <text:p text:style-name="Standard">1.2</text:p>
          </table:table-cell>
          <table:table-cell office:value="1.2" office:value-type="float" table:style-name="NoteQ">
            <text:p text:style-name="Standard">1.2</text:p>
          </table:table-cell>
          <table:table-cell office:value="0.4" office:value-type="float" table:style-name="NoteQ">
            <text:p text:style-name="Standard">0.4</text:p>
          </table:table-cell>
        </table:table-row>
        <table:table-row table:style-name="ro1">
          <table:table-cell office:value-type="string" table:style-name="NumCopie">
            <text:p text:style-name="Standard">107</text:p>
          </table:table-cell>
          <table:table-cell office:value-type="string" table:style-name="CodeA">
            <text:p text:style-name="Standard">C2-16</text:p>
          </table:table-cell>
          <table:table-cell office:value-type="string" table:style-name="General">
            <text:p text:style-name="Standard">ESSAOUISSI</text:p>
          </table:table-cell>
          <table:table-cell office:value-type="float" table:formula="oooc:=IF([.$D$4]&gt;0;MIN([.$D$4];ROUNDDOWN([.E39]/[.F39]*[.$D$4]/0.5)*0.5);ROUNDDOWN([.E39]/0.5)*0.5)" table:style-name="NoteF"/>
          <table:table-cell office:value-type="float" table:formula="oooc:=SUM([.I39:.M39];[.O39];[.Q39];[.S39:.U39])" table:style-name="NoteQ"/>
          <table:table-cell office:value="15" office:value-type="float" table:style-name="NoteQ">
            <text:p text:style-name="Standard">15</text:p>
          </table:table-cell>
          <table:table-cell office:value-type="float" table:style-name="NoteX"/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="0.333333333333333" office:value-type="float" table:style-name="NoteQ">
            <text:p text:style-name="Standard">0.333333333333333</text:p>
          </table:table-cell>
          <table:table-cell office:value="0" office:value-type="float" table:style-name="NoteQ">
            <text:p text:style-name="Standard">0</text:p>
          </table:table-cell>
          <table:table-cell office:value="0" office:value-type="float" table:style-name="NoteQ">
            <text:p text:style-name="Standard">0</text:p>
          </table:table-cell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0.4" office:value-type="float" table:style-name="NoteQ">
            <text:p text:style-name="Standard">0.4</text:p>
          </table:table-cell>
          <table:table-cell office:value-type="float" table:style-name="NoteX"/>
          <table:table-cell office:value="1.2" office:value-type="float" table:style-name="NoteQ">
            <text:p text:style-name="Standard">1.2</text:p>
          </table:table-cell>
          <table:table-cell office:value="1.2" office:value-type="float" table:style-name="NoteQ">
            <text:p text:style-name="Standard">1.2</text:p>
          </table:table-cell>
          <table:table-cell office:value="0.8" office:value-type="float" table:style-name="NoteQ">
            <text:p text:style-name="Standard">0.8</text:p>
          </table:table-cell>
        </table:table-row>
        <table:table-row table:style-name="ro1">
          <table:table-cell office:value-type="string" table:style-name="NumCopie">
            <text:p text:style-name="Standard">70</text:p>
          </table:table-cell>
          <table:table-cell office:value-type="string" table:style-name="CodeA">
            <text:p text:style-name="Standard">B2-17</text:p>
          </table:table-cell>
          <table:table-cell office:value-type="string" table:style-name="General">
            <text:p text:style-name="Standard">EYNARD</text:p>
          </table:table-cell>
          <table:table-cell office:value-type="float" table:formula="oooc:=IF([.$D$4]&gt;0;MIN([.$D$4];ROUNDDOWN([.E40]/[.F40]*[.$D$4]/0.5)*0.5);ROUNDDOWN([.E40]/0.5)*0.5)" table:style-name="NoteF"/>
          <table:table-cell office:value-type="float" table:formula="oooc:=SUM([.H40];[.J40:.M40];[.O40:.P40];[.S40:.U40])" table:style-name="NoteQ"/>
          <table:table-cell office:value="15" office:value-type="float" table:style-name="NoteQ">
            <text:p text:style-name="Standard">15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="0.666666666666667" office:value-type="float" table:style-name="NoteQ">
            <text:p text:style-name="Standard">0.666666666666667</text:p>
          </table:table-cell>
          <table:table-cell office:value="1.2" office:value-type="float" table:style-name="NoteQ">
            <text:p text:style-name="Standard">1.2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="0.8" office:value-type="float" table:style-name="NoteQ">
            <text:p text:style-name="Standard">0.8</text:p>
          </table:table-cell>
          <table:table-cell office:value-type="float" table:style-name="NoteX"/>
          <table:table-cell office:value-type="float" table:style-name="NoteX"/>
          <table:table-cell office:value="1.2" office:value-type="float" table:style-name="NoteQ">
            <text:p text:style-name="Standard">1.2</text:p>
          </table:table-cell>
          <table:table-cell office:value="2" office:value-type="float" table:style-name="NoteQ">
            <text:p text:style-name="Standard">2</text:p>
          </table:table-cell>
          <table:table-cell office:value="0.4" office:value-type="float" table:style-name="NoteQ">
            <text:p text:style-name="Standard">0.4</text:p>
          </table:table-cell>
        </table:table-row>
        <table:table-row table:style-name="ro1">
          <table:table-cell office:value-type="string" table:style-name="NumCopie">
            <text:p text:style-name="Standard">51</text:p>
          </table:table-cell>
          <table:table-cell office:value-type="string" table:style-name="CodeA">
            <text:p text:style-name="Standard">B1-04</text:p>
          </table:table-cell>
          <table:table-cell office:value-type="string" table:style-name="General">
            <text:p text:style-name="Standard">FALCONNET</text:p>
          </table:table-cell>
          <table:table-cell office:value-type="float" table:formula="oooc:=IF([.$D$4]&gt;0;MIN([.$D$4];ROUNDDOWN([.E41]/[.F41]*[.$D$4]/0.5)*0.5);ROUNDDOWN([.E41]/0.5)*0.5)" table:style-name="NoteF"/>
          <table:table-cell office:value-type="float" table:formula="oooc:=SUM([.I41:.M41];[.O41];[.Q41];[.S41:.U41])" table:style-name="NoteQ"/>
          <table:table-cell office:value="15" office:value-type="float" table:style-name="NoteQ">
            <text:p text:style-name="Standard">15</text:p>
          </table:table-cell>
          <table:table-cell office:value-type="float" table:style-name="NoteX"/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="0.333333333333333" office:value-type="float" table:style-name="NoteQ">
            <text:p text:style-name="Standard">0.333333333333333</text:p>
          </table:table-cell>
          <table:table-cell office:value="0" office:value-type="float" table:style-name="NoteQ">
            <text:p text:style-name="Standard">0</text:p>
          </table:table-cell>
          <table:table-cell office:value="0.166666666666667" office:value-type="float" table:style-name="NoteQ">
            <text:p text:style-name="Standard">0.166666666666667</text:p>
          </table:table-cell>
          <table:table-cell office:value="0.4" office:value-type="float" table:style-name="NoteQ">
            <text:p text:style-name="Standard">0.4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="1.2" office:value-type="float" table:style-name="NoteQ">
            <text:p text:style-name="Standard">1.2</text:p>
          </table:table-cell>
          <table:table-cell office:value="0.8" office:value-type="float" table:style-name="NoteQ">
            <text:p text:style-name="Standard">0.8</text:p>
          </table:table-cell>
          <table:table-cell office:value="1.2" office:value-type="float" table:style-name="NoteQ">
            <text:p text:style-name="Standard">1.2</text:p>
          </table:table-cell>
        </table:table-row>
        <table:table-row table:style-name="ro1">
          <table:table-cell office:value-type="string" table:style-name="NumCopie">
            <text:p text:style-name="Standard">53</text:p>
          </table:table-cell>
          <table:table-cell office:value-type="string" table:style-name="CodeA">
            <text:p text:style-name="Standard">B1-05</text:p>
          </table:table-cell>
          <table:table-cell office:value-type="string" table:style-name="General">
            <text:p text:style-name="Standard">FAVORY</text:p>
          </table:table-cell>
          <table:table-cell office:value-type="float" table:formula="oooc:=IF([.$D$4]&gt;0;MIN([.$D$4];ROUNDDOWN([.E42]/[.F42]*[.$D$4]/0.5)*0.5);ROUNDDOWN([.E42]/0.5)*0.5)" table:style-name="NoteF"/>
          <table:table-cell office:value-type="float" table:formula="oooc:=SUM([.G42];[.J42:.N42];[.R42:.U42])" table:style-name="NoteQ"/>
          <table:table-cell office:value="15" office:value-type="float" table:style-name="NoteQ">
            <text:p text:style-name="Standard">15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="0" office:value-type="float" table:style-name="NoteQ">
            <text:p text:style-name="Standard">0</text:p>
          </table:table-cell>
          <table:table-cell office:value="0" office:value-type="float" table:style-name="NoteQ">
            <text:p text:style-name="Standard">0</text:p>
          </table:table-cell>
          <table:table-cell office:value="0" office:value-type="float" table:style-name="NoteQ">
            <text:p text:style-name="Standard">0</text:p>
          </table:table-cell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0.4" office:value-type="float" table:style-name="NoteQ">
            <text:p text:style-name="Standard">0.4</text:p>
          </table:table-cell>
          <table:table-cell office:value="1.2" office:value-type="float" table:style-name="NoteQ">
            <text:p text:style-name="Standard">1.2</text:p>
          </table:table-cell>
          <table:table-cell office:value="0.8" office:value-type="float" table:style-name="NoteQ">
            <text:p text:style-name="Standard">0.8</text:p>
          </table:table-cell>
          <table:table-cell office:value="0" office:value-type="float" table:style-name="NoteQ">
            <text:p text:style-name="Standard">0</text:p>
          </table:table-cell>
        </table:table-row>
        <table:table-row table:style-name="ro1">
          <table:table-cell office:value-type="string" table:style-name="NumCopie">
            <text:p text:style-name="Standard">91</text:p>
          </table:table-cell>
          <table:table-cell office:value-type="string" table:style-name="CodeA">
            <text:p text:style-name="Standard">D1-06</text:p>
          </table:table-cell>
          <table:table-cell office:value-type="string" table:style-name="General">
            <text:p text:style-name="Standard">GACHET</text:p>
          </table:table-cell>
          <table:table-cell office:value-type="float" table:formula="oooc:=IF([.$D$4]&gt;0;MIN([.$D$4];ROUNDDOWN([.E43]/[.F43]*[.$D$4]/0.5)*0.5);ROUNDDOWN([.E43]/0.5)*0.5)" table:style-name="NoteF"/>
          <table:table-cell office:value-type="float" table:formula="oooc:=SUM([.G43];[.J43:.N43];[.Q43];[.S43:.U43])" table:style-name="NoteQ"/>
          <table:table-cell office:value="15" office:value-type="float" table:style-name="NoteQ">
            <text:p text:style-name="Standard">15</text:p>
          </table:table-cell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-type="float" table:style-name="NoteX"/>
          <table:table-cell office:value="0.333333333333333" office:value-type="float" table:style-name="NoteQ">
            <text:p text:style-name="Standard">0.333333333333333</text:p>
          </table:table-cell>
          <table:table-cell office:value="0" office:value-type="float" table:style-name="NoteQ">
            <text:p text:style-name="Standard">0</text:p>
          </table:table-cell>
          <table:table-cell office:value="0" office:value-type="float" table:style-name="NoteQ">
            <text:p text:style-name="Standard">0</text:p>
          </table:table-cell>
          <table:table-cell office:value="0" office:value-type="float" table:style-name="NoteQ">
            <text:p text:style-name="Standard">0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="0.4" office:value-type="float" table:style-name="NoteQ">
            <text:p text:style-name="Standard">0.4</text:p>
          </table:table-cell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="1.6" office:value-type="float" table:style-name="NoteQ">
            <text:p text:style-name="Standard">1.6</text:p>
          </table:table-cell>
          <table:table-cell office:value="1.6" office:value-type="float" table:style-name="NoteQ">
            <text:p text:style-name="Standard">1.6</text:p>
          </table:table-cell>
        </table:table-row>
        <table:table-row table:style-name="ro1">
          <table:table-cell table:style-name="NumCopie"/>
          <table:table-cell office:value-type="string" table:style-name="CodeA">
            <text:p text:style-name="Standard">A2-16</text:p>
          </table:table-cell>
          <table:table-cell office:value-type="string" table:style-name="General">
            <text:p text:style-name="Standard">GAYON</text:p>
          </table:table-cell>
          <table:table-cell office:value-type="string" table:style-name="General">
            <text:p text:style-name="Standard">ABS</text:p>
          </table:table-cell>
          <table:table-cell table:formula="oooc:=SUM([.A44])"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</table:table-row>
        <table:table-row table:style-name="ro1">
          <table:table-cell office:value-type="string" table:style-name="NumCopie">
            <text:p text:style-name="Standard">63</text:p>
          </table:table-cell>
          <table:table-cell office:value-type="string" table:style-name="CodeA">
            <text:p text:style-name="Standard">B2-18</text:p>
          </table:table-cell>
          <table:table-cell office:value-type="string" table:style-name="General">
            <text:p text:style-name="Standard">GHEBRID</text:p>
          </table:table-cell>
          <table:table-cell office:value-type="float" table:formula="oooc:=IF([.$D$4]&gt;0;MIN([.$D$4];ROUNDDOWN([.E45]/[.F45]*[.$D$4]/0.5)*0.5);ROUNDDOWN([.E45]/0.5)*0.5)" table:style-name="NoteF"/>
          <table:table-cell office:value-type="float" table:formula="oooc:=SUM([.H45];[.J45:.M45];[.O45:.P45];[.S45:.U45])" table:style-name="NoteQ"/>
          <table:table-cell office:value="15" office:value-type="float" table:style-name="NoteQ">
            <text:p text:style-name="Standard">15</text:p>
          </table:table-cell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="0.333333333333333" office:value-type="float" table:style-name="NoteQ">
            <text:p text:style-name="Standard">0.333333333333333</text:p>
          </table:table-cell>
          <table:table-cell office:value="0" office:value-type="float" table:style-name="NoteQ">
            <text:p text:style-name="Standard">0</text:p>
          </table:table-cell>
          <table:table-cell office:value="0" office:value-type="float" table:style-name="NoteQ">
            <text:p text:style-name="Standard">0</text:p>
          </table:table-cell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="0.4" office:value-type="float" table:style-name="NoteQ">
            <text:p text:style-name="Standard">0.4</text:p>
          </table:table-cell>
          <table:table-cell office:value-type="float" table:style-name="NoteX"/>
          <table:table-cell office:value-type="float" table:style-name="NoteX"/>
          <table:table-cell office:value="0.8" office:value-type="float" table:style-name="NoteQ">
            <text:p text:style-name="Standard">0.8</text:p>
          </table:table-cell>
          <table:table-cell office:value="1.2" office:value-type="float" table:style-name="NoteQ">
            <text:p text:style-name="Standard">1.2</text:p>
          </table:table-cell>
          <table:table-cell office:value="1.2" office:value-type="float" table:style-name="NoteQ">
            <text:p text:style-name="Standard">1.2</text:p>
          </table:table-cell>
        </table:table-row>
        <table:table-row table:style-name="ro1">
          <table:table-cell office:value-type="string" table:style-name="NumCopie">
            <text:p text:style-name="Standard">55</text:p>
          </table:table-cell>
          <table:table-cell office:value-type="string" table:style-name="CodeA">
            <text:p text:style-name="Standard">A1-07</text:p>
          </table:table-cell>
          <table:table-cell office:value-type="string" table:style-name="General">
            <text:p text:style-name="Standard">GLÉNAT</text:p>
          </table:table-cell>
          <table:table-cell office:value-type="float" table:formula="oooc:=IF([.$D$4]&gt;0;MIN([.$D$4];ROUNDDOWN([.E46]/[.F46]*[.$D$4]/0.5)*0.5);ROUNDDOWN([.E46]/0.5)*0.5)" table:style-name="NoteF"/>
          <table:table-cell office:value-type="float" table:formula="oooc:=SUM([.H46];[.J46:.M46];[.O46];[.R46:.U46])" table:style-name="NoteQ"/>
          <table:table-cell office:value="15" office:value-type="float" table:style-name="NoteQ">
            <text:p text:style-name="Standard">15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="1.2" office:value-type="float" table:style-name="NoteQ">
            <text:p text:style-name="Standard">1.2</text:p>
          </table:table-cell>
          <table:table-cell office:value="2" office:value-type="float" table:style-name="NoteQ">
            <text:p text:style-name="Standard">2</text:p>
          </table:table-cell>
          <table:table-cell office:value="2" office:value-type="float" table:style-name="NoteQ">
            <text:p text:style-name="Standard">2</text:p>
          </table:table-cell>
          <table:table-cell office:value="1.2" office:value-type="float" table:style-name="NoteQ">
            <text:p text:style-name="Standard">1.2</text:p>
          </table:table-cell>
        </table:table-row>
        <table:table-row table:style-name="ro1">
          <table:table-cell office:value-type="string" table:style-name="NumCopie">
            <text:p text:style-name="Standard">87</text:p>
          </table:table-cell>
          <table:table-cell office:value-type="string" table:style-name="CodeA">
            <text:p text:style-name="Standard">C2-17</text:p>
          </table:table-cell>
          <table:table-cell office:value-type="string" table:style-name="General">
            <text:p text:style-name="Standard">GUGGIA</text:p>
          </table:table-cell>
          <table:table-cell office:value-type="float" table:formula="oooc:=IF([.$D$4]&gt;0;MIN([.$D$4];ROUNDDOWN([.E47]/[.F47]*[.$D$4]/0.5)*0.5);ROUNDDOWN([.E47]/0.5)*0.5)" table:style-name="NoteF"/>
          <table:table-cell office:value-type="float" table:formula="oooc:=SUM([.I47:.N47];[.P47];[.S47:.U47])" table:style-name="NoteQ"/>
          <table:table-cell office:value="15" office:value-type="float" table:style-name="NoteQ">
            <text:p text:style-name="Standard">15</text:p>
          </table:table-cell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="0.333333333333333" office:value-type="float" table:style-name="NoteQ">
            <text:p text:style-name="Standard">0.333333333333333</text:p>
          </table:table-cell>
          <table:table-cell office:value="0" office:value-type="float" table:style-name="NoteQ">
            <text:p text:style-name="Standard">0</text:p>
          </table:table-cell>
          <table:table-cell office:value="0.166666666666667" office:value-type="float" table:style-name="NoteQ">
            <text:p text:style-name="Standard">0.166666666666667</text:p>
          </table:table-cell>
          <table:table-cell office:value="0" office:value-type="float" table:style-name="NoteQ">
            <text:p text:style-name="Standard">0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2" office:value-type="float" table:style-name="NoteQ">
            <text:p text:style-name="Standard">2</text:p>
          </table:table-cell>
          <table:table-cell office:value-type="float" table:style-name="NoteX"/>
          <table:table-cell office:value-type="float" table:style-name="NoteX"/>
          <table:table-cell office:value="2" office:value-type="float" table:style-name="NoteQ">
            <text:p text:style-name="Standard">2</text:p>
          </table:table-cell>
          <table:table-cell office:value="1.6" office:value-type="float" table:style-name="NoteQ">
            <text:p text:style-name="Standard">1.6</text:p>
          </table:table-cell>
          <table:table-cell office:value="2" office:value-type="float" table:style-name="NoteQ">
            <text:p text:style-name="Standard">2</text:p>
          </table:table-cell>
        </table:table-row>
        <table:table-row table:style-name="ro1">
          <table:table-cell office:value-type="string" table:style-name="NumCopie">
            <text:p text:style-name="Standard">61</text:p>
          </table:table-cell>
          <table:table-cell office:value-type="string" table:style-name="CodeA">
            <text:p text:style-name="Standard">B2-19</text:p>
          </table:table-cell>
          <table:table-cell office:value-type="string" table:style-name="General">
            <text:p text:style-name="Standard">GUIGUE</text:p>
          </table:table-cell>
          <table:table-cell office:value-type="float" table:formula="oooc:=IF([.$D$4]&gt;0;MIN([.$D$4];ROUNDDOWN([.E48]/[.F48]*[.$D$4]/0.5)*0.5);ROUNDDOWN([.E48]/0.5)*0.5)" table:style-name="NoteF"/>
          <table:table-cell office:value-type="float" table:formula="oooc:=SUM([.G48];[.J48:.M48];[.O48];[.Q48];[.S48:.U48])" table:style-name="NoteQ"/>
          <table:table-cell office:value="15" office:value-type="float" table:style-name="NoteQ">
            <text:p text:style-name="Standard">15</text:p>
          </table:table-cell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-type="float" table:style-name="NoteX"/>
          <table:table-cell office:value="0.333333333333333" office:value-type="float" table:style-name="NoteQ">
            <text:p text:style-name="Standard">0.333333333333333</text:p>
          </table:table-cell>
          <table:table-cell office:value="0" office:value-type="float" table:style-name="NoteQ">
            <text:p text:style-name="Standard">0</text:p>
          </table:table-cell>
          <table:table-cell office:value="0" office:value-type="float" table:style-name="NoteQ">
            <text:p text:style-name="Standard">0</text:p>
          </table:table-cell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1.2" office:value-type="float" table:style-name="NoteQ">
            <text:p text:style-name="Standard">1.2</text:p>
          </table:table-cell>
          <table:table-cell office:value-type="float" table:style-name="NoteX"/>
          <table:table-cell office:value="2" office:value-type="float" table:style-name="NoteQ">
            <text:p text:style-name="Standard">2</text:p>
          </table:table-cell>
          <table:table-cell office:value="2" office:value-type="float" table:style-name="NoteQ">
            <text:p text:style-name="Standard">2</text:p>
          </table:table-cell>
          <table:table-cell office:value="0" office:value-type="float" table:style-name="NoteQ">
            <text:p text:style-name="Standard">0</text:p>
          </table:table-cell>
        </table:table-row>
        <table:table-row table:style-name="ro1">
          <table:table-cell office:value-type="string" table:style-name="NumCopie">
            <text:p text:style-name="Standard">45</text:p>
          </table:table-cell>
          <table:table-cell office:value-type="string" table:style-name="CodeA">
            <text:p text:style-name="Standard">C1-30</text:p>
          </table:table-cell>
          <table:table-cell office:value-type="string" table:style-name="General">
            <text:p text:style-name="Standard">HADJ-ARAB</text:p>
          </table:table-cell>
          <table:table-cell office:value-type="float" table:formula="oooc:=IF([.$D$4]&gt;0;MIN([.$D$4];ROUNDDOWN([.E49]/[.F49]*[.$D$4]/0.5)*0.5);ROUNDDOWN([.E49]/0.5)*0.5)" table:style-name="NoteF"/>
          <table:table-cell office:value-type="float" table:formula="oooc:=SUM([.G49];[.J49:.N49];[.P49];[.S49:.U49])" table:style-name="NoteQ"/>
          <table:table-cell office:value="15" office:value-type="float" table:style-name="NoteQ">
            <text:p text:style-name="Standard">15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="0.333333333333333" office:value-type="float" table:style-name="NoteQ">
            <text:p text:style-name="Standard">0.333333333333333</text:p>
          </table:table-cell>
          <table:table-cell office:value="0" office:value-type="float" table:style-name="NoteQ">
            <text:p text:style-name="Standard">0</text:p>
          </table:table-cell>
          <table:table-cell office:value="0" office:value-type="float" table:style-name="NoteQ">
            <text:p text:style-name="Standard">0</text:p>
          </table:table-cell>
          <table:table-cell office:value="0" office:value-type="float" table:style-name="NoteQ">
            <text:p text:style-name="Standard">0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="0.4" office:value-type="float" table:style-name="NoteQ">
            <text:p text:style-name="Standard">0.4</text:p>
          </table:table-cell>
          <table:table-cell office:value="0" office:value-type="float" table:style-name="NoteQ">
            <text:p text:style-name="Standard">0</text:p>
          </table:table-cell>
        </table:table-row>
        <table:table-row table:style-name="ro1">
          <table:table-cell office:value-type="string" table:style-name="NumCopie">
            <text:p text:style-name="Standard">88</text:p>
          </table:table-cell>
          <table:table-cell office:value-type="string" table:style-name="CodeA">
            <text:p text:style-name="Standard">D2-17</text:p>
          </table:table-cell>
          <table:table-cell office:value-type="string" table:style-name="General">
            <text:p text:style-name="Standard">HALA</text:p>
          </table:table-cell>
          <table:table-cell office:value-type="float" table:formula="oooc:=IF([.$D$4]&gt;0;MIN([.$D$4];ROUNDDOWN([.E50]/[.F50]*[.$D$4]/0.5)*0.5);ROUNDDOWN([.E50]/0.5)*0.5)" table:style-name="NoteF"/>
          <table:table-cell office:value-type="float" table:formula="oooc:=SUM([.I50:.M50];[.O50];[.Q50];[.S50:.U50])" table:style-name="NoteQ"/>
          <table:table-cell office:value="15" office:value-type="float" table:style-name="NoteQ">
            <text:p text:style-name="Standard">15</text:p>
          </table:table-cell>
          <table:table-cell office:value-type="float" table:style-name="NoteX"/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="0.333333333333333" office:value-type="float" table:style-name="NoteQ">
            <text:p text:style-name="Standard">0.333333333333333</text:p>
          </table:table-cell>
          <table:table-cell office:value="0" office:value-type="float" table:style-name="NoteQ">
            <text:p text:style-name="Standard">0</text:p>
          </table:table-cell>
          <table:table-cell office:value="0.166666666666667" office:value-type="float" table:style-name="NoteQ">
            <text:p text:style-name="Standard">0.166666666666667</text:p>
          </table:table-cell>
          <table:table-cell office:value="0.4" office:value-type="float" table:style-name="NoteQ">
            <text:p text:style-name="Standard">0.4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="0.8" office:value-type="float" table:style-name="NoteQ">
            <text:p text:style-name="Standard">0.8</text:p>
          </table:table-cell>
          <table:table-cell office:value="0.4" office:value-type="float" table:style-name="NoteQ">
            <text:p text:style-name="Standard">0.4</text:p>
          </table:table-cell>
          <table:table-cell office:value="0" office:value-type="float" table:style-name="NoteQ">
            <text:p text:style-name="Standard">0</text:p>
          </table:table-cell>
        </table:table-row>
        <table:table-row table:style-name="ro1">
          <table:table-cell office:value-type="string" table:style-name="NumCopie">
            <text:p text:style-name="Standard">82</text:p>
          </table:table-cell>
          <table:table-cell office:value-type="string" table:style-name="CodeA">
            <text:p text:style-name="Standard">D1-07</text:p>
          </table:table-cell>
          <table:table-cell office:value-type="string" table:style-name="General">
            <text:p text:style-name="Standard">ISSARTEL</text:p>
          </table:table-cell>
          <table:table-cell office:value-type="float" table:formula="oooc:=IF([.$D$4]&gt;0;MIN([.$D$4];ROUNDDOWN([.E51]/[.F51]*[.$D$4]/0.5)*0.5);ROUNDDOWN([.E51]/0.5)*0.5)" table:style-name="NoteF"/>
          <table:table-cell office:value-type="float" table:formula="oooc:=SUM([.H51];[.J51:.M51];[.O51:.P51];[.S51:.U51])" table:style-name="NoteQ"/>
          <table:table-cell office:value="15" office:value-type="float" table:style-name="NoteQ">
            <text:p text:style-name="Standard">15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="0" office:value-type="float" table:style-name="NoteQ">
            <text:p text:style-name="Standard">0</text:p>
          </table:table-cell>
          <table:table-cell office:value="0.666666666666667" office:value-type="float" table:style-name="NoteQ">
            <text:p text:style-name="Standard">0.666666666666667</text:p>
          </table:table-cell>
          <table:table-cell office:value="0.8" office:value-type="float" table:style-name="NoteQ">
            <text:p text:style-name="Standard">0.8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="1.6" office:value-type="float" table:style-name="NoteQ">
            <text:p text:style-name="Standard">1.6</text:p>
          </table:table-cell>
          <table:table-cell office:value-type="float" table:style-name="NoteX"/>
          <table:table-cell office:value-type="float" table:style-name="NoteX"/>
          <table:table-cell office:value="1.2" office:value-type="float" table:style-name="NoteQ">
            <text:p text:style-name="Standard">1.2</text:p>
          </table:table-cell>
          <table:table-cell office:value="0" office:value-type="float" table:style-name="NoteQ">
            <text:p text:style-name="Standard">0</text:p>
          </table:table-cell>
          <table:table-cell office:value="2" office:value-type="float" table:style-name="NoteQ">
            <text:p text:style-name="Standard">2</text:p>
          </table:table-cell>
        </table:table-row>
        <table:table-row table:style-name="ro1">
          <table:table-cell office:value-type="string" table:style-name="NumCopie">
            <text:p text:style-name="Standard">106</text:p>
          </table:table-cell>
          <table:table-cell office:value-type="string" table:style-name="CodeA">
            <text:p text:style-name="Standard">C1-03</text:p>
          </table:table-cell>
          <table:table-cell office:value-type="string" table:style-name="General">
            <text:p text:style-name="Standard">JOLY</text:p>
          </table:table-cell>
          <table:table-cell office:value-type="float" table:formula="oooc:=IF([.$D$4]&gt;0;MIN([.$D$4];ROUNDDOWN([.E52]/[.F52]*[.$D$4]/0.5)*0.5);ROUNDDOWN([.E52]/0.5)*0.5)" table:style-name="NoteF"/>
          <table:table-cell office:value-type="float" table:formula="oooc:=SUM([.H52];[.J52:.M52];[.O52:.P52];[.S52:.U52])" table:style-name="NoteQ"/>
          <table:table-cell office:value="15" office:value-type="float" table:style-name="NoteQ">
            <text:p text:style-name="Standard">15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0.333333333333333" office:value-type="float" table:style-name="NoteQ">
            <text:p text:style-name="Standard">0.333333333333333</text:p>
          </table:table-cell>
          <table:table-cell office:value="0" office:value-type="float" table:style-name="NoteQ">
            <text:p text:style-name="Standard">0</text:p>
          </table:table-cell>
          <table:table-cell office:value="0.166666666666667" office:value-type="float" table:style-name="NoteQ">
            <text:p text:style-name="Standard">0.166666666666667</text:p>
          </table:table-cell>
          <table:table-cell office:value="0.8" office:value-type="float" table:style-name="NoteQ">
            <text:p text:style-name="Standard">0.8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="1.6" office:value-type="float" table:style-name="NoteQ">
            <text:p text:style-name="Standard">1.6</text:p>
          </table:table-cell>
          <table:table-cell office:value-type="float" table:style-name="NoteX"/>
          <table:table-cell office:value-type="float" table:style-name="NoteX"/>
          <table:table-cell office:value="1.2" office:value-type="float" table:style-name="NoteQ">
            <text:p text:style-name="Standard">1.2</text:p>
          </table:table-cell>
          <table:table-cell office:value="2" office:value-type="float" table:style-name="NoteQ">
            <text:p text:style-name="Standard">2</text:p>
          </table:table-cell>
          <table:table-cell office:value="2" office:value-type="float" table:style-name="NoteQ">
            <text:p text:style-name="Standard">2</text:p>
          </table:table-cell>
        </table:table-row>
        <table:table-row table:style-name="ro1">
          <table:table-cell office:value-type="string" table:style-name="NumCopie">
            <text:p text:style-name="Standard">84</text:p>
          </table:table-cell>
          <table:table-cell office:value-type="string" table:style-name="CodeA">
            <text:p text:style-name="Standard">D1-08</text:p>
          </table:table-cell>
          <table:table-cell office:value-type="string" table:style-name="General">
            <text:p text:style-name="Standard">JOURDAN</text:p>
          </table:table-cell>
          <table:table-cell office:value-type="float" table:formula="oooc:=IF([.$D$4]&gt;0;MIN([.$D$4];ROUNDDOWN([.E53]/[.F53]*[.$D$4]/0.5)*0.5);ROUNDDOWN([.E53]/0.5)*0.5)" table:style-name="NoteF"/>
          <table:table-cell office:value-type="float" table:formula="oooc:=SUM([.G53];[.J53:.N53];[.R53:.U53])" table:style-name="NoteQ"/>
          <table:table-cell office:value="15" office:value-type="float" table:style-name="NoteQ">
            <text:p text:style-name="Standard">15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="0.5" office:value-type="float" table:style-name="NoteQ">
            <text:p text:style-name="Standard">0.5</text:p>
          </table:table-cell>
          <table:table-cell office:value="0" office:value-type="float" table:style-name="NoteQ">
            <text:p text:style-name="Standard">0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2" office:value-type="float" table:style-name="NoteQ">
            <text:p text:style-name="Standard">2</text:p>
          </table:table-cell>
          <table:table-cell office:value="0.4" office:value-type="float" table:style-name="NoteQ">
            <text:p text:style-name="Standard">0.4</text:p>
          </table:table-cell>
          <table:table-cell office:value="0.8" office:value-type="float" table:style-name="NoteQ">
            <text:p text:style-name="Standard">0.8</text:p>
          </table:table-cell>
          <table:table-cell office:value="0.4" office:value-type="float" table:style-name="NoteQ">
            <text:p text:style-name="Standard">0.4</text:p>
          </table:table-cell>
        </table:table-row>
        <table:table-row table:style-name="ro1">
          <table:table-cell office:value-type="string" table:style-name="NumCopie">
            <text:p text:style-name="Standard">95</text:p>
          </table:table-cell>
          <table:table-cell office:value-type="string" table:style-name="CodeA">
            <text:p text:style-name="Standard">D1-09</text:p>
          </table:table-cell>
          <table:table-cell office:value-type="string" table:style-name="General">
            <text:p text:style-name="Standard">JOUTY</text:p>
          </table:table-cell>
          <table:table-cell office:value-type="float" table:formula="oooc:=IF([.$D$4]&gt;0;MIN([.$D$4];ROUNDDOWN([.E54]/[.F54]*[.$D$4]/0.5)*0.5);ROUNDDOWN([.E54]/0.5)*0.5)" table:style-name="NoteF"/>
          <table:table-cell office:value-type="float" table:formula="oooc:=SUM([.H54];[.J54:.N54];[.Q54];[.S54:.U54])" table:style-name="NoteQ"/>
          <table:table-cell office:value="15" office:value-type="float" table:style-name="NoteQ">
            <text:p text:style-name="Standard">15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="0" office:value-type="float" table:style-name="NoteQ">
            <text:p text:style-name="Standard">0</text:p>
          </table:table-cell>
          <table:table-cell office:value="0.166666666666667" office:value-type="float" table:style-name="NoteQ">
            <text:p text:style-name="Standard">0.166666666666667</text:p>
          </table:table-cell>
          <table:table-cell office:value="0" office:value-type="float" table:style-name="NoteQ">
            <text:p text:style-name="Standard">0</text:p>
          </table:table-cell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-type="float" table:style-name="NoteX"/>
          <table:table-cell office:value="1.2" office:value-type="float" table:style-name="NoteQ">
            <text:p text:style-name="Standard">1.2</text:p>
          </table:table-cell>
          <table:table-cell office:value-type="float" table:style-name="NoteX"/>
          <table:table-cell office:value="1.6" office:value-type="float" table:style-name="NoteQ">
            <text:p text:style-name="Standard">1.6</text:p>
          </table:table-cell>
          <table:table-cell office:value="1.6" office:value-type="float" table:style-name="NoteQ">
            <text:p text:style-name="Standard">1.6</text:p>
          </table:table-cell>
          <table:table-cell office:value="1.6" office:value-type="float" table:style-name="NoteQ">
            <text:p text:style-name="Standard">1.6</text:p>
          </table:table-cell>
        </table:table-row>
        <table:table-row table:style-name="ro1">
          <table:table-cell office:value-type="string" table:style-name="NumCopie">
            <text:p text:style-name="Standard">62</text:p>
          </table:table-cell>
          <table:table-cell office:value-type="string" table:style-name="CodeA">
            <text:p text:style-name="Standard">A2-17</text:p>
          </table:table-cell>
          <table:table-cell office:value-type="string" table:style-name="General">
            <text:p text:style-name="Standard">KABORE</text:p>
          </table:table-cell>
          <table:table-cell office:value-type="float" table:formula="oooc:=IF([.$D$4]&gt;0;MIN([.$D$4];ROUNDDOWN([.E55]/[.F55]*[.$D$4]/0.5)*0.5);ROUNDDOWN([.E55]/0.5)*0.5)" table:style-name="NoteF"/>
          <table:table-cell office:value-type="float" table:formula="oooc:=SUM([.I55:.N55];[.R55:.U55])" table:style-name="NoteQ"/>
          <table:table-cell office:value="15" office:value-type="float" table:style-name="NoteQ">
            <text:p text:style-name="Standard">15</text:p>
          </table:table-cell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="0.333333333333333" office:value-type="float" table:style-name="NoteQ">
            <text:p text:style-name="Standard">0.333333333333333</text:p>
          </table:table-cell>
          <table:table-cell office:value="0" office:value-type="float" table:style-name="NoteQ">
            <text:p text:style-name="Standard">0</text:p>
          </table:table-cell>
          <table:table-cell office:value="0" office:value-type="float" table:style-name="NoteQ">
            <text:p text:style-name="Standard">0</text:p>
          </table:table-cell>
          <table:table-cell office:value="0" office:value-type="float" table:style-name="NoteQ">
            <text:p text:style-name="Standard">0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0.8" office:value-type="float" table:style-name="NoteQ">
            <text:p text:style-name="Standard">0.8</text:p>
          </table:table-cell>
          <table:table-cell office:value="0" office:value-type="float" table:style-name="NoteQ">
            <text:p text:style-name="Standard">0</text:p>
          </table:table-cell>
          <table:table-cell office:value="0.4" office:value-type="float" table:style-name="NoteQ">
            <text:p text:style-name="Standard">0.4</text:p>
          </table:table-cell>
          <table:table-cell office:value="0" office:value-type="float" table:style-name="NoteQ">
            <text:p text:style-name="Standard">0</text:p>
          </table:table-cell>
        </table:table-row>
        <table:table-row table:style-name="ro1">
          <table:table-cell office:value-type="string" table:style-name="NumCopie">
            <text:p text:style-name="Standard">5</text:p>
          </table:table-cell>
          <table:table-cell office:value-type="string" table:style-name="CodeA">
            <text:p text:style-name="Standard">D1-10</text:p>
          </table:table-cell>
          <table:table-cell office:value-type="string" table:style-name="General">
            <text:p text:style-name="Standard">KARMOUS</text:p>
          </table:table-cell>
          <table:table-cell office:value-type="float" table:formula="oooc:=IF([.$D$4]&gt;0;MIN([.$D$4];ROUNDDOWN([.E56]/[.F56]*[.$D$4]/0.5)*0.5);ROUNDDOWN([.E56]/0.5)*0.5)" table:style-name="NoteF"/>
          <table:table-cell office:value-type="float" table:formula="oooc:=SUM([.I56:.N56];[.Q56];[.S56:.U56])" table:style-name="NoteQ"/>
          <table:table-cell office:value="15" office:value-type="float" table:style-name="NoteQ">
            <text:p text:style-name="Standard">15</text:p>
          </table:table-cell>
          <table:table-cell office:value-type="float" table:style-name="NoteX"/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="0.333333333333333" office:value-type="float" table:style-name="NoteQ">
            <text:p text:style-name="Standard">0.333333333333333</text:p>
          </table:table-cell>
          <table:table-cell office:value="0" office:value-type="float" table:style-name="NoteQ">
            <text:p text:style-name="Standard">0</text:p>
          </table:table-cell>
          <table:table-cell office:value="0" office:value-type="float" table:style-name="NoteQ">
            <text:p text:style-name="Standard">0</text:p>
          </table:table-cell>
          <table:table-cell office:value="0" office:value-type="float" table:style-name="NoteQ">
            <text:p text:style-name="Standard">0</text:p>
          </table:table-cell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="0.4" office:value-type="float" table:style-name="NoteQ">
            <text:p text:style-name="Standard">0.4</text:p>
          </table:table-cell>
          <table:table-cell office:value="1.6" office:value-type="float" table:style-name="NoteQ">
            <text:p text:style-name="Standard">1.6</text:p>
          </table:table-cell>
          <table:table-cell office:value="2" office:value-type="float" table:style-name="NoteQ">
            <text:p text:style-name="Standard">2</text:p>
          </table:table-cell>
        </table:table-row>
        <table:table-row table:style-name="ro1">
          <table:table-cell office:value-type="string" table:style-name="NumCopie">
            <text:p text:style-name="Standard">56</text:p>
          </table:table-cell>
          <table:table-cell office:value-type="string" table:style-name="CodeA">
            <text:p text:style-name="Standard">B2-20</text:p>
          </table:table-cell>
          <table:table-cell office:value-type="string" table:style-name="General">
            <text:p text:style-name="Standard">KHALSI</text:p>
          </table:table-cell>
          <table:table-cell office:value-type="float" table:formula="oooc:=IF([.$D$4]&gt;0;MIN([.$D$4];ROUNDDOWN([.E57]/[.F57]*[.$D$4]/0.5)*0.5);ROUNDDOWN([.E57]/0.5)*0.5)" table:style-name="NoteF"/>
          <table:table-cell office:value-type="float" table:formula="oooc:=SUM([.G57];[.J57:.N57];[.Q57];[.S57:.U57])" table:style-name="NoteQ"/>
          <table:table-cell office:value="15" office:value-type="float" table:style-name="NoteQ">
            <text:p text:style-name="Standard">15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="0.333333333333333" office:value-type="float" table:style-name="NoteQ">
            <text:p text:style-name="Standard">0.333333333333333</text:p>
          </table:table-cell>
          <table:table-cell office:value="0" office:value-type="float" table:style-name="NoteQ">
            <text:p text:style-name="Standard">0</text:p>
          </table:table-cell>
          <table:table-cell office:value="0" office:value-type="float" table:style-name="NoteQ">
            <text:p text:style-name="Standard">0</text:p>
          </table:table-cell>
          <table:table-cell office:value="0" office:value-type="float" table:style-name="NoteQ">
            <text:p text:style-name="Standard">0</text:p>
          </table:table-cell>
          <table:table-cell office:value="0" office:value-type="float" table:style-name="NoteE">
            <text:p text:style-name="Standard">0</text:p>
          </table:table-cell>
          <table:table-cell office:value-type="float" table:style-name="NoteX"/>
          <table:table-cell office:value-type="float" table:style-name="NoteX"/>
          <table:table-cell office:value="0.8" office:value-type="float" table:style-name="NoteQ">
            <text:p text:style-name="Standard">0.8</text:p>
          </table:table-cell>
          <table:table-cell office:value-type="float" table:style-name="NoteX"/>
          <table:table-cell office:value="1.2" office:value-type="float" table:style-name="NoteQ">
            <text:p text:style-name="Standard">1.2</text:p>
          </table:table-cell>
          <table:table-cell office:value="0" office:value-type="float" table:style-name="NoteQ">
            <text:p text:style-name="Standard">0</text:p>
          </table:table-cell>
          <table:table-cell office:value="0" office:value-type="float" table:style-name="NoteQ">
            <text:p text:style-name="Standard">0</text:p>
          </table:table-cell>
        </table:table-row>
        <table:table-row table:style-name="ro1">
          <table:table-cell office:value-type="string" table:style-name="NumCopie">
            <text:p text:style-name="Standard">2</text:p>
          </table:table-cell>
          <table:table-cell office:value-type="string" table:style-name="CodeA">
            <text:p text:style-name="Standard">D2-18</text:p>
          </table:table-cell>
          <table:table-cell office:value-type="string" table:style-name="General">
            <text:p text:style-name="Standard">KHATIMI</text:p>
          </table:table-cell>
          <table:table-cell office:value-type="float" table:formula="oooc:=IF([.$D$4]&gt;0;MIN([.$D$4];ROUNDDOWN([.E58]/[.F58]*[.$D$4]/0.5)*0.5);ROUNDDOWN([.E58]/0.5)*0.5)" table:style-name="NoteF"/>
          <table:table-cell office:value-type="float" table:formula="oooc:=SUM([.H58];[.J58:.M58];[.O58];[.R58:.U58])" table:style-name="NoteQ"/>
          <table:table-cell office:value="15" office:value-type="float" table:style-name="NoteQ">
            <text:p text:style-name="Standard">15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0.333333333333333" office:value-type="float" table:style-name="NoteQ">
            <text:p text:style-name="Standard">0.333333333333333</text:p>
          </table:table-cell>
          <table:table-cell office:value="0.2" office:value-type="float" table:style-name="NoteQ">
            <text:p text:style-name="Standard">0.2</text:p>
          </table:table-cell>
          <table:table-cell office:value="0.166666666666667" office:value-type="float" table:style-name="NoteQ">
            <text:p text:style-name="Standard">0.166666666666667</text:p>
          </table:table-cell>
          <table:table-cell office:value="0.4" office:value-type="float" table:style-name="NoteQ">
            <text:p text:style-name="Standard">0.4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="0.8" office:value-type="float" table:style-name="NoteQ">
            <text:p text:style-name="Standard">0.8</text:p>
          </table:table-cell>
          <table:table-cell office:value="2" office:value-type="float" table:style-name="NoteQ">
            <text:p text:style-name="Standard">2</text:p>
          </table:table-cell>
          <table:table-cell office:value="2" office:value-type="float" table:style-name="NoteQ">
            <text:p text:style-name="Standard">2</text:p>
          </table:table-cell>
          <table:table-cell office:value="2" office:value-type="float" table:style-name="NoteQ">
            <text:p text:style-name="Standard">2</text:p>
          </table:table-cell>
        </table:table-row>
        <table:table-row table:style-name="ro1">
          <table:table-cell office:value-type="string" table:style-name="NumCopie">
            <text:p text:style-name="Standard">108</text:p>
          </table:table-cell>
          <table:table-cell office:value-type="string" table:style-name="CodeA">
            <text:p text:style-name="Standard">C1-04</text:p>
          </table:table-cell>
          <table:table-cell office:value-type="string" table:style-name="General">
            <text:p text:style-name="Standard">KHEMIS</text:p>
          </table:table-cell>
          <table:table-cell office:value-type="float" table:formula="oooc:=IF([.$D$4]&gt;0;MIN([.$D$4];ROUNDDOWN([.E59]/[.F59]*[.$D$4]/0.5)*0.5);ROUNDDOWN([.E59]/0.5)*0.5)" table:style-name="NoteF"/>
          <table:table-cell office:value-type="float" table:formula="oooc:=SUM([.G59];[.J59:.N59];[.R59:.U59])" table:style-name="NoteQ"/>
          <table:table-cell office:value="15" office:value-type="float" table:style-name="NoteQ">
            <text:p text:style-name="Standard">15</text:p>
          </table:table-cell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-type="float" table:style-name="NoteX"/>
          <table:table-cell office:value="0.333333333333333" office:value-type="float" table:style-name="NoteQ">
            <text:p text:style-name="Standard">0.333333333333333</text:p>
          </table:table-cell>
          <table:table-cell office:value="0" office:value-type="float" table:style-name="NoteQ">
            <text:p text:style-name="Standard">0</text:p>
          </table:table-cell>
          <table:table-cell office:value="0" office:value-type="float" table:style-name="NoteQ">
            <text:p text:style-name="Standard">0</text:p>
          </table:table-cell>
          <table:table-cell office:value="0" office:value-type="float" table:style-name="NoteQ">
            <text:p text:style-name="Standard">0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="0" office:value-type="float" table:style-name="NoteQ">
            <text:p text:style-name="Standard">0</text:p>
          </table:table-cell>
          <table:table-cell office:value="0" office:value-type="float" table:style-name="NoteQ">
            <text:p text:style-name="Standard">0</text:p>
          </table:table-cell>
          <table:table-cell office:value="0" office:value-type="float" table:style-name="NoteQ">
            <text:p text:style-name="Standard">0</text:p>
          </table:table-cell>
        </table:table-row>
        <table:table-row table:style-name="ro1">
          <table:table-cell office:value-type="string" table:style-name="NumCopie">
            <text:p text:style-name="Standard">12</text:p>
          </table:table-cell>
          <table:table-cell office:value-type="string" table:style-name="CodeA">
            <text:p text:style-name="Standard">D2-19</text:p>
          </table:table-cell>
          <table:table-cell office:value-type="string" table:style-name="General">
            <text:p text:style-name="Standard">KOZAN</text:p>
          </table:table-cell>
          <table:table-cell office:value-type="float" table:formula="oooc:=IF([.$D$4]&gt;0;MIN([.$D$4];ROUNDDOWN([.E60]/[.F60]*[.$D$4]/0.5)*0.5);ROUNDDOWN([.E60]/0.5)*0.5)" table:style-name="NoteF"/>
          <table:table-cell office:value-type="float" table:formula="oooc:=SUM([.H60];[.J60:.N60];[.Q60];[.S60:.U60])" table:style-name="NoteQ"/>
          <table:table-cell office:value="15" office:value-type="float" table:style-name="NoteQ">
            <text:p text:style-name="Standard">15</text:p>
          </table:table-cell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="0" office:value-type="float" table:style-name="NoteQ">
            <text:p text:style-name="Standard">0</text:p>
          </table:table-cell>
          <table:table-cell office:value="0" office:value-type="float" table:style-name="NoteQ">
            <text:p text:style-name="Standard">0</text:p>
          </table:table-cell>
          <table:table-cell office:value="0" office:value-type="float" table:style-name="NoteQ">
            <text:p text:style-name="Standard">0</text:p>
          </table:table-cell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="0.4" office:value-type="float" table:style-name="NoteQ">
            <text:p text:style-name="Standard">0.4</text:p>
          </table:table-cell>
          <table:table-cell office:value="0" office:value-type="float" table:style-name="NoteQ">
            <text:p text:style-name="Standard">0</text:p>
          </table:table-cell>
        </table:table-row>
        <table:table-row table:style-name="ro1">
          <table:table-cell office:value-type="string" table:style-name="NumCopie">
            <text:p text:style-name="Standard">81</text:p>
          </table:table-cell>
          <table:table-cell office:value-type="string" table:style-name="CodeA">
            <text:p text:style-name="Standard">D2-20</text:p>
          </table:table-cell>
          <table:table-cell office:value-type="string" table:style-name="General">
            <text:p text:style-name="Standard">LAHMESS</text:p>
          </table:table-cell>
          <table:table-cell office:value-type="float" table:formula="oooc:=IF([.$D$4]&gt;0;MIN([.$D$4];ROUNDDOWN([.E61]/[.F61]*[.$D$4]/0.5)*0.5);ROUNDDOWN([.E61]/0.5)*0.5)" table:style-name="NoteF"/>
          <table:table-cell office:value-type="float" table:formula="oooc:=SUM([.I61:.N61];[.R61:.U61])" table:style-name="NoteQ"/>
          <table:table-cell office:value="15" office:value-type="float" table:style-name="NoteQ">
            <text:p text:style-name="Standard">15</text:p>
          </table:table-cell>
          <table:table-cell office:value-type="float" table:style-name="NoteX"/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="0.333333333333333" office:value-type="float" table:style-name="NoteQ">
            <text:p text:style-name="Standard">0.333333333333333</text:p>
          </table:table-cell>
          <table:table-cell office:value="0" office:value-type="float" table:style-name="NoteQ">
            <text:p text:style-name="Standard">0</text:p>
          </table:table-cell>
          <table:table-cell office:value="0.166666666666667" office:value-type="float" table:style-name="NoteQ">
            <text:p text:style-name="Standard">0.166666666666667</text:p>
          </table:table-cell>
          <table:table-cell office:value="0" office:value-type="float" table:style-name="NoteQ">
            <text:p text:style-name="Standard">0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0.8" office:value-type="float" table:style-name="NoteQ">
            <text:p text:style-name="Standard">0.8</text:p>
          </table:table-cell>
          <table:table-cell office:value="1.6" office:value-type="float" table:style-name="NoteQ">
            <text:p text:style-name="Standard">1.6</text:p>
          </table:table-cell>
          <table:table-cell office:value="0.8" office:value-type="float" table:style-name="NoteQ">
            <text:p text:style-name="Standard">0.8</text:p>
          </table:table-cell>
          <table:table-cell office:value="0.8" office:value-type="float" table:style-name="NoteQ">
            <text:p text:style-name="Standard">0.8</text:p>
          </table:table-cell>
        </table:table-row>
        <table:table-row table:style-name="ro1">
          <table:table-cell office:value-type="string" table:style-name="NumCopie">
            <text:p text:style-name="Standard">4</text:p>
          </table:table-cell>
          <table:table-cell office:value-type="string" table:style-name="CodeA">
            <text:p text:style-name="Standard">D2-21</text:p>
          </table:table-cell>
          <table:table-cell office:value-type="string" table:style-name="General">
            <text:p text:style-name="Standard">LAPERDRIX</text:p>
          </table:table-cell>
          <table:table-cell office:value-type="float" table:formula="oooc:=IF([.$D$4]&gt;0;MIN([.$D$4];ROUNDDOWN([.E62]/[.F62]*[.$D$4]/0.5)*0.5);ROUNDDOWN([.E62]/0.5)*0.5)" table:style-name="NoteF"/>
          <table:table-cell office:value-type="float" table:formula="oooc:=SUM([.G62];[.J62:.M62];[.O62:.P62];[.S62:.U62])" table:style-name="NoteQ"/>
          <table:table-cell office:value="15" office:value-type="float" table:style-name="NoteQ">
            <text:p text:style-name="Standard">15</text:p>
          </table:table-cell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-type="float" table:style-name="NoteX"/>
          <table:table-cell office:value="0.333333333333333" office:value-type="float" table:style-name="NoteQ">
            <text:p text:style-name="Standard">0.333333333333333</text:p>
          </table:table-cell>
          <table:table-cell office:value="0" office:value-type="float" table:style-name="NoteQ">
            <text:p text:style-name="Standard">0</text:p>
          </table:table-cell>
          <table:table-cell office:value="0.166666666666667" office:value-type="float" table:style-name="NoteQ">
            <text:p text:style-name="Standard">0.166666666666667</text:p>
          </table:table-cell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-type="float" table:style-name="NoteX"/>
          <table:table-cell office:value="0.8" office:value-type="float" table:style-name="NoteQ">
            <text:p text:style-name="Standard">0.8</text:p>
          </table:table-cell>
          <table:table-cell office:value="2" office:value-type="float" table:style-name="NoteQ">
            <text:p text:style-name="Standard">2</text:p>
          </table:table-cell>
          <table:table-cell office:value="0" office:value-type="float" table:style-name="NoteQ">
            <text:p text:style-name="Standard">0</text:p>
          </table:table-cell>
        </table:table-row>
        <table:table-row table:style-name="ro1">
          <table:table-cell office:value-type="string" table:style-name="NumCopie">
            <text:p text:style-name="Standard">93</text:p>
          </table:table-cell>
          <table:table-cell office:value-type="string" table:style-name="CodeA">
            <text:p text:style-name="Standard">D2-22</text:p>
          </table:table-cell>
          <table:table-cell office:value-type="string" table:style-name="General">
            <text:p text:style-name="Standard">LAPERROUZE</text:p>
          </table:table-cell>
          <table:table-cell office:value-type="float" table:formula="oooc:=IF([.$D$4]&gt;0;MIN([.$D$4];ROUNDDOWN([.E63]/[.F63]*[.$D$4]/0.5)*0.5);ROUNDDOWN([.E63]/0.5)*0.5)" table:style-name="NoteF"/>
          <table:table-cell office:value-type="float" table:formula="oooc:=SUM([.H63];[.J63:.M63];[.O63:.P63];[.S63:.U63])" table:style-name="NoteQ"/>
          <table:table-cell office:value="15" office:value-type="float" table:style-name="NoteQ">
            <text:p text:style-name="Standard">15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0.333333333333333" office:value-type="float" table:style-name="NoteQ">
            <text:p text:style-name="Standard">0.333333333333333</text:p>
          </table:table-cell>
          <table:table-cell office:value="0" office:value-type="float" table:style-name="NoteQ">
            <text:p text:style-name="Standard">0</text:p>
          </table:table-cell>
          <table:table-cell office:value="0" office:value-type="float" table:style-name="NoteQ">
            <text:p text:style-name="Standard">0</text:p>
          </table:table-cell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-type="float" table:style-name="NoteX"/>
          <table:table-cell office:value="1.6" office:value-type="float" table:style-name="NoteQ">
            <text:p text:style-name="Standard">1.6</text:p>
          </table:table-cell>
          <table:table-cell office:value="1.6" office:value-type="float" table:style-name="NoteQ">
            <text:p text:style-name="Standard">1.6</text:p>
          </table:table-cell>
          <table:table-cell office:value="0.8" office:value-type="float" table:style-name="NoteQ">
            <text:p text:style-name="Standard">0.8</text:p>
          </table:table-cell>
        </table:table-row>
        <table:table-row table:style-name="ro1">
          <table:table-cell office:value-type="string" table:style-name="NumCopie">
            <text:p text:style-name="Standard">110</text:p>
          </table:table-cell>
          <table:table-cell office:value-type="string" table:style-name="CodeA">
            <text:p text:style-name="Standard">C2-18</text:p>
          </table:table-cell>
          <table:table-cell office:value-type="string" table:style-name="General">
            <text:p text:style-name="Standard">LE CLEC'H</text:p>
          </table:table-cell>
          <table:table-cell office:value-type="float" table:formula="oooc:=IF([.$D$4]&gt;0;MIN([.$D$4];ROUNDDOWN([.E64]/[.F64]*[.$D$4]/0.5)*0.5);ROUNDDOWN([.E64]/0.5)*0.5)" table:style-name="NoteF"/>
          <table:table-cell office:value-type="float" table:formula="oooc:=SUM([.I64:.N64];[.P64];[.S64:.U64])" table:style-name="NoteQ"/>
          <table:table-cell office:value="15" office:value-type="float" table:style-name="NoteQ">
            <text:p text:style-name="Standard">15</text:p>
          </table:table-cell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="0.333333333333333" office:value-type="float" table:style-name="NoteQ">
            <text:p text:style-name="Standard">0.333333333333333</text:p>
          </table:table-cell>
          <table:table-cell office:value="0" office:value-type="float" table:style-name="NoteQ">
            <text:p text:style-name="Standard">0</text:p>
          </table:table-cell>
          <table:table-cell office:value="0.166666666666667" office:value-type="float" table:style-name="NoteQ">
            <text:p text:style-name="Standard">0.166666666666667</text:p>
          </table:table-cell>
          <table:table-cell office:value="0" office:value-type="float" table:style-name="NoteQ">
            <text:p text:style-name="Standard">0</text:p>
          </table:table-cell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="0.8" office:value-type="float" table:style-name="NoteQ">
            <text:p text:style-name="Standard">0.8</text:p>
          </table:table-cell>
          <table:table-cell office:value-type="float" table:style-name="NoteX"/>
          <table:table-cell office:value-type="float" table:style-name="NoteX"/>
          <table:table-cell office:value="2" office:value-type="float" table:style-name="NoteQ">
            <text:p text:style-name="Standard">2</text:p>
          </table:table-cell>
          <table:table-cell office:value="1.2" office:value-type="float" table:style-name="NoteQ">
            <text:p text:style-name="Standard">1.2</text:p>
          </table:table-cell>
          <table:table-cell office:value="0.8" office:value-type="float" table:style-name="NoteQ">
            <text:p text:style-name="Standard">0.8</text:p>
          </table:table-cell>
        </table:table-row>
        <table:table-row table:style-name="ro1">
          <table:table-cell table:style-name="NumCopie"/>
          <table:table-cell office:value-type="string" table:style-name="CodeA">
            <text:p text:style-name="Standard">B1-06</text:p>
          </table:table-cell>
          <table:table-cell office:value-type="string" table:style-name="General">
            <text:p text:style-name="Standard">LEMOINE</text:p>
          </table:table-cell>
          <table:table-cell office:value-type="string" table:style-name="General">
            <text:p text:style-name="Standard">ABS</text:p>
          </table:table-cell>
          <table:table-cell table:formula="oooc:=SUM([.A65])"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  <table:table-cell table:style-name="NoteX"/>
        </table:table-row>
        <table:table-row table:style-name="ro1">
          <table:table-cell office:value-type="string" table:style-name="NumCopie">
            <text:p text:style-name="Standard">8</text:p>
          </table:table-cell>
          <table:table-cell office:value-type="string" table:style-name="CodeA">
            <text:p text:style-name="Standard">C1-05</text:p>
          </table:table-cell>
          <table:table-cell office:value-type="string" table:style-name="General">
            <text:p text:style-name="Standard">LENOBLE</text:p>
          </table:table-cell>
          <table:table-cell office:value-type="float" table:formula="oooc:=IF([.$D$4]&gt;0;MIN([.$D$4];ROUNDDOWN([.E66]/[.F66]*[.$D$4]/0.5)*0.5);ROUNDDOWN([.E66]/0.5)*0.5)" table:style-name="NoteF"/>
          <table:table-cell office:value-type="float" table:formula="oooc:=SUM([.H66];[.J66:.M66];[.O66];[.Q66];[.S66:.U66])" table:style-name="NoteQ"/>
          <table:table-cell office:value="15" office:value-type="float" table:style-name="NoteQ">
            <text:p text:style-name="Standard">15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0.333333333333333" office:value-type="float" table:style-name="NoteQ">
            <text:p text:style-name="Standard">0.333333333333333</text:p>
          </table:table-cell>
          <table:table-cell office:value="0" office:value-type="float" table:style-name="NoteQ">
            <text:p text:style-name="Standard">0</text:p>
          </table:table-cell>
          <table:table-cell office:value="0" office:value-type="float" table:style-name="NoteQ">
            <text:p text:style-name="Standard">0</text:p>
          </table:table-cell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0.4" office:value-type="float" table:style-name="NoteQ">
            <text:p text:style-name="Standard">0.4</text:p>
          </table:table-cell>
          <table:table-cell office:value-type="float" table:style-name="NoteX"/>
          <table:table-cell office:value="2" office:value-type="float" table:style-name="NoteQ">
            <text:p text:style-name="Standard">2</text:p>
          </table:table-cell>
          <table:table-cell office:value="2" office:value-type="float" table:style-name="NoteQ">
            <text:p text:style-name="Standard">2</text:p>
          </table:table-cell>
          <table:table-cell office:value="0" office:value-type="float" table:style-name="NoteQ">
            <text:p text:style-name="Standard">0</text:p>
          </table:table-cell>
        </table:table-row>
        <table:table-row table:style-name="ro1">
          <table:table-cell office:value-type="string" table:style-name="NumCopie">
            <text:p text:style-name="Standard">15</text:p>
          </table:table-cell>
          <table:table-cell office:value-type="string" table:style-name="CodeA">
            <text:p text:style-name="Standard">A1-08</text:p>
          </table:table-cell>
          <table:table-cell office:value-type="string" table:style-name="General">
            <text:p text:style-name="Standard">LIKIN</text:p>
          </table:table-cell>
          <table:table-cell office:value-type="float" table:formula="oooc:=IF([.$D$4]&gt;0;MIN([.$D$4];ROUNDDOWN([.E67]/[.F67]*[.$D$4]/0.5)*0.5);ROUNDDOWN([.E67]/0.5)*0.5)" table:style-name="NoteF"/>
          <table:table-cell office:value-type="float" table:formula="oooc:=SUM([.G67];[.J67:.M67];[.O67];[.Q67];[.S67:.U67])" table:style-name="NoteQ"/>
          <table:table-cell office:value="15" office:value-type="float" table:style-name="NoteQ">
            <text:p text:style-name="Standard">15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="0.333333333333333" office:value-type="float" table:style-name="NoteQ">
            <text:p text:style-name="Standard">0.333333333333333</text:p>
          </table:table-cell>
          <table:table-cell office:value="0" office:value-type="float" table:style-name="NoteQ">
            <text:p text:style-name="Standard">0</text:p>
          </table:table-cell>
          <table:table-cell office:value="0.166666666666667" office:value-type="float" table:style-name="NoteQ">
            <text:p text:style-name="Standard">0.166666666666667</text:p>
          </table:table-cell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0.8" office:value-type="float" table:style-name="NoteQ">
            <text:p text:style-name="Standard">0.8</text:p>
          </table:table-cell>
          <table:table-cell office:value-type="float" table:style-name="NoteX"/>
          <table:table-cell office:value="1.6" office:value-type="float" table:style-name="NoteQ">
            <text:p text:style-name="Standard">1.6</text:p>
          </table:table-cell>
          <table:table-cell office:value="2" office:value-type="float" table:style-name="NoteQ">
            <text:p text:style-name="Standard">2</text:p>
          </table:table-cell>
          <table:table-cell office:value="0" office:value-type="float" table:style-name="NoteQ">
            <text:p text:style-name="Standard">0</text:p>
          </table:table-cell>
        </table:table-row>
        <table:table-row table:style-name="ro1">
          <table:table-cell office:value-type="string" table:style-name="NumCopie">
            <text:p text:style-name="Standard">18</text:p>
          </table:table-cell>
          <table:table-cell office:value-type="string" table:style-name="CodeA">
            <text:p text:style-name="Standard">A1-09</text:p>
          </table:table-cell>
          <table:table-cell office:value-type="string" table:style-name="General">
            <text:p text:style-name="Standard">LYONNAZ-PERROUX</text:p>
          </table:table-cell>
          <table:table-cell office:value-type="float" table:formula="oooc:=IF([.$D$4]&gt;0;MIN([.$D$4];ROUNDDOWN([.E68]/[.F68]*[.$D$4]/0.5)*0.5);ROUNDDOWN([.E68]/0.5)*0.5)" table:style-name="NoteF"/>
          <table:table-cell office:value-type="float" table:formula="oooc:=SUM([.I68:.M68];[.O68];[.Q68];[.S68:.U68])" table:style-name="NoteQ"/>
          <table:table-cell office:value="15" office:value-type="float" table:style-name="NoteQ">
            <text:p text:style-name="Standard">15</text:p>
          </table:table-cell>
          <table:table-cell office:value-type="float" table:style-name="NoteX"/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="0.333333333333333" office:value-type="float" table:style-name="NoteQ">
            <text:p text:style-name="Standard">0.333333333333333</text:p>
          </table:table-cell>
          <table:table-cell office:value="0" office:value-type="float" table:style-name="NoteQ">
            <text:p text:style-name="Standard">0</text:p>
          </table:table-cell>
          <table:table-cell office:value="0" office:value-type="float" table:style-name="NoteQ">
            <text:p text:style-name="Standard">0</text:p>
          </table:table-cell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="0.8" office:value-type="float" table:style-name="NoteQ">
            <text:p text:style-name="Standard">0.8</text:p>
          </table:table-cell>
          <table:table-cell office:value="0.4" office:value-type="float" table:style-name="NoteQ">
            <text:p text:style-name="Standard">0.4</text:p>
          </table:table-cell>
          <table:table-cell office:value="0" office:value-type="float" table:style-name="NoteQ">
            <text:p text:style-name="Standard">0</text:p>
          </table:table-cell>
        </table:table-row>
        <table:table-row table:style-name="ro1">
          <table:table-cell office:value-type="string" table:style-name="NumCopie">
            <text:p text:style-name="Standard">80</text:p>
          </table:table-cell>
          <table:table-cell office:value-type="string" table:style-name="CodeA">
            <text:p text:style-name="Standard">D1-11</text:p>
          </table:table-cell>
          <table:table-cell office:value-type="string" table:style-name="General">
            <text:p text:style-name="Standard">MAACHOUK</text:p>
          </table:table-cell>
          <table:table-cell office:value-type="float" table:formula="oooc:=IF([.$D$4]&gt;0;MIN([.$D$4];ROUNDDOWN([.E69]/[.F69]*[.$D$4]/0.5)*0.5);ROUNDDOWN([.E69]/0.5)*0.5)" table:style-name="NoteF"/>
          <table:table-cell office:value-type="float" table:formula="oooc:=SUM([.G69];[.J69:.N69];[.P69];[.S69:.U69])" table:style-name="NoteQ"/>
          <table:table-cell office:value="15" office:value-type="float" table:style-name="NoteQ">
            <text:p text:style-name="Standard">15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="0.5" office:value-type="float" table:style-name="NoteQ">
            <text:p text:style-name="Standard">0.5</text:p>
          </table:table-cell>
          <table:table-cell office:value="0" office:value-type="float" table:style-name="NoteQ">
            <text:p text:style-name="Standard">0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2" office:value-type="float" table:style-name="NoteQ">
            <text:p text:style-name="Standard">2</text:p>
          </table:table-cell>
          <table:table-cell office:value-type="float" table:style-name="NoteX"/>
          <table:table-cell office:value-type="float" table:style-name="NoteX"/>
          <table:table-cell office:value="2" office:value-type="float" table:style-name="NoteQ">
            <text:p text:style-name="Standard">2</text:p>
          </table:table-cell>
          <table:table-cell office:value="1.6" office:value-type="float" table:style-name="NoteQ">
            <text:p text:style-name="Standard">1.6</text:p>
          </table:table-cell>
          <table:table-cell office:value="1.6" office:value-type="float" table:style-name="NoteQ">
            <text:p text:style-name="Standard">1.6</text:p>
          </table:table-cell>
        </table:table-row>
        <table:table-row table:style-name="ro1">
          <table:table-cell office:value-type="string" table:style-name="NumCopie">
            <text:p text:style-name="Standard">48</text:p>
          </table:table-cell>
          <table:table-cell office:value-type="string" table:style-name="CodeA">
            <text:p text:style-name="Standard">B1-07</text:p>
          </table:table-cell>
          <table:table-cell office:value-type="string" table:style-name="General">
            <text:p text:style-name="Standard">MADI</text:p>
          </table:table-cell>
          <table:table-cell office:value-type="float" table:formula="oooc:=IF([.$D$4]&gt;0;MIN([.$D$4];ROUNDDOWN([.E70]/[.F70]*[.$D$4]/0.5)*0.5);ROUNDDOWN([.E70]/0.5)*0.5)" table:style-name="NoteF"/>
          <table:table-cell office:value-type="float" table:formula="oooc:=SUM([.I70:.N70];[.P70];[.S70:.U70])" table:style-name="NoteQ"/>
          <table:table-cell office:value="15" office:value-type="float" table:style-name="NoteQ">
            <text:p text:style-name="Standard">15</text:p>
          </table:table-cell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="0.6" office:value-type="float" table:style-name="NoteQ">
            <text:p text:style-name="Standard">0.6</text:p>
          </table:table-cell>
          <table:table-cell office:value="1" office:value-type="float" table:style-name="NoteQ">
            <text:p text:style-name="Standard">1</text:p>
          </table:table-cell>
          <table:table-cell office:value="1.6" office:value-type="float" table:style-name="NoteQ">
            <text:p text:style-name="Standard">1.6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1.2" office:value-type="float" table:style-name="NoteQ">
            <text:p text:style-name="Standard">1.2</text:p>
          </table:table-cell>
          <table:table-cell office:value-type="float" table:style-name="NoteX"/>
          <table:table-cell office:value-type="float" table:style-name="NoteX"/>
          <table:table-cell office:value="1.6" office:value-type="float" table:style-name="NoteQ">
            <text:p text:style-name="Standard">1.6</text:p>
          </table:table-cell>
          <table:table-cell office:value="1.2" office:value-type="float" table:style-name="NoteQ">
            <text:p text:style-name="Standard">1.2</text:p>
          </table:table-cell>
          <table:table-cell office:value="1.6" office:value-type="float" table:style-name="NoteQ">
            <text:p text:style-name="Standard">1.6</text:p>
          </table:table-cell>
        </table:table-row>
        <table:table-row table:style-name="ro1">
          <table:table-cell office:value-type="string" table:style-name="NumCopie">
            <text:p text:style-name="Standard">10</text:p>
          </table:table-cell>
          <table:table-cell office:value-type="string" table:style-name="CodeA">
            <text:p text:style-name="Standard">C2-19</text:p>
          </table:table-cell>
          <table:table-cell office:value-type="string" table:style-name="General">
            <text:p text:style-name="Standard">MAHJOUB</text:p>
          </table:table-cell>
          <table:table-cell office:value-type="float" table:formula="oooc:=IF([.$D$4]&gt;0;MIN([.$D$4];ROUNDDOWN([.E71]/[.F71]*[.$D$4]/0.5)*0.5);ROUNDDOWN([.E71]/0.5)*0.5)" table:style-name="NoteF"/>
          <table:table-cell office:value-type="float" table:formula="oooc:=SUM([.G71];[.J71:.N71];[.P71];[.S71:.U71])" table:style-name="NoteQ"/>
          <table:table-cell office:value="15" office:value-type="float" table:style-name="NoteQ">
            <text:p text:style-name="Standard">15</text:p>
          </table:table-cell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-type="float" table:style-name="NoteX"/>
          <table:table-cell office:value="0.333333333333333" office:value-type="float" table:style-name="NoteQ">
            <text:p text:style-name="Standard">0.333333333333333</text:p>
          </table:table-cell>
          <table:table-cell office:value="0" office:value-type="float" table:style-name="NoteQ">
            <text:p text:style-name="Standard">0</text:p>
          </table:table-cell>
          <table:table-cell office:value="0.666666666666667" office:value-type="float" table:style-name="NoteQ">
            <text:p text:style-name="Standard">0.666666666666667</text:p>
          </table:table-cell>
          <table:table-cell office:value="0.4" office:value-type="float" table:style-name="NoteQ">
            <text:p text:style-name="Standard">0.4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1.2" office:value-type="float" table:style-name="NoteQ">
            <text:p text:style-name="Standard">1.2</text:p>
          </table:table-cell>
          <table:table-cell office:value-type="float" table:style-name="NoteX"/>
          <table:table-cell office:value-type="float" table:style-name="NoteX"/>
          <table:table-cell office:value="1.2" office:value-type="float" table:style-name="NoteQ">
            <text:p text:style-name="Standard">1.2</text:p>
          </table:table-cell>
          <table:table-cell office:value="2" office:value-type="float" table:style-name="NoteQ">
            <text:p text:style-name="Standard">2</text:p>
          </table:table-cell>
          <table:table-cell office:value="2" office:value-type="float" table:style-name="NoteQ">
            <text:p text:style-name="Standard">2</text:p>
          </table:table-cell>
        </table:table-row>
        <table:table-row table:style-name="ro1">
          <table:table-cell office:value-type="string" table:style-name="NumCopie">
            <text:p text:style-name="Standard">96</text:p>
          </table:table-cell>
          <table:table-cell office:value-type="string" table:style-name="CodeA">
            <text:p text:style-name="Standard">C2-20</text:p>
          </table:table-cell>
          <table:table-cell office:value-type="string" table:style-name="General">
            <text:p text:style-name="Standard">MAILLARD</text:p>
          </table:table-cell>
          <table:table-cell office:value-type="float" table:formula="oooc:=IF([.$D$4]&gt;0;MIN([.$D$4];ROUNDDOWN([.E72]/[.F72]*[.$D$4]/0.5)*0.5);ROUNDDOWN([.E72]/0.5)*0.5)" table:style-name="NoteF"/>
          <table:table-cell office:value-type="float" table:formula="oooc:=SUM([.I72:.M72];[.O72:.P72];[.S72:.U72])" table:style-name="NoteQ"/>
          <table:table-cell office:value="15" office:value-type="float" table:style-name="NoteQ">
            <text:p text:style-name="Standard">15</text:p>
          </table:table-cell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="0.333333333333333" office:value-type="float" table:style-name="NoteQ">
            <text:p text:style-name="Standard">0.333333333333333</text:p>
          </table:table-cell>
          <table:table-cell office:value="0" office:value-type="float" table:style-name="NoteQ">
            <text:p text:style-name="Standard">0</text:p>
          </table:table-cell>
          <table:table-cell office:value="0.333333333333333" office:value-type="float" table:style-name="NoteQ">
            <text:p text:style-name="Standard">0.333333333333333</text:p>
          </table:table-cell>
          <table:table-cell office:value="1.6" office:value-type="float" table:style-name="NoteQ">
            <text:p text:style-name="Standard">1.6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="1.6" office:value-type="float" table:style-name="NoteQ">
            <text:p text:style-name="Standard">1.6</text:p>
          </table:table-cell>
          <table:table-cell office:value-type="float" table:style-name="NoteX"/>
          <table:table-cell office:value-type="float" table:style-name="NoteX"/>
          <table:table-cell office:value="2" office:value-type="float" table:style-name="NoteQ">
            <text:p text:style-name="Standard">2</text:p>
          </table:table-cell>
          <table:table-cell office:value="2" office:value-type="float" table:style-name="NoteQ">
            <text:p text:style-name="Standard">2</text:p>
          </table:table-cell>
          <table:table-cell office:value="2" office:value-type="float" table:style-name="NoteQ">
            <text:p text:style-name="Standard">2</text:p>
          </table:table-cell>
        </table:table-row>
        <table:table-row table:style-name="ro1">
          <table:table-cell office:value-type="string" table:style-name="NumCopie">
            <text:p text:style-name="Standard">47</text:p>
          </table:table-cell>
          <table:table-cell office:value-type="string" table:style-name="CodeA">
            <text:p text:style-name="Standard">C1-06</text:p>
          </table:table-cell>
          <table:table-cell office:value-type="string" table:style-name="General">
            <text:p text:style-name="Standard">MARTI</text:p>
          </table:table-cell>
          <table:table-cell office:value-type="float" table:formula="oooc:=IF([.$D$4]&gt;0;MIN([.$D$4];ROUNDDOWN([.E73]/[.F73]*[.$D$4]/0.5)*0.5);ROUNDDOWN([.E73]/0.5)*0.5)" table:style-name="NoteF"/>
          <table:table-cell office:value-type="float" table:formula="oooc:=SUM([.H73];[.J73:.M73];[.O73];[.Q73];[.S73:.U73])" table:style-name="NoteQ"/>
          <table:table-cell office:value="15" office:value-type="float" table:style-name="NoteQ">
            <text:p text:style-name="Standard">15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0.333333333333333" office:value-type="float" table:style-name="NoteQ">
            <text:p text:style-name="Standard">0.333333333333333</text:p>
          </table:table-cell>
          <table:table-cell office:value="0" office:value-type="float" table:style-name="NoteQ">
            <text:p text:style-name="Standard">0</text:p>
          </table:table-cell>
          <table:table-cell office:value="0.166666666666667" office:value-type="float" table:style-name="NoteQ">
            <text:p text:style-name="Standard">0.166666666666667</text:p>
          </table:table-cell>
          <table:table-cell office:value="2" office:value-type="float" table:style-name="NoteQ">
            <text:p text:style-name="Standard">2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1.6" office:value-type="float" table:style-name="NoteQ">
            <text:p text:style-name="Standard">1.6</text:p>
          </table:table-cell>
          <table:table-cell office:value-type="float" table:style-name="NoteX"/>
          <table:table-cell office:value="2" office:value-type="float" table:style-name="NoteQ">
            <text:p text:style-name="Standard">2</text:p>
          </table:table-cell>
          <table:table-cell office:value="2" office:value-type="float" table:style-name="NoteQ">
            <text:p text:style-name="Standard">2</text:p>
          </table:table-cell>
          <table:table-cell office:value="1.6" office:value-type="float" table:style-name="NoteQ">
            <text:p text:style-name="Standard">1.6</text:p>
          </table:table-cell>
        </table:table-row>
        <table:table-row table:style-name="ro1">
          <table:table-cell office:value-type="string" table:style-name="NumCopie">
            <text:p text:style-name="Standard">90</text:p>
          </table:table-cell>
          <table:table-cell office:value-type="string" table:style-name="CodeA">
            <text:p text:style-name="Standard">C1-07</text:p>
          </table:table-cell>
          <table:table-cell office:value-type="string" table:style-name="General">
            <text:p text:style-name="Standard">MAZARI IWATA</text:p>
          </table:table-cell>
          <table:table-cell office:value-type="float" table:formula="oooc:=IF([.$D$4]&gt;0;MIN([.$D$4];ROUNDDOWN([.E74]/[.F74]*[.$D$4]/0.5)*0.5);ROUNDDOWN([.E74]/0.5)*0.5)" table:style-name="NoteF"/>
          <table:table-cell office:value-type="float" table:formula="oooc:=SUM([.H74];[.J74:.M74];[.O74:.P74];[.S74:.U74])" table:style-name="NoteQ"/>
          <table:table-cell office:value="15" office:value-type="float" table:style-name="NoteQ">
            <text:p text:style-name="Standard">15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0.333333333333333" office:value-type="float" table:style-name="NoteQ">
            <text:p text:style-name="Standard">0.333333333333333</text:p>
          </table:table-cell>
          <table:table-cell office:value="0" office:value-type="float" table:style-name="NoteQ">
            <text:p text:style-name="Standard">0</text:p>
          </table:table-cell>
          <table:table-cell office:value="0.166666666666667" office:value-type="float" table:style-name="NoteQ">
            <text:p text:style-name="Standard">0.166666666666667</text:p>
          </table:table-cell>
          <table:table-cell office:value="0.4" office:value-type="float" table:style-name="NoteQ">
            <text:p text:style-name="Standard">0.4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="1.2" office:value-type="float" table:style-name="NoteQ">
            <text:p text:style-name="Standard">1.2</text:p>
          </table:table-cell>
          <table:table-cell office:value-type="float" table:style-name="NoteX"/>
          <table:table-cell office:value-type="float" table:style-name="NoteX"/>
          <table:table-cell office:value="2" office:value-type="float" table:style-name="NoteQ">
            <text:p text:style-name="Standard">2</text:p>
          </table:table-cell>
          <table:table-cell office:value="2" office:value-type="float" table:style-name="NoteQ">
            <text:p text:style-name="Standard">2</text:p>
          </table:table-cell>
          <table:table-cell office:value="2" office:value-type="float" table:style-name="NoteQ">
            <text:p text:style-name="Standard">2</text:p>
          </table:table-cell>
        </table:table-row>
        <table:table-row table:style-name="ro1">
          <table:table-cell office:value-type="string" table:style-name="NumCopie">
            <text:p text:style-name="Standard">22</text:p>
          </table:table-cell>
          <table:table-cell office:value-type="string" table:style-name="CodeA">
            <text:p text:style-name="Standard">B1-08</text:p>
          </table:table-cell>
          <table:table-cell office:value-type="string" table:style-name="General">
            <text:p text:style-name="Standard">MENIKER</text:p>
          </table:table-cell>
          <table:table-cell office:value-type="float" table:formula="oooc:=IF([.$D$4]&gt;0;MIN([.$D$4];ROUNDDOWN([.E75]/[.F75]*[.$D$4]/0.5)*0.5);ROUNDDOWN([.E75]/0.5)*0.5)" table:style-name="NoteF"/>
          <table:table-cell office:value-type="float" table:formula="oooc:=SUM([.G75];[.J75:.N75];[.P75];[.S75:.U75])" table:style-name="NoteQ"/>
          <table:table-cell office:value="15" office:value-type="float" table:style-name="NoteQ">
            <text:p text:style-name="Standard">15</text:p>
          </table:table-cell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-type="float" table:style-name="NoteX"/>
          <table:table-cell office:value="0.333333333333333" office:value-type="float" table:style-name="NoteQ">
            <text:p text:style-name="Standard">0.333333333333333</text:p>
          </table:table-cell>
          <table:table-cell office:value="0" office:value-type="float" table:style-name="NoteQ">
            <text:p text:style-name="Standard">0</text:p>
          </table:table-cell>
          <table:table-cell office:value="0.166666666666667" office:value-type="float" table:style-name="NoteQ">
            <text:p text:style-name="Standard">0.166666666666667</text:p>
          </table:table-cell>
          <table:table-cell office:value="0" office:value-type="float" table:style-name="NoteQ">
            <text:p text:style-name="Standard">0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1.2" office:value-type="float" table:style-name="NoteQ">
            <text:p text:style-name="Standard">1.2</text:p>
          </table:table-cell>
          <table:table-cell office:value-type="float" table:style-name="NoteX"/>
          <table:table-cell office:value-type="float" table:style-name="NoteX"/>
          <table:table-cell office:value="1.2" office:value-type="float" table:style-name="NoteQ">
            <text:p text:style-name="Standard">1.2</text:p>
          </table:table-cell>
          <table:table-cell office:value="1.6" office:value-type="float" table:style-name="NoteQ">
            <text:p text:style-name="Standard">1.6</text:p>
          </table:table-cell>
          <table:table-cell office:value="0.4" office:value-type="float" table:style-name="NoteQ">
            <text:p text:style-name="Standard">0.4</text:p>
          </table:table-cell>
        </table:table-row>
        <table:table-row table:style-name="ro1">
          <table:table-cell office:value-type="string" table:style-name="NumCopie">
            <text:p text:style-name="Standard">65</text:p>
          </table:table-cell>
          <table:table-cell office:value-type="string" table:style-name="CodeA">
            <text:p text:style-name="Standard">A2-18</text:p>
          </table:table-cell>
          <table:table-cell office:value-type="string" table:style-name="General">
            <text:p text:style-name="Standard">MILLOT</text:p>
          </table:table-cell>
          <table:table-cell office:value-type="float" table:formula="oooc:=IF([.$D$4]&gt;0;MIN([.$D$4];ROUNDDOWN([.E76]/[.F76]*[.$D$4]/0.5)*0.5);ROUNDDOWN([.E76]/0.5)*0.5)" table:style-name="NoteF"/>
          <table:table-cell office:value-type="float" table:formula="oooc:=SUM([.G76];[.J76:.N76];[.Q76];[.S76:.U76])" table:style-name="NoteQ"/>
          <table:table-cell office:value="15" office:value-type="float" table:style-name="NoteQ">
            <text:p text:style-name="Standard">15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="0.333333333333333" office:value-type="float" table:style-name="NoteQ">
            <text:p text:style-name="Standard">0.333333333333333</text:p>
          </table:table-cell>
          <table:table-cell office:value="0" office:value-type="float" table:style-name="NoteQ">
            <text:p text:style-name="Standard">0</text:p>
          </table:table-cell>
          <table:table-cell office:value="0.333333333333333" office:value-type="float" table:style-name="NoteQ">
            <text:p text:style-name="Standard">0.333333333333333</text:p>
          </table:table-cell>
          <table:table-cell office:value="2" office:value-type="float" table:style-name="NoteQ">
            <text:p text:style-name="Standard">2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="1.6" office:value-type="float" table:style-name="NoteQ">
            <text:p text:style-name="Standard">1.6</text:p>
          </table:table-cell>
          <table:table-cell office:value-type="float" table:style-name="NoteX"/>
          <table:table-cell office:value="1.6" office:value-type="float" table:style-name="NoteQ">
            <text:p text:style-name="Standard">1.6</text:p>
          </table:table-cell>
          <table:table-cell office:value="1.6" office:value-type="float" table:style-name="NoteQ">
            <text:p text:style-name="Standard">1.6</text:p>
          </table:table-cell>
          <table:table-cell office:value="2" office:value-type="float" table:style-name="NoteQ">
            <text:p text:style-name="Standard">2</text:p>
          </table:table-cell>
        </table:table-row>
        <table:table-row table:style-name="ro1">
          <table:table-cell office:value-type="string" table:style-name="NumCopie">
            <text:p text:style-name="Standard">49</text:p>
          </table:table-cell>
          <table:table-cell office:value-type="string" table:style-name="CodeA">
            <text:p text:style-name="Standard">B1-09</text:p>
          </table:table-cell>
          <table:table-cell office:value-type="string" table:style-name="General">
            <text:p text:style-name="Standard">MORIS-MARTINOT</text:p>
          </table:table-cell>
          <table:table-cell office:value-type="float" table:formula="oooc:=IF([.$D$4]&gt;0;MIN([.$D$4];ROUNDDOWN([.E77]/[.F77]*[.$D$4]/0.5)*0.5);ROUNDDOWN([.E77]/0.5)*0.5)" table:style-name="NoteF"/>
          <table:table-cell office:value-type="float" table:formula="oooc:=SUM([.H77];[.J77:.N77];[.R77:.U77])" table:style-name="NoteQ"/>
          <table:table-cell office:value="15" office:value-type="float" table:style-name="NoteQ">
            <text:p text:style-name="Standard">15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0.333333333333333" office:value-type="float" table:style-name="NoteQ">
            <text:p text:style-name="Standard">0.333333333333333</text:p>
          </table:table-cell>
          <table:table-cell office:value="0" office:value-type="float" table:style-name="NoteQ">
            <text:p text:style-name="Standard">0</text:p>
          </table:table-cell>
          <table:table-cell office:value="0" office:value-type="float" table:style-name="NoteQ">
            <text:p text:style-name="Standard">0</text:p>
          </table:table-cell>
          <table:table-cell office:value="0" office:value-type="float" table:style-name="NoteQ">
            <text:p text:style-name="Standard">0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1.6" office:value-type="float" table:style-name="NoteQ">
            <text:p text:style-name="Standard">1.6</text:p>
          </table:table-cell>
          <table:table-cell office:value="2" office:value-type="float" table:style-name="NoteQ">
            <text:p text:style-name="Standard">2</text:p>
          </table:table-cell>
          <table:table-cell office:value="1.6" office:value-type="float" table:style-name="NoteQ">
            <text:p text:style-name="Standard">1.6</text:p>
          </table:table-cell>
          <table:table-cell office:value="1.2" office:value-type="float" table:style-name="NoteQ">
            <text:p text:style-name="Standard">1.2</text:p>
          </table:table-cell>
        </table:table-row>
        <table:table-row table:style-name="ro1">
          <table:table-cell office:value-type="string" table:style-name="NumCopie">
            <text:p text:style-name="Standard">16</text:p>
          </table:table-cell>
          <table:table-cell office:value-type="string" table:style-name="CodeA">
            <text:p text:style-name="Standard">C2-21</text:p>
          </table:table-cell>
          <table:table-cell office:value-type="string" table:style-name="General">
            <text:p text:style-name="Standard">MOUSSIOU</text:p>
          </table:table-cell>
          <table:table-cell office:value-type="float" table:formula="oooc:=IF([.$D$4]&gt;0;MIN([.$D$4];ROUNDDOWN([.E78]/[.F78]*[.$D$4]/0.5)*0.5);ROUNDDOWN([.E78]/0.5)*0.5)" table:style-name="NoteF"/>
          <table:table-cell office:value-type="float" table:formula="oooc:=SUM([.H78];[.J78:.N78];[.P78];[.S78:.U78])" table:style-name="NoteQ"/>
          <table:table-cell office:value="15" office:value-type="float" table:style-name="NoteQ">
            <text:p text:style-name="Standard">15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0.333333333333333" office:value-type="float" table:style-name="NoteQ">
            <text:p text:style-name="Standard">0.333333333333333</text:p>
          </table:table-cell>
          <table:table-cell office:value="0.2" office:value-type="float" table:style-name="NoteQ">
            <text:p text:style-name="Standard">0.2</text:p>
          </table:table-cell>
          <table:table-cell office:value="0.166666666666667" office:value-type="float" table:style-name="NoteQ">
            <text:p text:style-name="Standard">0.166666666666667</text:p>
          </table:table-cell>
          <table:table-cell office:value="0.4" office:value-type="float" table:style-name="NoteQ">
            <text:p text:style-name="Standard">0.4</text:p>
          </table:table-cell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="0.8" office:value-type="float" table:style-name="NoteQ">
            <text:p text:style-name="Standard">0.8</text:p>
          </table:table-cell>
          <table:table-cell office:value-type="float" table:style-name="NoteX"/>
          <table:table-cell office:value-type="float" table:style-name="NoteX"/>
          <table:table-cell office:value="1.2" office:value-type="float" table:style-name="NoteQ">
            <text:p text:style-name="Standard">1.2</text:p>
          </table:table-cell>
          <table:table-cell office:value="1.6" office:value-type="float" table:style-name="NoteQ">
            <text:p text:style-name="Standard">1.6</text:p>
          </table:table-cell>
          <table:table-cell office:value="2" office:value-type="float" table:style-name="NoteQ">
            <text:p text:style-name="Standard">2</text:p>
          </table:table-cell>
        </table:table-row>
        <table:table-row table:style-name="ro1">
          <table:table-cell office:value-type="string" table:style-name="NumCopie">
            <text:p text:style-name="Standard">79</text:p>
          </table:table-cell>
          <table:table-cell office:value-type="string" table:style-name="CodeA">
            <text:p text:style-name="Standard">A2-19</text:p>
          </table:table-cell>
          <table:table-cell office:value-type="string" table:style-name="General">
            <text:p text:style-name="Standard">MUSTAFOV</text:p>
          </table:table-cell>
          <table:table-cell office:value-type="float" table:formula="oooc:=IF([.$D$4]&gt;0;MIN([.$D$4];ROUNDDOWN([.E79]/[.F79]*[.$D$4]/0.5)*0.5);ROUNDDOWN([.E79]/0.5)*0.5)" table:style-name="NoteF"/>
          <table:table-cell office:value-type="float" table:formula="oooc:=SUM([.H79];[.J79:.M79];[.O79];[.Q79];[.S79:.U79])" table:style-name="NoteQ"/>
          <table:table-cell office:value="15" office:value-type="float" table:style-name="NoteQ">
            <text:p text:style-name="Standard">15</text:p>
          </table:table-cell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="0.333333333333333" office:value-type="float" table:style-name="NoteQ">
            <text:p text:style-name="Standard">0.333333333333333</text:p>
          </table:table-cell>
          <table:table-cell office:value="0" office:value-type="float" table:style-name="NoteQ">
            <text:p text:style-name="Standard">0</text:p>
          </table:table-cell>
          <table:table-cell office:value="0" office:value-type="float" table:style-name="NoteQ">
            <text:p text:style-name="Standard">0</text:p>
          </table:table-cell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="1.2" office:value-type="float" table:style-name="NoteQ">
            <text:p text:style-name="Standard">1.2</text:p>
          </table:table-cell>
          <table:table-cell office:value="0.4" office:value-type="float" table:style-name="NoteQ">
            <text:p text:style-name="Standard">0.4</text:p>
          </table:table-cell>
          <table:table-cell office:value="0" office:value-type="float" table:style-name="NoteQ">
            <text:p text:style-name="Standard">0</text:p>
          </table:table-cell>
        </table:table-row>
        <table:table-row table:style-name="ro1">
          <table:table-cell office:value-type="string" table:style-name="NumCopie">
            <text:p text:style-name="Standard">3</text:p>
          </table:table-cell>
          <table:table-cell office:value-type="string" table:style-name="CodeA">
            <text:p text:style-name="Standard">C1-08</text:p>
          </table:table-cell>
          <table:table-cell office:value-type="string" table:style-name="General">
            <text:p text:style-name="Standard">NEBOUT</text:p>
          </table:table-cell>
          <table:table-cell office:value-type="float" table:formula="oooc:=IF([.$D$4]&gt;0;MIN([.$D$4];ROUNDDOWN([.E80]/[.F80]*[.$D$4]/0.5)*0.5);ROUNDDOWN([.E80]/0.5)*0.5)" table:style-name="NoteF"/>
          <table:table-cell office:value-type="float" table:formula="oooc:=SUM([.I80:.N80];[.P80];[.S80:.U80])" table:style-name="NoteQ"/>
          <table:table-cell office:value="15" office:value-type="float" table:style-name="NoteQ">
            <text:p text:style-name="Standard">15</text:p>
          </table:table-cell>
          <table:table-cell office:value-type="float" table:style-name="NoteX"/>
          <table:table-cell office:value-type="float" table:style-name="NoteX"/>
          <table:table-cell office:value="0" office:value-type="float" table:style-name="NoteE">
            <text:p text:style-name="Standard">0</text:p>
          </table:table-cell>
          <table:table-cell office:value="0.333333333333333" office:value-type="float" table:style-name="NoteQ">
            <text:p text:style-name="Standard">0.333333333333333</text:p>
          </table:table-cell>
          <table:table-cell office:value="0" office:value-type="float" table:style-name="NoteQ">
            <text:p text:style-name="Standard">0</text:p>
          </table:table-cell>
          <table:table-cell office:value="0" office:value-type="float" table:style-name="NoteQ">
            <text:p text:style-name="Standard">0</text:p>
          </table:table-cell>
          <table:table-cell office:value="0" office:value-type="float" table:style-name="NoteQ">
            <text:p text:style-name="Standard">0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-type="float" table:style-name="NoteX"/>
          <table:table-cell office:value="0.4" office:value-type="float" table:style-name="NoteQ">
            <text:p text:style-name="Standard">0.4</text:p>
          </table:table-cell>
          <table:table-cell office:value="2" office:value-type="float" table:style-name="NoteQ">
            <text:p text:style-name="Standard">2</text:p>
          </table:table-cell>
          <table:table-cell office:value="0" office:value-type="float" table:style-name="NoteQ">
            <text:p text:style-name="Standard">0</text:p>
          </table:table-cell>
        </table:table-row>
        <table:table-row table:style-name="ro1">
          <table:table-cell office:value-type="string" table:style-name="NumCopie">
            <text:p text:style-name="Standard">54</text:p>
          </table:table-cell>
          <table:table-cell office:value-type="string" table:style-name="CodeA">
            <text:p text:style-name="Standard">B2-21</text:p>
          </table:table-cell>
          <table:table-cell office:value-type="string" table:style-name="General">
            <text:p text:style-name="Standard">PALLAVISINI</text:p>
          </table:table-cell>
          <table:table-cell office:value-type="float" table:formula="oooc:=IF([.$D$4]&gt;0;MIN([.$D$4];ROUNDDOWN([.E81]/[.F81]*[.$D$4]/0.5)*0.5);ROUNDDOWN([.E81]/0.5)*0.5)" table:style-name="NoteF"/>
          <table:table-cell office:value-type="float" table:formula="oooc:=SUM([.I81:.M81];[.O81:.P81];[.S81:.U81])" table:style-name="NoteQ"/>
          <table:table-cell office:value="15" office:value-type="float" table:style-name="NoteQ">
            <text:p text:style-name="Standard">15</text:p>
          </table:table-cell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="0" office:value-type="float" table:style-name="NoteQ">
            <text:p text:style-name="Standard">0</text:p>
          </table:table-cell>
          <table:table-cell office:value="0.333333333333333" office:value-type="float" table:style-name="NoteQ">
            <text:p text:style-name="Standard">0.333333333333333</text:p>
          </table:table-cell>
          <table:table-cell office:value="1.6" office:value-type="float" table:style-name="NoteQ">
            <text:p text:style-name="Standard">1.6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="1.6" office:value-type="float" table:style-name="NoteQ">
            <text:p text:style-name="Standard">1.6</text:p>
          </table:table-cell>
          <table:table-cell office:value-type="float" table:style-name="NoteX"/>
          <table:table-cell office:value-type="float" table:style-name="NoteX"/>
          <table:table-cell office:value="2" office:value-type="float" table:style-name="NoteQ">
            <text:p text:style-name="Standard">2</text:p>
          </table:table-cell>
          <table:table-cell office:value="1.6" office:value-type="float" table:style-name="NoteQ">
            <text:p text:style-name="Standard">1.6</text:p>
          </table:table-cell>
          <table:table-cell office:value="2" office:value-type="float" table:style-name="NoteQ">
            <text:p text:style-name="Standard">2</text:p>
          </table:table-cell>
        </table:table-row>
        <table:table-row table:style-name="ro1">
          <table:table-cell office:value-type="string" table:style-name="NumCopie">
            <text:p text:style-name="Standard">78</text:p>
          </table:table-cell>
          <table:table-cell office:value-type="string" table:style-name="CodeA">
            <text:p text:style-name="Standard">B2-22</text:p>
          </table:table-cell>
          <table:table-cell office:value-type="string" table:style-name="General">
            <text:p text:style-name="Standard">PERRIN</text:p>
          </table:table-cell>
          <table:table-cell office:value-type="float" table:formula="oooc:=IF([.$D$4]&gt;0;MIN([.$D$4];ROUNDDOWN([.E82]/[.F82]*[.$D$4]/0.5)*0.5);ROUNDDOWN([.E82]/0.5)*0.5)" table:style-name="NoteF"/>
          <table:table-cell office:value-type="float" table:formula="oooc:=SUM([.H82];[.J82:.N82];[.R82:.U82])" table:style-name="NoteQ"/>
          <table:table-cell office:value="15" office:value-type="float" table:style-name="NoteQ">
            <text:p text:style-name="Standard">15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0.333333333333333" office:value-type="float" table:style-name="NoteQ">
            <text:p text:style-name="Standard">0.333333333333333</text:p>
          </table:table-cell>
          <table:table-cell office:value="0" office:value-type="float" table:style-name="NoteQ">
            <text:p text:style-name="Standard">0</text:p>
          </table:table-cell>
          <table:table-cell office:value="0" office:value-type="float" table:style-name="NoteQ">
            <text:p text:style-name="Standard">0</text:p>
          </table:table-cell>
          <table:table-cell office:value="2" office:value-type="float" table:style-name="NoteQ">
            <text:p text:style-name="Standard">2</text:p>
          </table:table-cell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1.2" office:value-type="float" table:style-name="NoteQ">
            <text:p text:style-name="Standard">1.2</text:p>
          </table:table-cell>
          <table:table-cell office:value="1.2" office:value-type="float" table:style-name="NoteQ">
            <text:p text:style-name="Standard">1.2</text:p>
          </table:table-cell>
          <table:table-cell office:value="1.6" office:value-type="float" table:style-name="NoteQ">
            <text:p text:style-name="Standard">1.6</text:p>
          </table:table-cell>
          <table:table-cell office:value="2" office:value-type="float" table:style-name="NoteQ">
            <text:p text:style-name="Standard">2</text:p>
          </table:table-cell>
        </table:table-row>
        <table:table-row table:style-name="ro1">
          <table:table-cell office:value-type="string" table:style-name="NumCopie">
            <text:p text:style-name="Standard">72</text:p>
          </table:table-cell>
          <table:table-cell office:value-type="string" table:style-name="CodeA">
            <text:p text:style-name="Standard">B2-23</text:p>
          </table:table-cell>
          <table:table-cell office:value-type="string" table:style-name="General">
            <text:p text:style-name="Standard">PILI</text:p>
          </table:table-cell>
          <table:table-cell office:value-type="float" table:formula="oooc:=IF([.$D$4]&gt;0;MIN([.$D$4];ROUNDDOWN([.E83]/[.F83]*[.$D$4]/0.5)*0.5);ROUNDDOWN([.E83]/0.5)*0.5)" table:style-name="NoteF"/>
          <table:table-cell office:value-type="float" table:formula="oooc:=SUM([.I83:.N83];[.Q83];[.S83:.U83])" table:style-name="NoteQ"/>
          <table:table-cell office:value="15" office:value-type="float" table:style-name="NoteQ">
            <text:p text:style-name="Standard">15</text:p>
          </table:table-cell>
          <table:table-cell office:value-type="float" table:style-name="NoteX"/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="0.333333333333333" office:value-type="float" table:style-name="NoteQ">
            <text:p text:style-name="Standard">0.333333333333333</text:p>
          </table:table-cell>
          <table:table-cell office:value="0" office:value-type="float" table:style-name="NoteQ">
            <text:p text:style-name="Standard">0</text:p>
          </table:table-cell>
          <table:table-cell office:value="0.333333333333333" office:value-type="float" table:style-name="NoteQ">
            <text:p text:style-name="Standard">0.333333333333333</text:p>
          </table:table-cell>
          <table:table-cell office:value="2" office:value-type="float" table:style-name="NoteQ">
            <text:p text:style-name="Standard">2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="2" office:value-type="float" table:style-name="NoteQ">
            <text:p text:style-name="Standard">2</text:p>
          </table:table-cell>
          <table:table-cell office:value-type="float" table:style-name="NoteX"/>
          <table:table-cell office:value="1.2" office:value-type="float" table:style-name="NoteQ">
            <text:p text:style-name="Standard">1.2</text:p>
          </table:table-cell>
          <table:table-cell office:value="2" office:value-type="float" table:style-name="NoteQ">
            <text:p text:style-name="Standard">2</text:p>
          </table:table-cell>
          <table:table-cell office:value="2" office:value-type="float" table:style-name="NoteQ">
            <text:p text:style-name="Standard">2</text:p>
          </table:table-cell>
        </table:table-row>
        <table:table-row table:style-name="ro1">
          <table:table-cell office:value-type="string" table:style-name="NumCopie">
            <text:p text:style-name="Standard">105</text:p>
          </table:table-cell>
          <table:table-cell office:value-type="string" table:style-name="CodeA">
            <text:p text:style-name="Standard">D2-23</text:p>
          </table:table-cell>
          <table:table-cell office:value-type="string" table:style-name="General">
            <text:p text:style-name="Standard">POTELLE</text:p>
          </table:table-cell>
          <table:table-cell office:value-type="float" table:formula="oooc:=IF([.$D$4]&gt;0;MIN([.$D$4];ROUNDDOWN([.E84]/[.F84]*[.$D$4]/0.5)*0.5);ROUNDDOWN([.E84]/0.5)*0.5)" table:style-name="NoteF"/>
          <table:table-cell office:value-type="float" table:formula="oooc:=SUM([.I84:.N84];[.P84];[.S84:.U84])" table:style-name="NoteQ"/>
          <table:table-cell office:value="15" office:value-type="float" table:style-name="NoteQ">
            <text:p text:style-name="Standard">15</text:p>
          </table:table-cell>
          <table:table-cell office:value-type="float" table:style-name="NoteX"/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="2" office:value-type="float" table:style-name="NoteQ">
            <text:p text:style-name="Standard">2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2" office:value-type="float" table:style-name="NoteQ">
            <text:p text:style-name="Standard">2</text:p>
          </table:table-cell>
          <table:table-cell office:value-type="float" table:style-name="NoteX"/>
          <table:table-cell office:value-type="float" table:style-name="NoteX"/>
          <table:table-cell office:value="2" office:value-type="float" table:style-name="NoteQ">
            <text:p text:style-name="Standard">2</text:p>
          </table:table-cell>
          <table:table-cell office:value="2" office:value-type="float" table:style-name="NoteQ">
            <text:p text:style-name="Standard">2</text:p>
          </table:table-cell>
          <table:table-cell office:value="2" office:value-type="float" table:style-name="NoteQ">
            <text:p text:style-name="Standard">2</text:p>
          </table:table-cell>
        </table:table-row>
        <table:table-row table:style-name="ro1">
          <table:table-cell office:value-type="string" table:style-name="NumCopie">
            <text:p text:style-name="Standard">101</text:p>
          </table:table-cell>
          <table:table-cell office:value-type="string" table:style-name="CodeA">
            <text:p text:style-name="Standard">D1-12</text:p>
          </table:table-cell>
          <table:table-cell office:value-type="string" table:style-name="General">
            <text:p text:style-name="Standard">PRADILLES</text:p>
          </table:table-cell>
          <table:table-cell office:value-type="float" table:formula="oooc:=IF([.$D$4]&gt;0;MIN([.$D$4];ROUNDDOWN([.E85]/[.F85]*[.$D$4]/0.5)*0.5);ROUNDDOWN([.E85]/0.5)*0.5)" table:style-name="NoteF"/>
          <table:table-cell office:value-type="float" table:formula="oooc:=SUM([.I85:.N85];[.R85:.U85])" table:style-name="NoteQ"/>
          <table:table-cell office:value="15" office:value-type="float" table:style-name="NoteQ">
            <text:p text:style-name="Standard">15</text:p>
          </table:table-cell>
          <table:table-cell office:value-type="float" table:style-name="NoteX"/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="0.333333333333333" office:value-type="float" table:style-name="NoteQ">
            <text:p text:style-name="Standard">0.333333333333333</text:p>
          </table:table-cell>
          <table:table-cell office:value="0" office:value-type="float" table:style-name="NoteQ">
            <text:p text:style-name="Standard">0</text:p>
          </table:table-cell>
          <table:table-cell office:value="0" office:value-type="float" table:style-name="NoteQ">
            <text:p text:style-name="Standard">0</text:p>
          </table:table-cell>
          <table:table-cell office:value="0" office:value-type="float" table:style-name="NoteQ">
            <text:p text:style-name="Standard">0</text:p>
          </table:table-cell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="0" office:value-type="float" table:style-name="NoteQ">
            <text:p text:style-name="Standard">0</text:p>
          </table:table-cell>
          <table:table-cell office:value="0.4" office:value-type="float" table:style-name="NoteQ">
            <text:p text:style-name="Standard">0.4</text:p>
          </table:table-cell>
          <table:table-cell office:value="0" office:value-type="float" table:style-name="NoteQ">
            <text:p text:style-name="Standard">0</text:p>
          </table:table-cell>
        </table:table-row>
        <table:table-row table:style-name="ro1">
          <table:table-cell office:value-type="string" table:style-name="NumCopie">
            <text:p text:style-name="Standard">71</text:p>
          </table:table-cell>
          <table:table-cell office:value-type="string" table:style-name="CodeA">
            <text:p text:style-name="Standard">A2-20</text:p>
          </table:table-cell>
          <table:table-cell office:value-type="string" table:style-name="General">
            <text:p text:style-name="Standard">RAFFELE</text:p>
          </table:table-cell>
          <table:table-cell office:value-type="float" table:formula="oooc:=IF([.$D$4]&gt;0;MIN([.$D$4];ROUNDDOWN([.E86]/[.F86]*[.$D$4]/0.5)*0.5);ROUNDDOWN([.E86]/0.5)*0.5)" table:style-name="NoteF"/>
          <table:table-cell office:value-type="float" table:formula="oooc:=SUM([.G86];[.J86:.M86];[.O86];[.R86:.U86])" table:style-name="NoteQ"/>
          <table:table-cell office:value="15" office:value-type="float" table:style-name="NoteQ">
            <text:p text:style-name="Standard">15</text:p>
          </table:table-cell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-type="float" table:style-name="NoteX"/>
          <table:table-cell office:value="0.333333333333333" office:value-type="float" table:style-name="NoteQ">
            <text:p text:style-name="Standard">0.333333333333333</text:p>
          </table:table-cell>
          <table:table-cell office:value="0" office:value-type="float" table:style-name="NoteQ">
            <text:p text:style-name="Standard">0</text:p>
          </table:table-cell>
          <table:table-cell office:value="0" office:value-type="float" table:style-name="NoteQ">
            <text:p text:style-name="Standard">0</text:p>
          </table:table-cell>
          <table:table-cell office:value="1.6" office:value-type="float" table:style-name="NoteQ">
            <text:p text:style-name="Standard">1.6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="0.4" office:value-type="float" table:style-name="NoteQ">
            <text:p text:style-name="Standard">0.4</text:p>
          </table:table-cell>
          <table:table-cell office:value="2" office:value-type="float" table:style-name="NoteQ">
            <text:p text:style-name="Standard">2</text:p>
          </table:table-cell>
          <table:table-cell office:value="0" office:value-type="float" table:style-name="NoteQ">
            <text:p text:style-name="Standard">0</text:p>
          </table:table-cell>
          <table:table-cell office:value="2" office:value-type="float" table:style-name="NoteQ">
            <text:p text:style-name="Standard">2</text:p>
          </table:table-cell>
        </table:table-row>
        <table:table-row table:style-name="ro1">
          <table:table-cell office:value-type="string" table:style-name="NumCopie">
            <text:p text:style-name="Standard">83</text:p>
          </table:table-cell>
          <table:table-cell office:value-type="string" table:style-name="CodeA">
            <text:p text:style-name="Standard">C2-22</text:p>
          </table:table-cell>
          <table:table-cell office:value-type="string" table:style-name="General">
            <text:p text:style-name="Standard">ROUQUETTE</text:p>
          </table:table-cell>
          <table:table-cell office:value-type="float" table:formula="oooc:=IF([.$D$4]&gt;0;MIN([.$D$4];ROUNDDOWN([.E87]/[.F87]*[.$D$4]/0.5)*0.5);ROUNDDOWN([.E87]/0.5)*0.5)" table:style-name="NoteF"/>
          <table:table-cell office:value-type="float" table:formula="oooc:=SUM([.I87:.M87];[.O87];[.Q87];[.S87:.U87])" table:style-name="NoteQ"/>
          <table:table-cell office:value="15" office:value-type="float" table:style-name="NoteQ">
            <text:p text:style-name="Standard">15</text:p>
          </table:table-cell>
          <table:table-cell office:value-type="float" table:style-name="NoteX"/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="0.333333333333333" office:value-type="float" table:style-name="NoteQ">
            <text:p text:style-name="Standard">0.333333333333333</text:p>
          </table:table-cell>
          <table:table-cell office:value="0" office:value-type="float" table:style-name="NoteQ">
            <text:p text:style-name="Standard">0</text:p>
          </table:table-cell>
          <table:table-cell office:value="0" office:value-type="float" table:style-name="NoteQ">
            <text:p text:style-name="Standard">0</text:p>
          </table:table-cell>
          <table:table-cell office:value="0.4" office:value-type="float" table:style-name="NoteQ">
            <text:p text:style-name="Standard">0.4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1.6" office:value-type="float" table:style-name="NoteQ">
            <text:p text:style-name="Standard">1.6</text:p>
          </table:table-cell>
          <table:table-cell office:value-type="float" table:style-name="NoteX"/>
          <table:table-cell office:value="1.6" office:value-type="float" table:style-name="NoteQ">
            <text:p text:style-name="Standard">1.6</text:p>
          </table:table-cell>
          <table:table-cell office:value="2" office:value-type="float" table:style-name="NoteQ">
            <text:p text:style-name="Standard">2</text:p>
          </table:table-cell>
          <table:table-cell office:value="2" office:value-type="float" table:style-name="NoteQ">
            <text:p text:style-name="Standard">2</text:p>
          </table:table-cell>
        </table:table-row>
        <table:table-row table:style-name="ro1">
          <table:table-cell office:value-type="string" table:style-name="NumCopie">
            <text:p text:style-name="Standard">43</text:p>
          </table:table-cell>
          <table:table-cell office:value-type="string" table:style-name="CodeA">
            <text:p text:style-name="Standard">C1-09</text:p>
          </table:table-cell>
          <table:table-cell office:value-type="string" table:style-name="General">
            <text:p text:style-name="Standard">SABER</text:p>
          </table:table-cell>
          <table:table-cell office:value-type="float" table:formula="oooc:=IF([.$D$4]&gt;0;MIN([.$D$4];ROUNDDOWN([.E88]/[.F88]*[.$D$4]/0.5)*0.5);ROUNDDOWN([.E88]/0.5)*0.5)" table:style-name="NoteF"/>
          <table:table-cell office:value-type="float" table:formula="oooc:=SUM([.I88:.M88];[.O88];[.Q88];[.S88:.U88])" table:style-name="NoteQ"/>
          <table:table-cell office:value="15" office:value-type="float" table:style-name="NoteQ">
            <text:p text:style-name="Standard">15</text:p>
          </table:table-cell>
          <table:table-cell office:value-type="float" table:style-name="NoteX"/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="0.333333333333333" office:value-type="float" table:style-name="NoteQ">
            <text:p text:style-name="Standard">0.333333333333333</text:p>
          </table:table-cell>
          <table:table-cell office:value="0" office:value-type="float" table:style-name="NoteQ">
            <text:p text:style-name="Standard">0</text:p>
          </table:table-cell>
          <table:table-cell office:value="0.166666666666667" office:value-type="float" table:style-name="NoteQ">
            <text:p text:style-name="Standard">0.166666666666667</text:p>
          </table:table-cell>
          <table:table-cell office:value="1.2" office:value-type="float" table:style-name="NoteQ">
            <text:p text:style-name="Standard">1.2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1.2" office:value-type="float" table:style-name="NoteQ">
            <text:p text:style-name="Standard">1.2</text:p>
          </table:table-cell>
          <table:table-cell office:value-type="float" table:style-name="NoteX"/>
          <table:table-cell office:value="1.6" office:value-type="float" table:style-name="NoteQ">
            <text:p text:style-name="Standard">1.6</text:p>
          </table:table-cell>
          <table:table-cell office:value="2" office:value-type="float" table:style-name="NoteQ">
            <text:p text:style-name="Standard">2</text:p>
          </table:table-cell>
          <table:table-cell office:value="2" office:value-type="float" table:style-name="NoteQ">
            <text:p text:style-name="Standard">2</text:p>
          </table:table-cell>
        </table:table-row>
        <table:table-row table:style-name="ro1">
          <table:table-cell office:value-type="string" table:style-name="NumCopie">
            <text:p text:style-name="Standard">9</text:p>
          </table:table-cell>
          <table:table-cell office:value-type="string" table:style-name="CodeA">
            <text:p text:style-name="Standard">C1-10</text:p>
          </table:table-cell>
          <table:table-cell office:value-type="string" table:style-name="General">
            <text:p text:style-name="Standard">SAHIMI</text:p>
          </table:table-cell>
          <table:table-cell office:value-type="float" table:formula="oooc:=IF([.$D$4]&gt;0;MIN([.$D$4];ROUNDDOWN([.E89]/[.F89]*[.$D$4]/0.5)*0.5);ROUNDDOWN([.E89]/0.5)*0.5)" table:style-name="NoteF"/>
          <table:table-cell office:value-type="float" table:formula="oooc:=SUM([.I89:.M89];[.O89:.P89];[.S89:.U89])" table:style-name="NoteQ"/>
          <table:table-cell office:value="15" office:value-type="float" table:style-name="NoteQ">
            <text:p text:style-name="Standard">15</text:p>
          </table:table-cell>
          <table:table-cell office:value-type="float" table:style-name="NoteX"/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="0.666666666666667" office:value-type="float" table:style-name="NoteQ">
            <text:p text:style-name="Standard">0.666666666666667</text:p>
          </table:table-cell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="1.6" office:value-type="float" table:style-name="NoteQ">
            <text:p text:style-name="Standard">1.6</text:p>
          </table:table-cell>
          <table:table-cell office:value-type="float" table:style-name="NoteX"/>
          <table:table-cell office:value-type="float" table:style-name="NoteX"/>
          <table:table-cell office:value="1.2" office:value-type="float" table:style-name="NoteQ">
            <text:p text:style-name="Standard">1.2</text:p>
          </table:table-cell>
          <table:table-cell office:value="1.6" office:value-type="float" table:style-name="NoteQ">
            <text:p text:style-name="Standard">1.6</text:p>
          </table:table-cell>
          <table:table-cell office:value="0" office:value-type="float" table:style-name="NoteQ">
            <text:p text:style-name="Standard">0</text:p>
          </table:table-cell>
        </table:table-row>
        <table:table-row table:style-name="ro1">
          <table:table-cell office:value-type="string" table:style-name="NumCopie">
            <text:p text:style-name="Standard">109</text:p>
          </table:table-cell>
          <table:table-cell office:value-type="string" table:style-name="CodeA">
            <text:p text:style-name="Standard">C1-11</text:p>
          </table:table-cell>
          <table:table-cell office:value-type="string" table:style-name="General">
            <text:p text:style-name="Standard">SANCHEZ</text:p>
          </table:table-cell>
          <table:table-cell office:value-type="float" table:formula="oooc:=IF([.$D$4]&gt;0;MIN([.$D$4];ROUNDDOWN([.E90]/[.F90]*[.$D$4]/0.5)*0.5);ROUNDDOWN([.E90]/0.5)*0.5)" table:style-name="NoteF"/>
          <table:table-cell office:value-type="float" table:formula="oooc:=SUM([.G90];[.J90:.M90];[.O90];[.Q90];[.S90:.U90])" table:style-name="NoteQ"/>
          <table:table-cell office:value="15" office:value-type="float" table:style-name="NoteQ">
            <text:p text:style-name="Standard">15</text:p>
          </table:table-cell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="0" office:value-type="float" table:style-name="NoteQ">
            <text:p text:style-name="Standard">0</text:p>
          </table:table-cell>
          <table:table-cell office:value="0" office:value-type="float" table:style-name="NoteQ">
            <text:p text:style-name="Standard">0</text:p>
          </table:table-cell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1.2" office:value-type="float" table:style-name="NoteQ">
            <text:p text:style-name="Standard">1.2</text:p>
          </table:table-cell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="0.4" office:value-type="float" table:style-name="NoteQ">
            <text:p text:style-name="Standard">0.4</text:p>
          </table:table-cell>
          <table:table-cell office:value="0" office:value-type="float" table:style-name="NoteQ">
            <text:p text:style-name="Standard">0</text:p>
          </table:table-cell>
        </table:table-row>
        <table:table-row table:style-name="ro1">
          <table:table-cell office:value-type="string" table:style-name="NumCopie">
            <text:p text:style-name="Standard">86</text:p>
          </table:table-cell>
          <table:table-cell office:value-type="string" table:style-name="CodeA">
            <text:p text:style-name="Standard">C2-23</text:p>
          </table:table-cell>
          <table:table-cell office:value-type="string" table:style-name="General">
            <text:p text:style-name="Standard">SAULET-MOÉS</text:p>
          </table:table-cell>
          <table:table-cell office:value-type="float" table:formula="oooc:=IF([.$D$4]&gt;0;MIN([.$D$4];ROUNDDOWN([.E91]/[.F91]*[.$D$4]/0.5)*0.5);ROUNDDOWN([.E91]/0.5)*0.5)" table:style-name="NoteF"/>
          <table:table-cell office:value-type="float" table:formula="oooc:=SUM([.H91];[.J91:.M91];[.O91];[.R91:.U91])" table:style-name="NoteQ"/>
          <table:table-cell office:value="15" office:value-type="float" table:style-name="NoteQ">
            <text:p text:style-name="Standard">15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0.166666666666667" office:value-type="float" table:style-name="NoteQ">
            <text:p text:style-name="Standard">0.166666666666667</text:p>
          </table:table-cell>
          <table:table-cell office:value="0" office:value-type="float" table:style-name="NoteQ">
            <text:p text:style-name="Standard">0</text:p>
          </table:table-cell>
          <table:table-cell office:value="0.166666666666667" office:value-type="float" table:style-name="NoteQ">
            <text:p text:style-name="Standard">0.166666666666667</text:p>
          </table:table-cell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="1.2" office:value-type="float" table:style-name="NoteQ">
            <text:p text:style-name="Standard">1.2</text:p>
          </table:table-cell>
          <table:table-cell office:value="1.6" office:value-type="float" table:style-name="NoteQ">
            <text:p text:style-name="Standard">1.6</text:p>
          </table:table-cell>
          <table:table-cell office:value="0.8" office:value-type="float" table:style-name="NoteQ">
            <text:p text:style-name="Standard">0.8</text:p>
          </table:table-cell>
          <table:table-cell office:value="1.2" office:value-type="float" table:style-name="NoteQ">
            <text:p text:style-name="Standard">1.2</text:p>
          </table:table-cell>
        </table:table-row>
        <table:table-row table:style-name="ro1">
          <table:table-cell office:value-type="string" table:style-name="NumCopie">
            <text:p text:style-name="Standard">17</text:p>
          </table:table-cell>
          <table:table-cell office:value-type="string" table:style-name="CodeA">
            <text:p text:style-name="Standard">A2-21</text:p>
          </table:table-cell>
          <table:table-cell office:value-type="string" table:style-name="General">
            <text:p text:style-name="Standard">SOCIE</text:p>
          </table:table-cell>
          <table:table-cell office:value-type="float" table:formula="oooc:=IF([.$D$4]&gt;0;MIN([.$D$4];ROUNDDOWN([.E92]/[.F92]*[.$D$4]/0.5)*0.5);ROUNDDOWN([.E92]/0.5)*0.5)" table:style-name="NoteF"/>
          <table:table-cell office:value-type="float" table:formula="oooc:=SUM([.G92];[.J92:.N92];[.R92:.U92])" table:style-name="NoteQ"/>
          <table:table-cell office:value="15" office:value-type="float" table:style-name="NoteQ">
            <text:p text:style-name="Standard">15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="0.333333333333333" office:value-type="float" table:style-name="NoteQ">
            <text:p text:style-name="Standard">0.333333333333333</text:p>
          </table:table-cell>
          <table:table-cell office:value="0" office:value-type="float" table:style-name="NoteQ">
            <text:p text:style-name="Standard">0</text:p>
          </table:table-cell>
          <table:table-cell office:value="0" office:value-type="float" table:style-name="NoteQ">
            <text:p text:style-name="Standard">0</text:p>
          </table:table-cell>
          <table:table-cell office:value="0.8" office:value-type="float" table:style-name="NoteQ">
            <text:p text:style-name="Standard">0.8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0.4" office:value-type="float" table:style-name="NoteQ">
            <text:p text:style-name="Standard">0.4</text:p>
          </table:table-cell>
          <table:table-cell office:value="1.6" office:value-type="float" table:style-name="NoteQ">
            <text:p text:style-name="Standard">1.6</text:p>
          </table:table-cell>
          <table:table-cell office:value="1.6" office:value-type="float" table:style-name="NoteQ">
            <text:p text:style-name="Standard">1.6</text:p>
          </table:table-cell>
          <table:table-cell office:value="0" office:value-type="float" table:style-name="NoteQ">
            <text:p text:style-name="Standard">0</text:p>
          </table:table-cell>
        </table:table-row>
        <table:table-row table:style-name="ro1">
          <table:table-cell office:value-type="string" table:style-name="NumCopie">
            <text:p text:style-name="Standard">42</text:p>
          </table:table-cell>
          <table:table-cell office:value-type="string" table:style-name="CodeA">
            <text:p text:style-name="Standard">B1-10</text:p>
          </table:table-cell>
          <table:table-cell office:value-type="string" table:style-name="General">
            <text:p text:style-name="Standard">STALTER</text:p>
          </table:table-cell>
          <table:table-cell office:value-type="float" table:formula="oooc:=IF([.$D$4]&gt;0;MIN([.$D$4];ROUNDDOWN([.E93]/[.F93]*[.$D$4]/0.5)*0.5);ROUNDDOWN([.E93]/0.5)*0.5)" table:style-name="NoteF"/>
          <table:table-cell office:value-type="float" table:formula="oooc:=SUM([.H93];[.J93:.N93];[.R93:.U93])" table:style-name="NoteQ"/>
          <table:table-cell office:value="15" office:value-type="float" table:style-name="NoteQ">
            <text:p text:style-name="Standard">15</text:p>
          </table:table-cell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="0.333333333333333" office:value-type="float" table:style-name="NoteQ">
            <text:p text:style-name="Standard">0.333333333333333</text:p>
          </table:table-cell>
          <table:table-cell office:value="0" office:value-type="float" table:style-name="NoteQ">
            <text:p text:style-name="Standard">0</text:p>
          </table:table-cell>
          <table:table-cell office:value="0" office:value-type="float" table:style-name="NoteQ">
            <text:p text:style-name="Standard">0</text:p>
          </table:table-cell>
          <table:table-cell office:value="0" office:value-type="float" table:style-name="NoteQ">
            <text:p text:style-name="Standard">0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1.2" office:value-type="float" table:style-name="NoteQ">
            <text:p text:style-name="Standard">1.2</text:p>
          </table:table-cell>
          <table:table-cell office:value="0.8" office:value-type="float" table:style-name="NoteQ">
            <text:p text:style-name="Standard">0.8</text:p>
          </table:table-cell>
          <table:table-cell office:value="1.2" office:value-type="float" table:style-name="NoteQ">
            <text:p text:style-name="Standard">1.2</text:p>
          </table:table-cell>
          <table:table-cell office:value="0" office:value-type="float" table:style-name="NoteQ">
            <text:p text:style-name="Standard">0</text:p>
          </table:table-cell>
        </table:table-row>
        <table:table-row table:style-name="ro1">
          <table:table-cell office:value-type="string" table:style-name="NumCopie">
            <text:p text:style-name="Standard">77</text:p>
          </table:table-cell>
          <table:table-cell office:value-type="string" table:style-name="CodeA">
            <text:p text:style-name="Standard">B1-11</text:p>
          </table:table-cell>
          <table:table-cell office:value-type="string" table:style-name="General">
            <text:p text:style-name="Standard">STOECKEL</text:p>
          </table:table-cell>
          <table:table-cell office:value-type="float" table:formula="oooc:=IF([.$D$4]&gt;0;MIN([.$D$4];ROUNDDOWN([.E94]/[.F94]*[.$D$4]/0.5)*0.5);ROUNDDOWN([.E94]/0.5)*0.5)" table:style-name="NoteF"/>
          <table:table-cell office:value-type="float" table:formula="oooc:=SUM([.G94];[.J94:.M94];[.O94:.P94];[.S94:.U94])" table:style-name="NoteQ"/>
          <table:table-cell office:value="15" office:value-type="float" table:style-name="NoteQ">
            <text:p text:style-name="Standard">15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="0.8" office:value-type="float" table:style-name="NoteQ">
            <text:p text:style-name="Standard">0.8</text:p>
          </table:table-cell>
          <table:table-cell office:value-type="float" table:style-name="NoteX"/>
          <table:table-cell office:value-type="float" table:style-name="NoteX"/>
          <table:table-cell office:value="2" office:value-type="float" table:style-name="NoteQ">
            <text:p text:style-name="Standard">2</text:p>
          </table:table-cell>
          <table:table-cell office:value="1.6" office:value-type="float" table:style-name="NoteQ">
            <text:p text:style-name="Standard">1.6</text:p>
          </table:table-cell>
          <table:table-cell office:value="1.6" office:value-type="float" table:style-name="NoteQ">
            <text:p text:style-name="Standard">1.6</text:p>
          </table:table-cell>
        </table:table-row>
        <table:table-row table:style-name="ro1">
          <table:table-cell office:value-type="string" table:style-name="NumCopie">
            <text:p text:style-name="Standard">44</text:p>
          </table:table-cell>
          <table:table-cell office:value-type="string" table:style-name="CodeA">
            <text:p text:style-name="Standard">D2-24</text:p>
          </table:table-cell>
          <table:table-cell office:value-type="string" table:style-name="General">
            <text:p text:style-name="Standard">TANGUY</text:p>
          </table:table-cell>
          <table:table-cell office:value-type="float" table:formula="oooc:=IF([.$D$4]&gt;0;MIN([.$D$4];ROUNDDOWN([.E95]/[.F95]*[.$D$4]/0.5)*0.5);ROUNDDOWN([.E95]/0.5)*0.5)" table:style-name="NoteF"/>
          <table:table-cell office:value-type="float" table:formula="oooc:=SUM([.H95];[.J95:.N95];[.R95:.U95])" table:style-name="NoteQ"/>
          <table:table-cell office:value="15" office:value-type="float" table:style-name="NoteQ">
            <text:p text:style-name="Standard">15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0.333333333333333" office:value-type="float" table:style-name="NoteQ">
            <text:p text:style-name="Standard">0.333333333333333</text:p>
          </table:table-cell>
          <table:table-cell office:value="0.2" office:value-type="float" table:style-name="NoteQ">
            <text:p text:style-name="Standard">0.2</text:p>
          </table:table-cell>
          <table:table-cell office:value="0.166666666666667" office:value-type="float" table:style-name="NoteQ">
            <text:p text:style-name="Standard">0.166666666666667</text:p>
          </table:table-cell>
          <table:table-cell office:value="1.2" office:value-type="float" table:style-name="NoteQ">
            <text:p text:style-name="Standard">1.2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0.8" office:value-type="float" table:style-name="NoteQ">
            <text:p text:style-name="Standard">0.8</text:p>
          </table:table-cell>
          <table:table-cell office:value="2" office:value-type="float" table:style-name="NoteQ">
            <text:p text:style-name="Standard">2</text:p>
          </table:table-cell>
          <table:table-cell office:value="2" office:value-type="float" table:style-name="NoteQ">
            <text:p text:style-name="Standard">2</text:p>
          </table:table-cell>
          <table:table-cell office:value="2" office:value-type="float" table:style-name="NoteQ">
            <text:p text:style-name="Standard">2</text:p>
          </table:table-cell>
        </table:table-row>
        <table:table-row table:style-name="ro1">
          <table:table-cell office:value-type="string" table:style-name="NumCopie">
            <text:p text:style-name="Standard">89</text:p>
          </table:table-cell>
          <table:table-cell office:value-type="string" table:style-name="CodeA">
            <text:p text:style-name="Standard">D2-25</text:p>
          </table:table-cell>
          <table:table-cell office:value-type="string" table:style-name="General">
            <text:p text:style-name="Standard">TOCHON</text:p>
          </table:table-cell>
          <table:table-cell office:value-type="float" table:formula="oooc:=IF([.$D$4]&gt;0;MIN([.$D$4];ROUNDDOWN([.E96]/[.F96]*[.$D$4]/0.5)*0.5);ROUNDDOWN([.E96]/0.5)*0.5)" table:style-name="NoteF"/>
          <table:table-cell office:value-type="float" table:formula="oooc:=SUM([.G96];[.J96:.N96];[.R96:.U96])" table:style-name="NoteQ"/>
          <table:table-cell office:value="15" office:value-type="float" table:style-name="NoteQ">
            <text:p text:style-name="Standard">15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="0.5" office:value-type="float" table:style-name="NoteQ">
            <text:p text:style-name="Standard">0.5</text:p>
          </table:table-cell>
          <table:table-cell office:value="2" office:value-type="float" table:style-name="NoteQ">
            <text:p text:style-name="Standard">2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-type="float" table:style-name="NoteX"/>
          <table:table-cell office:value="2" office:value-type="float" table:style-name="NoteQ">
            <text:p text:style-name="Standard">2</text:p>
          </table:table-cell>
          <table:table-cell office:value="2" office:value-type="float" table:style-name="NoteQ">
            <text:p text:style-name="Standard">2</text:p>
          </table:table-cell>
          <table:table-cell office:value="2" office:value-type="float" table:style-name="NoteQ">
            <text:p text:style-name="Standard">2</text:p>
          </table:table-cell>
          <table:table-cell office:value="0" office:value-type="float" table:style-name="NoteQ">
            <text:p text:style-name="Standard">0</text:p>
          </table:table-cell>
        </table:table-row>
        <table:table-row table:style-name="ro1">
          <table:table-cell office:value-type="string" table:style-name="NumCopie">
            <text:p text:style-name="Standard">21</text:p>
          </table:table-cell>
          <table:table-cell office:value-type="string" table:style-name="CodeA">
            <text:p text:style-name="Standard">A1-10</text:p>
          </table:table-cell>
          <table:table-cell office:value-type="string" table:style-name="General">
            <text:p text:style-name="Standard">TOPAJEW</text:p>
          </table:table-cell>
          <table:table-cell office:value-type="float" table:formula="oooc:=IF([.$D$4]&gt;0;MIN([.$D$4];ROUNDDOWN([.E97]/[.F97]*[.$D$4]/0.5)*0.5);ROUNDDOWN([.E97]/0.5)*0.5)" table:style-name="NoteF"/>
          <table:table-cell office:value-type="float" table:formula="oooc:=SUM([.H97];[.J97:.M97];[.O97];[.R97:.U97])" table:style-name="NoteQ"/>
          <table:table-cell office:value="15" office:value-type="float" table:style-name="NoteQ">
            <text:p text:style-name="Standard">15</text:p>
          </table:table-cell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-type="float" table:style-name="NoteX"/>
          <table:table-cell office:value="0.333333333333333" office:value-type="float" table:style-name="NoteQ">
            <text:p text:style-name="Standard">0.333333333333333</text:p>
          </table:table-cell>
          <table:table-cell office:value="0" office:value-type="float" table:style-name="NoteQ">
            <text:p text:style-name="Standard">0</text:p>
          </table:table-cell>
          <table:table-cell office:value="0" office:value-type="float" table:style-name="NoteQ">
            <text:p text:style-name="Standard">0</text:p>
          </table:table-cell>
          <table:table-cell office:value="0.4" office:value-type="float" table:style-name="NoteQ">
            <text:p text:style-name="Standard">0.4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="1.6" office:value-type="float" table:style-name="NoteQ">
            <text:p text:style-name="Standard">1.6</text:p>
          </table:table-cell>
          <table:table-cell office:value="1.2" office:value-type="float" table:style-name="NoteQ">
            <text:p text:style-name="Standard">1.2</text:p>
          </table:table-cell>
          <table:table-cell office:value="1.6" office:value-type="float" table:style-name="NoteQ">
            <text:p text:style-name="Standard">1.6</text:p>
          </table:table-cell>
          <table:table-cell office:value="1.2" office:value-type="float" table:style-name="NoteQ">
            <text:p text:style-name="Standard">1.2</text:p>
          </table:table-cell>
        </table:table-row>
        <table:table-row table:style-name="ro1">
          <table:table-cell office:value-type="string" table:style-name="NumCopie">
            <text:p text:style-name="Standard">100</text:p>
          </table:table-cell>
          <table:table-cell office:value-type="string" table:style-name="CodeA">
            <text:p text:style-name="Standard">D1-13</text:p>
          </table:table-cell>
          <table:table-cell office:value-type="string" table:style-name="General">
            <text:p text:style-name="Standard">TOURE</text:p>
          </table:table-cell>
          <table:table-cell office:value-type="float" table:formula="oooc:=IF([.$D$4]&gt;0;MIN([.$D$4];ROUNDDOWN([.E98]/[.F98]*[.$D$4]/0.5)*0.5);ROUNDDOWN([.E98]/0.5)*0.5)" table:style-name="NoteF"/>
          <table:table-cell office:value-type="float" table:formula="oooc:=SUM([.G98];[.J98:.N98];[.Q98];[.S98:.U98])" table:style-name="NoteQ"/>
          <table:table-cell office:value="15" office:value-type="float" table:style-name="NoteQ">
            <text:p text:style-name="Standard">15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="1" office:value-type="float" table:style-name="NoteQ">
            <text:p text:style-name="Standard">1</text:p>
          </table:table-cell>
          <table:table-cell office:value="0.5" office:value-type="float" table:style-name="NoteQ">
            <text:p text:style-name="Standard">0.5</text:p>
          </table:table-cell>
          <table:table-cell office:value="1.6" office:value-type="float" table:style-name="NoteQ">
            <text:p text:style-name="Standard">1.6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="1.2" office:value-type="float" table:style-name="NoteQ">
            <text:p text:style-name="Standard">1.2</text:p>
          </table:table-cell>
          <table:table-cell office:value-type="float" table:style-name="NoteX"/>
          <table:table-cell office:value="2" office:value-type="float" table:style-name="NoteQ">
            <text:p text:style-name="Standard">2</text:p>
          </table:table-cell>
          <table:table-cell office:value="2" office:value-type="float" table:style-name="NoteQ">
            <text:p text:style-name="Standard">2</text:p>
          </table:table-cell>
          <table:table-cell office:value="0" office:value-type="float" table:style-name="NoteQ">
            <text:p text:style-name="Standard">0</text:p>
          </table:table-cell>
        </table:table-row>
        <table:table-row table:style-name="ro1">
          <table:table-cell office:value-type="string" table:style-name="NumCopie">
            <text:p text:style-name="Standard">69</text:p>
          </table:table-cell>
          <table:table-cell office:value-type="string" table:style-name="CodeA">
            <text:p text:style-name="Standard">B2-24</text:p>
          </table:table-cell>
          <table:table-cell office:value-type="string" table:style-name="General">
            <text:p text:style-name="Standard">TRIKI</text:p>
          </table:table-cell>
          <table:table-cell office:value-type="float" table:formula="oooc:=IF([.$D$4]&gt;0;MIN([.$D$4];ROUNDDOWN([.E99]/[.F99]*[.$D$4]/0.5)*0.5);ROUNDDOWN([.E99]/0.5)*0.5)" table:style-name="NoteF"/>
          <table:table-cell office:value-type="float" table:formula="oooc:=SUM([.H99];[.J99:.N99];[.P99];[.S99:.U99])" table:style-name="NoteQ"/>
          <table:table-cell office:value="15" office:value-type="float" table:style-name="NoteQ">
            <text:p text:style-name="Standard">15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0.333333333333333" office:value-type="float" table:style-name="NoteQ">
            <text:p text:style-name="Standard">0.333333333333333</text:p>
          </table:table-cell>
          <table:table-cell office:value="0" office:value-type="float" table:style-name="NoteQ">
            <text:p text:style-name="Standard">0</text:p>
          </table:table-cell>
          <table:table-cell office:value="0" office:value-type="float" table:style-name="NoteQ">
            <text:p text:style-name="Standard">0</text:p>
          </table:table-cell>
          <table:table-cell office:value="1.6" office:value-type="float" table:style-name="NoteQ">
            <text:p text:style-name="Standard">1.6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0.8" office:value-type="float" table:style-name="NoteQ">
            <text:p text:style-name="Standard">0.8</text:p>
          </table:table-cell>
          <table:table-cell office:value-type="float" table:style-name="NoteX"/>
          <table:table-cell office:value-type="float" table:style-name="NoteX"/>
          <table:table-cell office:value="2" office:value-type="float" table:style-name="NoteQ">
            <text:p text:style-name="Standard">2</text:p>
          </table:table-cell>
          <table:table-cell office:value="2" office:value-type="float" table:style-name="NoteQ">
            <text:p text:style-name="Standard">2</text:p>
          </table:table-cell>
          <table:table-cell office:value="2" office:value-type="float" table:style-name="NoteQ">
            <text:p text:style-name="Standard">2</text:p>
          </table:table-cell>
        </table:table-row>
        <table:table-row table:style-name="ro1">
          <table:table-cell office:value-type="string" table:style-name="NumCopie">
            <text:p text:style-name="Standard">60</text:p>
          </table:table-cell>
          <table:table-cell office:value-type="string" table:style-name="CodeA">
            <text:p text:style-name="Standard">B2-25</text:p>
          </table:table-cell>
          <table:table-cell office:value-type="string" table:style-name="General">
            <text:p text:style-name="Standard">VELIC</text:p>
          </table:table-cell>
          <table:table-cell office:value-type="float" table:formula="oooc:=IF([.$D$4]&gt;0;MIN([.$D$4];ROUNDDOWN([.E100]/[.F100]*[.$D$4]/0.5)*0.5);ROUNDDOWN([.E100]/0.5)*0.5)" table:style-name="NoteF"/>
          <table:table-cell office:value-type="float" table:formula="oooc:=SUM([.I100:.M100];[.O100];[.Q100];[.S100:.U100])" table:style-name="NoteQ"/>
          <table:table-cell office:value="15" office:value-type="float" table:style-name="NoteQ">
            <text:p text:style-name="Standard">15</text:p>
          </table:table-cell>
          <table:table-cell office:value-type="float" table:style-name="NoteX"/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="1" office:value-type="float" table:style-name="NoteQ">
            <text:p text:style-name="Standard">1</text:p>
          </table:table-cell>
          <table:table-cell office:value="0.6" office:value-type="float" table:style-name="NoteQ">
            <text:p text:style-name="Standard">0.6</text:p>
          </table:table-cell>
          <table:table-cell office:value="1" office:value-type="float" table:style-name="NoteQ">
            <text:p text:style-name="Standard">1</text:p>
          </table:table-cell>
          <table:table-cell office:value="0.8" office:value-type="float" table:style-name="NoteQ">
            <text:p text:style-name="Standard">0.8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="1.6" office:value-type="float" table:style-name="NoteQ">
            <text:p text:style-name="Standard">1.6</text:p>
          </table:table-cell>
          <table:table-cell office:value-type="float" table:style-name="NoteX"/>
          <table:table-cell office:value="1.2" office:value-type="float" table:style-name="NoteQ">
            <text:p text:style-name="Standard">1.2</text:p>
          </table:table-cell>
          <table:table-cell office:value="1.6" office:value-type="float" table:style-name="NoteQ">
            <text:p text:style-name="Standard">1.6</text:p>
          </table:table-cell>
          <table:table-cell office:value="1.6" office:value-type="float" table:style-name="NoteQ">
            <text:p text:style-name="Standard">1.6</text:p>
          </table:table-cell>
        </table:table-row>
        <table:table-row table:style-name="ro1">
          <table:table-cell office:value-type="string" table:style-name="NumCopie">
            <text:p text:style-name="Standard">66</text:p>
          </table:table-cell>
          <table:table-cell office:value-type="string" table:style-name="CodeA">
            <text:p text:style-name="Standard">B1-12</text:p>
          </table:table-cell>
          <table:table-cell office:value-type="string" table:style-name="General">
            <text:p text:style-name="Standard">VERDENET</text:p>
          </table:table-cell>
          <table:table-cell office:value-type="float" table:formula="oooc:=IF([.$D$4]&gt;0;MIN([.$D$4];ROUNDDOWN([.E101]/[.F101]*[.$D$4]/0.5)*0.5);ROUNDDOWN([.E101]/0.5)*0.5)" table:style-name="NoteF"/>
          <table:table-cell office:value-type="float" table:formula="oooc:=SUM([.I101:.M101];[.O101];[.R101:.U101])" table:style-name="NoteQ"/>
          <table:table-cell office:value="15" office:value-type="float" table:style-name="NoteQ">
            <text:p text:style-name="Standard">15</text:p>
          </table:table-cell>
          <table:table-cell office:value-type="float" table:style-name="NoteX"/>
          <table:table-cell office:value-type="float" table:style-name="NoteX"/>
          <table:table-cell office:value="0" office:value-type="float" table:style-name="NoteQ">
            <text:p text:style-name="Standard">0</text:p>
          </table:table-cell>
          <table:table-cell office:value="0.333333333333333" office:value-type="float" table:style-name="NoteQ">
            <text:p text:style-name="Standard">0.333333333333333</text:p>
          </table:table-cell>
          <table:table-cell office:value="0" office:value-type="float" table:style-name="NoteQ">
            <text:p text:style-name="Standard">0</text:p>
          </table:table-cell>
          <table:table-cell office:value="0.166666666666667" office:value-type="float" table:style-name="NoteQ">
            <text:p text:style-name="Standard">0.166666666666667</text:p>
          </table:table-cell>
          <table:table-cell office:value="0.8" office:value-type="float" table:style-name="NoteQ">
            <text:p text:style-name="Standard">0.8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="1.6" office:value-type="float" table:style-name="NoteQ">
            <text:p text:style-name="Standard">1.6</text:p>
          </table:table-cell>
          <table:table-cell office:value="2" office:value-type="float" table:style-name="NoteQ">
            <text:p text:style-name="Standard">2</text:p>
          </table:table-cell>
          <table:table-cell office:value="2" office:value-type="float" table:style-name="NoteQ">
            <text:p text:style-name="Standard">2</text:p>
          </table:table-cell>
          <table:table-cell office:value="2" office:value-type="float" table:style-name="NoteQ">
            <text:p text:style-name="Standard">2</text:p>
          </table:table-cell>
        </table:table-row>
        <table:table-row table:style-name="ro1">
          <table:table-cell office:value-type="string" table:style-name="NumCopie">
            <text:p text:style-name="Standard">41</text:p>
          </table:table-cell>
          <table:table-cell office:value-type="string" table:style-name="CodeA">
            <text:p text:style-name="Standard">A1-11</text:p>
          </table:table-cell>
          <table:table-cell office:value-type="string" table:style-name="General">
            <text:p text:style-name="Standard">VEYDARIER</text:p>
          </table:table-cell>
          <table:table-cell office:value-type="float" table:formula="oooc:=IF([.$D$4]&gt;0;MIN([.$D$4];ROUNDDOWN([.E102]/[.F102]*[.$D$4]/0.5)*0.5);ROUNDDOWN([.E102]/0.5)*0.5)" table:style-name="NoteF"/>
          <table:table-cell office:value-type="float" table:formula="oooc:=SUM([.G102];[.J102:.M102];[.O102:.P102];[.S102:.U102])" table:style-name="NoteQ"/>
          <table:table-cell office:value="15" office:value-type="float" table:style-name="NoteQ">
            <text:p text:style-name="Standard">15</text:p>
          </table:table-cell>
          <table:table-cell office:value="1" office:value-type="float" table:style-name="NoteQ">
            <text:p text:style-name="Standard">1</text:p>
          </table:table-cell>
          <table:table-cell office:value-type="float" table:style-name="NoteX"/>
          <table:table-cell office:value-type="float" table:style-name="NoteX"/>
          <table:table-cell office:value="0.333333333333333" office:value-type="float" table:style-name="NoteQ">
            <text:p text:style-name="Standard">0.333333333333333</text:p>
          </table:table-cell>
          <table:table-cell office:value="0" office:value-type="float" table:style-name="NoteQ">
            <text:p text:style-name="Standard">0</text:p>
          </table:table-cell>
          <table:table-cell office:value="0.166666666666667" office:value-type="float" table:style-name="NoteQ">
            <text:p text:style-name="Standard">0.166666666666667</text:p>
          </table:table-cell>
          <table:table-cell office:value="1.2" office:value-type="float" table:style-name="NoteQ">
            <text:p text:style-name="Standard">1.2</text:p>
          </table:table-cell>
          <table:table-cell office:value-type="float" table:style-name="NoteX"/>
          <table:table-cell office:value="1" office:value-type="float" table:style-name="NoteQ">
            <text:p text:style-name="Standard">1</text:p>
          </table:table-cell>
          <table:table-cell office:value="1.6" office:value-type="float" table:style-name="NoteQ">
            <text:p text:style-name="Standard">1.6</text:p>
          </table:table-cell>
          <table:table-cell office:value-type="float" table:style-name="NoteX"/>
          <table:table-cell office:value-type="float" table:style-name="NoteX"/>
          <table:table-cell office:value="1.2" office:value-type="float" table:style-name="NoteQ">
            <text:p text:style-name="Standard">1.2</text:p>
          </table:table-cell>
          <table:table-cell office:value="1.6" office:value-type="float" table:style-name="NoteQ">
            <text:p text:style-name="Standard">1.6</text:p>
          </table:table-cell>
          <table:table-cell office:value="2" office:value-type="float" table:style-name="NoteQ">
            <text:p text:style-name="Standard">2</text:p>
          </table:table-cell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Legend" table:style-name="Legend">
        <table:table-column/>
        <table:table-column table:style-name="col.X.legend"/>
        <table:table-row>
          <table:table-cell office:value-type="string" table:number-columns-spanned="2" table:number-rows-spanned="1" table:style-name="Titre">
            <text:p text:style-name="Standard">Legend</text:p>
          </table:table-cell>
          <table:covered-table-cell office:value-type="string"/>
        </table:table-row>
        <table:table-row>
          <table:table-cell office:value-type="string"/>
          <table:table-cell office:value-type="string"/>
        </table:table-row>
        <table:table-row>
          <table:table-cell office:value-type="string" table:style-name="NoteX"/>
          <table:table-cell office:value-type="string">
            <text:p text:style-name="Standard">Non applicable</text:p>
          </table:table-cell>
        </table:table-row>
        <table:table-row>
          <table:table-cell office:value-type="string" table:style-name="NoteV"/>
          <table:table-cell office:value-type="string">
            <text:p text:style-name="Standard">No answer</text:p>
          </table:table-cell>
        </table:table-row>
        <table:table-row>
          <table:table-cell office:value-type="string" table:style-name="NoteC"/>
          <table:table-cell office:value-type="string">
            <text:p text:style-name="Standard">Cancelled</text:p>
          </table:table-cell>
        </table:table-row>
        <table:table-row>
          <table:table-cell office:value-type="string" table:style-name="NoteE"/>
          <table:table-cell office:value-type="string">
            <text:p text:style-name="Standard">Invalid answer</text:p>
          </table:table-cell>
        </table:table-row>
        <table:table-row>
          <table:table-cell office:value-type="string" table:style-name="CodeV"/>
          <table:table-cell office:value-type="string">
            <text:p text:style-name="Standard">Indicative</text:p>
          </table:table-cell>
        </table:table-row>
        <table:table-row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dfa="http://docs.oasis-open.org/opendocument/meta/rdfa#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1">
  <office:font-face-decls>
    <style:font-face style:font-family-generic="swiss" style:font-pitch="variable" style:name="Arial" svg:font-family="Arial"/>
    <style:font-face style:font-family-generic="system" style:font-pitch="variable" style:name="DejaVu Sans" svg:font-family="'DejaVu Sans'"/>
    <style:font-face style:font-family-generic="system" style:font-pitch="variable" style:name="Tahoma" svg:font-family="Tahoma"/>
  </office:font-face-decls>
  <office:styles>
    <style:default-style style:family="table-cell">
      <style:table-cell-properties style:decimal-places="2"/>
      <style:paragraph-properties style:tab-stop-distance="1.25cm"/>
      <style:text-properties fo:country="FR" fo:language="fr" style:country-asian="none" style:country-complex="none" style:font-name="Arial" style:font-name-asian="DejaVu Sans" style:font-name-complex="Tahoma" style:language-asian="zxx" style:language-complex="zxx"/>
    </style:default-style>
    <number:number-style style:name="N0">
      <number:number number:min-integer-digits="1"/>
    </number:number-style>
    <number:currency-style style:name="N108P0" style:volatile="true">
      <number:number number:decimal-places="2" number:grouping="true" number:min-integer-digits="1"/>
      <number:text> </number:text>
      <number:currency-symbol number:country="FR" number:language="fr">€</number:currency-symbol>
    </number:currency-style>
    <number:currency-style style:name="N108">
      <style:text-properties fo:color="#ff0000"/>
      <number:text>-</number:text>
      <number:number number:decimal-places="2" number:grouping="true" number:min-integer-digits="1"/>
      <number:text> </number:text>
      <number:currency-symbol number:country="FR" number:language="fr">€</number:currency-symbol>
      <style:map style:apply-style-name="N108P0" style:condition="value()&gt;=0"/>
    </number:currency-style>
    <number:currency-style style:name="N106P0" style:volatile="true">
      <number:number number:decimal-places="2" number:grouping="true" number:min-integer-digits="1"/>
      <number:text> </number:text>
      <number:currency-symbol number:country="FR" number:language="fr">€</number:currency-symbol>
    </number:currency-style>
    <number:currency-style style:name="N106">
      <style:text-properties fo:color="#ff0000"/>
      <number:text>-</number:text>
      <number:number number:decimal-places="2" number:grouping="true" number:min-integer-digits="1"/>
      <number:text> </number:text>
      <number:currency-symbol number:country="FR" number:language="fr">€</number:currency-symbol>
      <style:map style:apply-style-name="N106P0" style:condition="value()&gt;=0"/>
    </number:currency-style>
    <style:style style:family="table-cell" style:name="Default"/>
    <style:style style:family="table-cell" style:name="Result" style:parent-style-name="Default">
      <style:text-properties fo:font-style="italic" fo:font-weight="bold" style:text-underline-color="font-color" style:text-underline-style="solid" style:text-underline-width="auto"/>
    </style:style>
    <style:style style:data-style-name="N108" style:family="table-cell" style:name="Result2" style:parent-style-name="Result"/>
    <style:style style:family="table-cell" style:name="Heading" style:parent-style-name="Default">
      <style:table-cell-properties style:repeat-content="false" style:text-align-source="fix"/>
      <style:paragraph-properties fo:text-align="center"/>
      <style:text-properties fo:font-size="16pt" fo:font-style="italic" fo:font-weight="bold"/>
    </style:style>
    <style:style style:family="table-cell" style:name="Heading1" style:parent-style-name="Heading">
      <style:table-cell-properties style:rotation-angle="90"/>
    </style:style>
    <number:number-style style:family="data-style" style:name="DeuxDecimales">
      <number:number number:decimal-places="2" number:decimal-replacement="" number:grouping="true" number:min-integer-digits="1"/>
    </number:number-style>
    <number:percentage-style style:name="Percentage">
      <number:number number:decimal-places="0" number:min-integer-digits="1"/>
      <number:text>%</number:text>
    </number:percentage-style>
    <number:number-style style:family="data-style" style:name="NombreVide">
      <number:number number:decimal-places="0" number:decimal-replacement="" number:grouping="true" number:min-integer-digits="0"/>
    </number:number-style>
    <number:number-style style:family="data-style" style:name="numNote">
      <number:number number:decimal-places="1" number:grouping="true" number:min-integer-digits="1"/>
    </number:number-style>
    <style:style style:family="table-cell" style:name="Tableau" style:parent-style-name="Default">
      <style:table-cell-properties fo:border="0.039cm solid #000000"/>
    </style:style>
    <style:style style:data-style-name="Percentage" style:family="table-cell" style:name="General" style:parent-style-name="Tableau">
      <style:paragraph-properties fo:margin-left="0.1cm" fo:text-align="start"/>
    </style:style>
    <style:style style:data-style-name="Percentage" style:family="table-cell" style:name="Qpc" style:parent-style-name="Tableau">
      <style:paragraph-properties fo:text-align="center"/>
    </style:style>
    <style:style style:family="table-cell" style:name="QpcGS" style:parent-style-name="Qpc">
      <style:table-cell-properties fo:background-color="#c4eeba"/>
    </style:style>
    <style:style style:family="table-cell" style:name="StatsQName" style:parent-style-name="Tableau">
      <style:paragraph-properties fo:text-align="center"/>
      <style:text-properties fo:font-size="14pt" fo:font-weight="bold"/>
    </style:style>
    <style:style style:family="table-cell" style:name="StatsQNameS" style:parent-style-name="StatsQName">
      <style:table-cell-properties fo:background-color="#c4ddff"/>
    </style:style>
    <style:style style:family="table-cell" style:name="StatsQNameM" style:parent-style-name="StatsQName">
      <style:table-cell-properties fo:background-color="#f5c4ff"/>
    </style:style>
    <style:style style:family="table-cell" style:name="StatsQNameI" style:parent-style-name="StatsQName">
      <style:table-cell-properties fo:background-color="#e6e6ff"/>
    </style:style>
    <style:style style:family="table-cell" style:name="statCol" style:parent-style-name="Tableau">
      <style:paragraph-properties fo:text-align="center"/>
      <style:text-properties fo:font-weight="bold"/>
    </style:style>
    <style:style style:family="table-cell" style:name="qidW" style:parent-style-name="General">
      <style:table-cell-properties fo:background-color="#ffc8a0"/>
    </style:style>
    <style:style style:family="table-cell" style:name="qidC" style:parent-style-name="General">
      <style:table-cell-properties fo:background-color="#c9ffd1"/>
    </style:style>
    <style:style style:family="table-cell" style:name="qidX" style:parent-style-name="General">
      <style:table-cell-properties fo:background-color="#e2e2e2"/>
    </style:style>
    <style:style style:family="table-cell" style:name="qidI" style:parent-style-name="General">
      <style:table-cell-properties fo:background-color="#ffbaba"/>
    </style:style>
    <style:style style:family="table-cell" style:name="qidE" style:parent-style-name="General">
      <style:table-cell-properties fo:background-color="#ffff99"/>
    </style:style>
    <style:style style:family="table-cell" style:name="NoteQbase" style:parent-style-name="Tableau">
      <style:paragraph-properties fo:text-align="center"/>
    </style:style>
    <style:style style:data-style-name="DeuxDecimales" style:family="table-cell" style:name="NoteQ" style:parent-style-name="NoteQbase"/>
    <style:style style:data-style-name="Percentage" style:family="table-cell" style:name="NoteQp" style:parent-style-name="NoteQbase"/>
    <style:style style:data-style-name="NombreVide" style:family="table-cell" style:name="NoteV" style:parent-style-name="NoteQ">
      <style:table-cell-properties fo:background-color="#ffff99"/>
    </style:style>
    <style:style style:data-style-name="NombreVide" style:family="table-cell" style:name="NoteC" style:parent-style-name="NoteQ">
      <style:table-cell-properties fo:background-color="#b1e3e9"/>
    </style:style>
    <style:style style:data-style-name="NombreVide" style:family="table-cell" style:name="NoteE" style:parent-style-name="NoteQ">
      <style:table-cell-properties fo:background-color="#ffbaba"/>
    </style:style>
    <style:style style:data-style-name="DeuxDecimales" style:family="table-cell" style:name="NoteGS" style:parent-style-name="NoteQbase">
      <style:table-cell-properties fo:background-color="#c4eeba"/>
    </style:style>
    <style:style style:data-style-name="Percentage" style:family="table-cell" style:name="NoteGSp" style:parent-style-name="NoteQbase">
      <style:table-cell-properties fo:background-color="#c4eeba"/>
    </style:style>
    <style:style style:family="table-cell" style:name="NoteGSx" style:parent-style-name="NoteGSp">
      <style:text-properties fo:font-size="6pt"/>
    </style:style>
    <style:style style:data-style-name="NombreVide" style:family="table-cell" style:name="NoteX" style:parent-style-name="Tableau">
      <style:paragraph-properties fo:text-align="center"/>
      <style:table-cell-properties fo:background-color="#b3b3b3"/>
    </style:style>
    <style:style style:family="table-cell" style:name="CodeV" style:parent-style-name="Tableau">
      <style:paragraph-properties fo:text-align="center"/>
      <style:table-cell-properties fo:background-color="#e6e6ff"/>
    </style:style>
    <style:style style:family="table-cell" style:name="CodeA" style:parent-style-name="Tableau">
      <style:paragraph-properties fo:text-align="center"/>
      <style:table-cell-properties fo:background-color="#ffddc4"/>
    </style:style>
    <style:style style:data-style-name="numNote" style:family="table-cell" style:name="NoteF" style:parent-style-name="Tableau">
      <style:paragraph-properties fo:text-align="right"/>
      <style:table-cell-properties fo:padding-right="0.2cm"/>
    </style:style>
    <style:style style:family="table-cell" style:name="Titre" style:parent-style-name="Default">
      <style:text-properties fo:font-size="16pt" fo:font-weight="bold"/>
    </style:style>
    <style:style style:family="table-cell" style:name="NumCopie" style:parent-style-name="Tableau">
      <style:paragraph-properties fo:text-align="center"/>
    </style:style>
    <style:style style:family="table-cell" style:name="Entete" style:parent-style-name="Default">
      <style:table-cell-properties fo:border="0.039cm solid #000000" fo:padding="1mm" style:horizontal-align="middle" style:vertical-align="bottom"/>
      <style:text-properties fo:font-weight="bold"/>
      <style:paragraph-properties fo:text-align="center"/>
    </style:style>
    <style:style style:family="table-cell" style:name="EnteteVertical" style:parent-style-name="Entete">
      <style:table-cell-properties style:rotation-angle="90"/>
    </style:style>
    <style:style style:family="table-cell" style:name="EnteteIndic" style:parent-style-name="EnteteVertical">
      <style:table-cell-properties fo:background-color="#e6e6ff"/>
    </style:style>
    <style:style style:family="table-cell" style:name="EnteteGS" style:parent-style-name="EnteteVertical">
      <style:table-cell-properties fo:background-color="#c4eeba"/>
    </style:style>
  </office:styles>
  <office:automatic-styles>
    <style:page-layout style:name="Mpm1">
      <style:page-layout-properties style:writing-mode="lr-tb"/>
      <style:header-style>
        <style:header-footer-properties fo:margin-bottom="0.25cm" fo:margin-left="0cm" fo:margin-right="0cm" fo:min-height="0.751cm"/>
      </style:header-style>
      <style:footer-style>
        <style:header-footer-properties fo:margin-left="0cm" fo:margin-right="0cm" fo:margin-top="0.25cm" fo:min-height="0.751cm"/>
      </style:footer-style>
    </style:page-layout>
    <style:page-layout style:name="Mpm2">
      <style:page-layout-properties style:writing-mode="lr-tb"/>
      <style:header-style>
        <style:header-footer-properties fo:background-color="#c0c0c0" fo:border="0.088cm solid #000000" fo:margin-bottom="0.25cm" fo:margin-left="0cm" fo:margin-right="0cm" fo:min-height="0.751cm" fo:padding="0.018cm">
          <style:background-image/>
        </style:header-footer-properties>
      </style:header-style>
      <style:footer-style>
        <style:header-footer-properties fo:background-color="#c0c0c0" fo:border="0.088cm solid #000000" fo:margin-left="0cm" fo:margin-right="0cm" fo:margin-top="0.25cm" fo:min-height="0.751cm" fo:padding="0.018cm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05">05/01/2010</text:date>, <text:time>19:09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 office:version="1.1">
  <office:meta>
    <meta:generator>OpenOffice.org/3.1$Unix OpenOffice.org_project/310m19$Build-9420</meta:generator>
    <dc:title/>
    <dc:subject/>
    <meta:initial-creator>ubuntu</meta:initial-creator>
    <meta:creation-date>2025-10-22T12:49:04</meta:creation-date>
    <dc:creator>ubuntu</dc:creator>
    <dc:date>2025-10-22T12:49:04</dc:date>
    <meta:editing-cycles>1</meta:editing-cycles>
    <meta:editing-duration>PT00H00M00S</meta:editing-duration>
    <meta:document-statistic meta:cell-count="0" meta:object-count="0" meta:table-count="1"/>
  </office:meta>
</office:document-meta>
</file>